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list-style-name="L28"/>
    <style:style style:name="P3" style:family="paragraph" style:parent-style-name="Preformatted_20_Text" style:list-style-name="L28">
      <style:paragraph-properties fo:margin-top="0cm" fo:margin-bottom="0.499cm" style:contextual-spacing="false"/>
    </style:style>
    <style:style style:name="P4" style:family="paragraph" style:parent-style-name="Preformatted_20_Text" style:list-style-name="L29"/>
    <style:style style:name="P5" style:family="paragraph" style:parent-style-name="Preformatted_20_Text" style:list-style-name="L29">
      <style:paragraph-properties fo:margin-top="0cm" fo:margin-bottom="0.499cm" style:contextual-spacing="false"/>
    </style:style>
    <style:style style:name="P6" style:family="paragraph" style:parent-style-name="Preformatted_20_Text" style:list-style-name="L30"/>
    <style:style style:name="P7" style:family="paragraph" style:parent-style-name="Preformatted_20_Text" style:list-style-name="L30">
      <style:paragraph-properties fo:margin-top="0cm" fo:margin-bottom="0.499cm" style:contextual-spacing="false"/>
    </style:style>
    <style:style style:name="P8" style:family="paragraph" style:parent-style-name="Preformatted_20_Text" style:list-style-name="L31"/>
    <style:style style:name="P9" style:family="paragraph" style:parent-style-name="Preformatted_20_Text" style:list-style-name="L31">
      <style:paragraph-properties fo:margin-top="0cm" fo:margin-bottom="0.499cm" style:contextual-spacing="false"/>
    </style:style>
    <style:style style:name="P10" style:family="paragraph" style:parent-style-name="Preformatted_20_Text" style:list-style-name="L32"/>
    <style:style style:name="P11" style:family="paragraph" style:parent-style-name="Preformatted_20_Text" style:list-style-name="L32">
      <style:paragraph-properties fo:margin-top="0cm" fo:margin-bottom="0.499cm" style:contextual-spacing="false"/>
    </style:style>
    <style:style style:name="P12" style:family="paragraph" style:parent-style-name="Preformatted_20_Text" style:list-style-name="L33"/>
    <style:style style:name="P13" style:family="paragraph" style:parent-style-name="Preformatted_20_Text" style:list-style-name="L33">
      <style:paragraph-properties fo:margin-top="0cm" fo:margin-bottom="0.499cm" style:contextual-spacing="false"/>
    </style:style>
    <style:style style:name="P14" style:family="paragraph" style:parent-style-name="Preformatted_20_Text" style:list-style-name="L34"/>
    <style:style style:name="P15" style:family="paragraph" style:parent-style-name="Preformatted_20_Text" style:list-style-name="L34">
      <style:paragraph-properties fo:margin-top="0cm" fo:margin-bottom="0.499cm" style:contextual-spacing="false"/>
    </style:style>
    <style:style style:name="P16" style:family="paragraph" style:parent-style-name="Preformatted_20_Text" style:list-style-name="L35"/>
    <style:style style:name="P17" style:family="paragraph" style:parent-style-name="Preformatted_20_Text" style:list-style-name="L35">
      <style:paragraph-properties fo:margin-top="0cm" fo:margin-bottom="0.499cm" style:contextual-spacing="false"/>
    </style:style>
    <style:style style:name="P18" style:family="paragraph" style:parent-style-name="Preformatted_20_Text" style:list-style-name="L36"/>
    <style:style style:name="P19" style:family="paragraph" style:parent-style-name="Preformatted_20_Text" style:list-style-name="L36">
      <style:paragraph-properties fo:margin-top="0cm" fo:margin-bottom="0.499cm" style:contextual-spacing="false"/>
    </style:style>
    <style:style style:name="P20" style:family="paragraph" style:parent-style-name="Preformatted_20_Text" style:list-style-name="L37"/>
    <style:style style:name="P21" style:family="paragraph" style:parent-style-name="Preformatted_20_Text" style:list-style-name="L37">
      <style:paragraph-properties fo:margin-top="0cm" fo:margin-bottom="0.499cm" style:contextual-spacing="false"/>
    </style:style>
    <style:style style:name="P22" style:family="paragraph" style:parent-style-name="Preformatted_20_Text" style:list-style-name="L38"/>
    <style:style style:name="P23" style:family="paragraph" style:parent-style-name="Preformatted_20_Text" style:list-style-name="L38">
      <style:paragraph-properties fo:margin-top="0cm" fo:margin-bottom="0.499cm" style:contextual-spacing="false"/>
    </style:style>
    <style:style style:name="P24" style:family="paragraph" style:parent-style-name="Preformatted_20_Text" style:list-style-name="L39"/>
    <style:style style:name="P25" style:family="paragraph" style:parent-style-name="Preformatted_20_Text" style:list-style-name="L39">
      <style:paragraph-properties fo:margin-top="0cm" fo:margin-bottom="0.499cm" style:contextual-spacing="false"/>
    </style:style>
    <style:style style:name="P26" style:family="paragraph" style:parent-style-name="Preformatted_20_Text" style:list-style-name="L40"/>
    <style:style style:name="P27" style:family="paragraph" style:parent-style-name="Preformatted_20_Text" style:list-style-name="L40">
      <style:paragraph-properties fo:margin-top="0cm" fo:margin-bottom="0.499cm" style:contextual-spacing="false"/>
    </style:style>
    <style:style style:name="P28" style:family="paragraph" style:parent-style-name="Preformatted_20_Text" style:list-style-name="L41"/>
    <style:style style:name="P29" style:family="paragraph" style:parent-style-name="Preformatted_20_Text" style:list-style-name="L41">
      <style:paragraph-properties fo:margin-top="0cm" fo:margin-bottom="0.499cm" style:contextual-spacing="false"/>
    </style:style>
    <style:style style:name="P30" style:family="paragraph" style:parent-style-name="Preformatted_20_Text" style:list-style-name="L46"/>
    <style:style style:name="P31" style:family="paragraph" style:parent-style-name="Preformatted_20_Text" style:list-style-name="L46">
      <style:paragraph-properties fo:margin-top="0cm" fo:margin-bottom="0.499cm" style:contextual-spacing="false"/>
    </style:style>
    <style:style style:name="P32" style:family="paragraph" style:parent-style-name="Preformatted_20_Text" style:list-style-name="L47"/>
    <style:style style:name="P33" style:family="paragraph" style:parent-style-name="Preformatted_20_Text" style:list-style-name="L47">
      <style:paragraph-properties fo:margin-top="0cm" fo:margin-bottom="0.499cm" style:contextual-spacing="false"/>
    </style:style>
    <style:style style:name="P34" style:family="paragraph" style:parent-style-name="Preformatted_20_Text" style:list-style-name="L48"/>
    <style:style style:name="P35" style:family="paragraph" style:parent-style-name="Preformatted_20_Text" style:list-style-name="L48">
      <style:paragraph-properties fo:margin-top="0cm" fo:margin-bottom="0.499cm" style:contextual-spacing="false"/>
    </style:style>
    <style:style style:name="P36" style:family="paragraph" style:parent-style-name="Preformatted_20_Text" style:list-style-name="L49"/>
    <style:style style:name="P37" style:family="paragraph" style:parent-style-name="Preformatted_20_Text" style:list-style-name="L49">
      <style:paragraph-properties fo:margin-top="0cm" fo:margin-bottom="0.499cm" style:contextual-spacing="false"/>
    </style:style>
    <style:style style:name="P38" style:family="paragraph" style:parent-style-name="Preformatted_20_Text" style:list-style-name="L50"/>
    <style:style style:name="P39" style:family="paragraph" style:parent-style-name="Preformatted_20_Text" style:list-style-name="L50">
      <style:paragraph-properties fo:margin-top="0cm" fo:margin-bottom="0.499cm" style:contextual-spacing="false"/>
    </style:style>
    <style:style style:name="P40" style:family="paragraph" style:parent-style-name="Preformatted_20_Text" style:list-style-name="L51"/>
    <style:style style:name="P41" style:family="paragraph" style:parent-style-name="Preformatted_20_Text" style:list-style-name="L51">
      <style:paragraph-properties fo:margin-top="0cm" fo:margin-bottom="0.499cm" style:contextual-spacing="false"/>
    </style:style>
    <style:style style:name="P42" style:family="paragraph" style:parent-style-name="Preformatted_20_Text" style:list-style-name="L52"/>
    <style:style style:name="P43" style:family="paragraph" style:parent-style-name="Preformatted_20_Text" style:list-style-name="L52">
      <style:paragraph-properties fo:margin-top="0cm" fo:margin-bottom="0.499cm" style:contextual-spacing="false"/>
    </style:style>
    <style:style style:name="P44" style:family="paragraph" style:parent-style-name="Preformatted_20_Text" style:list-style-name="L53"/>
    <style:style style:name="P45" style:family="paragraph" style:parent-style-name="Preformatted_20_Text" style:list-style-name="L53">
      <style:paragraph-properties fo:margin-top="0cm" fo:margin-bottom="0.499cm" style:contextual-spacing="false"/>
    </style:style>
    <style:style style:name="P46" style:family="paragraph" style:parent-style-name="Preformatted_20_Text" style:list-style-name="L54"/>
    <style:style style:name="P47" style:family="paragraph" style:parent-style-name="Preformatted_20_Text" style:list-style-name="L54">
      <style:paragraph-properties fo:margin-top="0cm" fo:margin-bottom="0.499cm" style:contextual-spacing="false"/>
    </style:style>
    <style:style style:name="P48" style:family="paragraph" style:parent-style-name="Preformatted_20_Text" style:list-style-name="L55"/>
    <style:style style:name="P49" style:family="paragraph" style:parent-style-name="Preformatted_20_Text" style:list-style-name="L55">
      <style:paragraph-properties fo:margin-top="0cm" fo:margin-bottom="0.499cm" style:contextual-spacing="false"/>
    </style:style>
    <style:style style:name="P50" style:family="paragraph" style:parent-style-name="Preformatted_20_Text" style:list-style-name="L56"/>
    <style:style style:name="P51" style:family="paragraph" style:parent-style-name="Preformatted_20_Text" style:list-style-name="L56">
      <style:paragraph-properties fo:margin-top="0cm" fo:margin-bottom="0.499cm" style:contextual-spacing="false"/>
    </style:style>
    <style:style style:name="P52" style:family="paragraph" style:parent-style-name="Preformatted_20_Text" style:list-style-name="L57"/>
    <style:style style:name="P53" style:family="paragraph" style:parent-style-name="Preformatted_20_Text" style:list-style-name="L57">
      <style:paragraph-properties fo:margin-top="0cm" fo:margin-bottom="0.499cm" style:contextual-spacing="false"/>
    </style:style>
    <style:style style:name="P54" style:family="paragraph" style:parent-style-name="Preformatted_20_Text" style:list-style-name="L58"/>
    <style:style style:name="P55" style:family="paragraph" style:parent-style-name="Preformatted_20_Text" style:list-style-name="L58">
      <style:paragraph-properties fo:margin-top="0cm" fo:margin-bottom="0.499cm" style:contextual-spacing="false"/>
    </style:style>
    <style:style style:name="P56" style:family="paragraph" style:parent-style-name="Preformatted_20_Text" style:list-style-name="L59"/>
    <style:style style:name="P57" style:family="paragraph" style:parent-style-name="Preformatted_20_Text" style:list-style-name="L59">
      <style:paragraph-properties fo:margin-top="0cm" fo:margin-bottom="0.499cm" style:contextual-spacing="false"/>
    </style:style>
    <style:style style:name="P58" style:family="paragraph" style:parent-style-name="Text_20_body" style:list-style-name="L1"/>
    <style:style style:name="P59" style:family="paragraph" style:parent-style-name="Text_20_body" style:list-style-name="L1">
      <style:paragraph-properties fo:margin-top="0cm" fo:margin-bottom="0cm" style:contextual-spacing="false"/>
    </style:style>
    <style:style style:name="P60" style:family="paragraph" style:parent-style-name="Text_20_body" style:list-style-name="L2"/>
    <style:style style:name="P61" style:family="paragraph" style:parent-style-name="Text_20_body" style:list-style-name="L2">
      <style:paragraph-properties fo:margin-top="0cm" fo:margin-bottom="0cm" style:contextual-spacing="false"/>
    </style:style>
    <style:style style:name="P62" style:family="paragraph" style:parent-style-name="Text_20_body" style:list-style-name="L3"/>
    <style:style style:name="P63" style:family="paragraph" style:parent-style-name="Text_20_body" style:list-style-name="L3">
      <style:paragraph-properties fo:margin-top="0cm" fo:margin-bottom="0cm" style:contextual-spacing="false"/>
    </style:style>
    <style:style style:name="P64" style:family="paragraph" style:parent-style-name="Text_20_body" style:list-style-name="L4"/>
    <style:style style:name="P65" style:family="paragraph" style:parent-style-name="Text_20_body" style:list-style-name="L4">
      <style:paragraph-properties fo:margin-top="0cm" fo:margin-bottom="0cm" style:contextual-spacing="false"/>
    </style:style>
    <style:style style:name="P66" style:family="paragraph" style:parent-style-name="Text_20_body" style:list-style-name="L5"/>
    <style:style style:name="P67" style:family="paragraph" style:parent-style-name="Text_20_body" style:list-style-name="L5">
      <style:paragraph-properties fo:margin-top="0cm" fo:margin-bottom="0cm" style:contextual-spacing="false"/>
    </style:style>
    <style:style style:name="P68" style:family="paragraph" style:parent-style-name="Text_20_body" style:list-style-name="L6"/>
    <style:style style:name="P69" style:family="paragraph" style:parent-style-name="Text_20_body" style:list-style-name="L6">
      <style:paragraph-properties fo:margin-top="0cm" fo:margin-bottom="0cm" style:contextual-spacing="false"/>
    </style:style>
    <style:style style:name="P70" style:family="paragraph" style:parent-style-name="Text_20_body" style:list-style-name="L7"/>
    <style:style style:name="P71" style:family="paragraph" style:parent-style-name="Text_20_body" style:list-style-name="L7">
      <style:paragraph-properties fo:margin-top="0cm" fo:margin-bottom="0cm" style:contextual-spacing="false"/>
    </style:style>
    <style:style style:name="P72" style:family="paragraph" style:parent-style-name="Text_20_body" style:list-style-name="L8"/>
    <style:style style:name="P73" style:family="paragraph" style:parent-style-name="Text_20_body" style:list-style-name="L8">
      <style:paragraph-properties fo:margin-top="0cm" fo:margin-bottom="0cm" style:contextual-spacing="false"/>
    </style:style>
    <style:style style:name="P74" style:family="paragraph" style:parent-style-name="Text_20_body" style:list-style-name="L9"/>
    <style:style style:name="P75" style:family="paragraph" style:parent-style-name="Text_20_body" style:list-style-name="L9">
      <style:paragraph-properties fo:margin-top="0cm" fo:margin-bottom="0cm" style:contextual-spacing="false"/>
    </style:style>
    <style:style style:name="P76" style:family="paragraph" style:parent-style-name="Text_20_body" style:list-style-name="L10"/>
    <style:style style:name="P77" style:family="paragraph" style:parent-style-name="Text_20_body" style:list-style-name="L10">
      <style:paragraph-properties fo:margin-top="0cm" fo:margin-bottom="0cm" style:contextual-spacing="false"/>
    </style:style>
    <style:style style:name="P78" style:family="paragraph" style:parent-style-name="Text_20_body" style:list-style-name="L11"/>
    <style:style style:name="P79" style:family="paragraph" style:parent-style-name="Text_20_body" style:list-style-name="L11">
      <style:paragraph-properties fo:margin-top="0cm" fo:margin-bottom="0cm" style:contextual-spacing="false"/>
    </style:style>
    <style:style style:name="P80" style:family="paragraph" style:parent-style-name="Text_20_body" style:list-style-name="L12"/>
    <style:style style:name="P81" style:family="paragraph" style:parent-style-name="Text_20_body" style:list-style-name="L12">
      <style:paragraph-properties fo:margin-top="0cm" fo:margin-bottom="0cm" style:contextual-spacing="false"/>
    </style:style>
    <style:style style:name="P82" style:family="paragraph" style:parent-style-name="Text_20_body" style:list-style-name="L13"/>
    <style:style style:name="P83" style:family="paragraph" style:parent-style-name="Text_20_body" style:list-style-name="L13">
      <style:paragraph-properties fo:margin-top="0cm" fo:margin-bottom="0cm" style:contextual-spacing="false"/>
    </style:style>
    <style:style style:name="P84" style:family="paragraph" style:parent-style-name="Text_20_body" style:list-style-name="L26"/>
    <style:style style:name="P85" style:family="paragraph" style:parent-style-name="Text_20_body" style:list-style-name="L26">
      <style:paragraph-properties fo:margin-top="0cm" fo:margin-bottom="0cm" style:contextual-spacing="false"/>
    </style:style>
    <style:style style:name="P86" style:family="paragraph" style:parent-style-name="Text_20_body" style:list-style-name="L27"/>
    <style:style style:name="P87" style:family="paragraph" style:parent-style-name="Text_20_body" style:list-style-name="L27">
      <style:paragraph-properties fo:margin-top="0cm" fo:margin-bottom="0cm" style:contextual-spacing="false"/>
    </style:style>
    <style:style style:name="P88" style:family="paragraph" style:parent-style-name="Text_20_body" style:list-style-name="L28">
      <style:paragraph-properties fo:margin-top="0cm" fo:margin-bottom="0cm" style:contextual-spacing="false"/>
    </style:style>
    <style:style style:name="P89" style:family="paragraph" style:parent-style-name="Text_20_body" style:list-style-name="L29">
      <style:paragraph-properties fo:margin-top="0cm" fo:margin-bottom="0cm" style:contextual-spacing="false"/>
    </style:style>
    <style:style style:name="P90" style:family="paragraph" style:parent-style-name="Text_20_body" style:list-style-name="L30">
      <style:paragraph-properties fo:margin-top="0cm" fo:margin-bottom="0cm" style:contextual-spacing="false"/>
    </style:style>
    <style:style style:name="P91" style:family="paragraph" style:parent-style-name="Text_20_body" style:list-style-name="L31">
      <style:paragraph-properties fo:margin-top="0cm" fo:margin-bottom="0cm" style:contextual-spacing="false"/>
    </style:style>
    <style:style style:name="P92" style:family="paragraph" style:parent-style-name="Text_20_body" style:list-style-name="L32">
      <style:paragraph-properties fo:margin-top="0cm" fo:margin-bottom="0cm" style:contextual-spacing="false"/>
    </style:style>
    <style:style style:name="P93" style:family="paragraph" style:parent-style-name="Text_20_body" style:list-style-name="L33">
      <style:paragraph-properties fo:margin-top="0cm" fo:margin-bottom="0cm" style:contextual-spacing="false"/>
    </style:style>
    <style:style style:name="P94" style:family="paragraph" style:parent-style-name="Text_20_body" style:list-style-name="L34">
      <style:paragraph-properties fo:margin-top="0cm" fo:margin-bottom="0cm" style:contextual-spacing="false"/>
    </style:style>
    <style:style style:name="P95" style:family="paragraph" style:parent-style-name="Text_20_body" style:list-style-name="L35">
      <style:paragraph-properties fo:margin-top="0cm" fo:margin-bottom="0cm" style:contextual-spacing="false"/>
    </style:style>
    <style:style style:name="P96" style:family="paragraph" style:parent-style-name="Text_20_body" style:list-style-name="L36">
      <style:paragraph-properties fo:margin-top="0cm" fo:margin-bottom="0cm" style:contextual-spacing="false"/>
    </style:style>
    <style:style style:name="P97" style:family="paragraph" style:parent-style-name="Text_20_body" style:list-style-name="L37">
      <style:paragraph-properties fo:margin-top="0cm" fo:margin-bottom="0cm" style:contextual-spacing="false"/>
    </style:style>
    <style:style style:name="P98" style:family="paragraph" style:parent-style-name="Text_20_body" style:list-style-name="L38">
      <style:paragraph-properties fo:margin-top="0cm" fo:margin-bottom="0cm" style:contextual-spacing="false"/>
    </style:style>
    <style:style style:name="P99" style:family="paragraph" style:parent-style-name="Text_20_body" style:list-style-name="L39"/>
    <style:style style:name="P100" style:family="paragraph" style:parent-style-name="Text_20_body" style:list-style-name="L39">
      <style:paragraph-properties fo:margin-top="0cm" fo:margin-bottom="0cm" style:contextual-spacing="false"/>
    </style:style>
    <style:style style:name="P101" style:family="paragraph" style:parent-style-name="Text_20_body" style:list-style-name="L40"/>
    <style:style style:name="P102" style:family="paragraph" style:parent-style-name="Text_20_body" style:list-style-name="L40">
      <style:paragraph-properties fo:margin-top="0cm" fo:margin-bottom="0cm" style:contextual-spacing="false"/>
    </style:style>
    <style:style style:name="P103" style:family="paragraph" style:parent-style-name="Text_20_body" style:list-style-name="L41"/>
    <style:style style:name="P104" style:family="paragraph" style:parent-style-name="Text_20_body" style:list-style-name="L41">
      <style:paragraph-properties fo:margin-top="0cm" fo:margin-bottom="0cm" style:contextual-spacing="false"/>
    </style:style>
    <style:style style:name="P105" style:family="paragraph" style:parent-style-name="Text_20_body" style:list-style-name="L42"/>
    <style:style style:name="P106" style:family="paragraph" style:parent-style-name="Text_20_body" style:list-style-name="L42">
      <style:paragraph-properties fo:margin-top="0cm" fo:margin-bottom="0cm" style:contextual-spacing="false"/>
    </style:style>
    <style:style style:name="P107" style:family="paragraph" style:parent-style-name="Text_20_body" style:list-style-name="L43"/>
    <style:style style:name="P108" style:family="paragraph" style:parent-style-name="Text_20_body" style:list-style-name="L43">
      <style:paragraph-properties fo:margin-top="0cm" fo:margin-bottom="0cm" style:contextual-spacing="false"/>
    </style:style>
    <style:style style:name="P109" style:family="paragraph" style:parent-style-name="Text_20_body" style:list-style-name="L44"/>
    <style:style style:name="P110" style:family="paragraph" style:parent-style-name="Text_20_body" style:list-style-name="L44">
      <style:paragraph-properties fo:margin-top="0cm" fo:margin-bottom="0cm" style:contextual-spacing="false"/>
    </style:style>
    <style:style style:name="P111" style:family="paragraph" style:parent-style-name="Text_20_body" style:list-style-name="L45"/>
    <style:style style:name="P112" style:family="paragraph" style:parent-style-name="Text_20_body" style:list-style-name="L45">
      <style:paragraph-properties fo:margin-top="0cm" fo:margin-bottom="0cm" style:contextual-spacing="false"/>
    </style:style>
    <style:style style:name="P113" style:family="paragraph" style:parent-style-name="Text_20_body" style:list-style-name="L46">
      <style:paragraph-properties fo:margin-top="0cm" fo:margin-bottom="0cm" style:contextual-spacing="false"/>
    </style:style>
    <style:style style:name="P114" style:family="paragraph" style:parent-style-name="Text_20_body" style:list-style-name="L47">
      <style:paragraph-properties fo:margin-top="0cm" fo:margin-bottom="0cm" style:contextual-spacing="false"/>
    </style:style>
    <style:style style:name="P115" style:family="paragraph" style:parent-style-name="Text_20_body" style:list-style-name="L48">
      <style:paragraph-properties fo:margin-top="0cm" fo:margin-bottom="0cm" style:contextual-spacing="false"/>
    </style:style>
    <style:style style:name="P116" style:family="paragraph" style:parent-style-name="Text_20_body" style:list-style-name="L49">
      <style:paragraph-properties fo:margin-top="0cm" fo:margin-bottom="0cm" style:contextual-spacing="false"/>
    </style:style>
    <style:style style:name="P117" style:family="paragraph" style:parent-style-name="Text_20_body" style:list-style-name="L50">
      <style:paragraph-properties fo:margin-top="0cm" fo:margin-bottom="0cm" style:contextual-spacing="false"/>
    </style:style>
    <style:style style:name="P118" style:family="paragraph" style:parent-style-name="Text_20_body" style:list-style-name="L51">
      <style:paragraph-properties fo:margin-top="0cm" fo:margin-bottom="0cm" style:contextual-spacing="false"/>
    </style:style>
    <style:style style:name="P119" style:family="paragraph" style:parent-style-name="Text_20_body" style:list-style-name="L52">
      <style:paragraph-properties fo:margin-top="0cm" fo:margin-bottom="0cm" style:contextual-spacing="false"/>
    </style:style>
    <style:style style:name="P120" style:family="paragraph" style:parent-style-name="Text_20_body" style:list-style-name="L53">
      <style:paragraph-properties fo:margin-top="0cm" fo:margin-bottom="0cm" style:contextual-spacing="false"/>
    </style:style>
    <style:style style:name="P121" style:family="paragraph" style:parent-style-name="Text_20_body" style:list-style-name="L54">
      <style:paragraph-properties fo:margin-top="0cm" fo:margin-bottom="0cm" style:contextual-spacing="false"/>
    </style:style>
    <style:style style:name="P122" style:family="paragraph" style:parent-style-name="Text_20_body" style:list-style-name="L55">
      <style:paragraph-properties fo:margin-top="0cm" fo:margin-bottom="0cm" style:contextual-spacing="false"/>
    </style:style>
    <style:style style:name="P123" style:family="paragraph" style:parent-style-name="Text_20_body" style:list-style-name="L56">
      <style:paragraph-properties fo:margin-top="0cm" fo:margin-bottom="0cm" style:contextual-spacing="false"/>
    </style:style>
    <style:style style:name="P124" style:family="paragraph" style:parent-style-name="Text_20_body" style:list-style-name="L57"/>
    <style:style style:name="P125" style:family="paragraph" style:parent-style-name="Text_20_body" style:list-style-name="L57">
      <style:paragraph-properties fo:margin-top="0cm" fo:margin-bottom="0cm" style:contextual-spacing="false"/>
    </style:style>
    <style:style style:name="P126" style:family="paragraph" style:parent-style-name="Text_20_body" style:list-style-name="L58"/>
    <style:style style:name="P127" style:family="paragraph" style:parent-style-name="Text_20_body" style:list-style-name="L58">
      <style:paragraph-properties fo:margin-top="0cm" fo:margin-bottom="0cm" style:contextual-spacing="false"/>
    </style:style>
    <style:style style:name="P128" style:family="paragraph" style:parent-style-name="Text_20_body" style:list-style-name="L59"/>
    <style:style style:name="P129" style:family="paragraph" style:parent-style-name="Text_20_body" style:list-style-name="L59">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itHub Actions Reference Guide for AWS DevOps</text:h>
      <text:p text:style-name="Text_20_body">This guide is a comprehensive reference for GitHub Actions, curated from the official GitHub documentation (<text:a xlink:type="simple" xlink:href="https://docs.github.com/en/actions" text:style-name="Internet_20_link" text:visited-style-name="Visited_20_Internet_20_Link">https://docs.github.com/en/actions</text:a>) for an AWS DevOps engineer. It covers all aspects of GitHub Actions, with a focus on deployment and integration in production AWS environments. The guide includes summarized notes and 30 examples of increasing complexity, each with detailed explanations for beginners aiming to master the tool.</text:p>
      <text:h text:style-name="Heading_20_2" text:outline-level="2">Table of Contents</text:h>
      <text:list text:style-name="L1">
        <text:list-item>
          <text:p text:style-name="P59"><text:a xlink:type="simple" xlink:href="https://grok.com/chat/0d66c8a2-b876-4fbb-8fdf-89b217bd00a2#core-concepts" text:style-name="Internet_20_link" text:visited-style-name="Visited_20_Internet_20_Link">Core Concepts</text:a> </text:p>
        </text:list-item>
        <text:list-item>
          <text:p text:style-name="P59"><text:a xlink:type="simple" xlink:href="https://grok.com/chat/0d66c8a2-b876-4fbb-8fdf-89b217bd00a2#workflow-syntax" text:style-name="Internet_20_link" text:visited-style-name="Visited_20_Internet_20_Link">Workflow Syntax</text:a> </text:p>
        </text:list-item>
        <text:list-item>
          <text:p text:style-name="P59"><text:a xlink:type="simple" xlink:href="https://grok.com/chat/0d66c8a2-b876-4fbb-8fdf-89b217bd00a2#events-and-triggers" text:style-name="Internet_20_link" text:visited-style-name="Visited_20_Internet_20_Link">Events and Triggers</text:a> </text:p>
        </text:list-item>
        <text:list-item>
          <text:p text:style-name="P59"><text:a xlink:type="simple" xlink:href="https://grok.com/chat/0d66c8a2-b876-4fbb-8fdf-89b217bd00a2#jobs-and-steps" text:style-name="Internet_20_link" text:visited-style-name="Visited_20_Internet_20_Link">Jobs and Steps</text:a> </text:p>
        </text:list-item>
        <text:list-item>
          <text:p text:style-name="P59"><text:a xlink:type="simple" xlink:href="https://grok.com/chat/0d66c8a2-b876-4fbb-8fdf-89b217bd00a2#runners" text:style-name="Internet_20_link" text:visited-style-name="Visited_20_Internet_20_Link">Runners</text:a> </text:p>
        </text:list-item>
        <text:list-item>
          <text:p text:style-name="P59"><text:a xlink:type="simple" xlink:href="https://grok.com/chat/0d66c8a2-b876-4fbb-8fdf-89b217bd00a2#secrets-and-security" text:style-name="Internet_20_link" text:visited-style-name="Visited_20_Internet_20_Link">Secrets and Security</text:a> </text:p>
        </text:list-item>
        <text:list-item>
          <text:p text:style-name="P59"><text:a xlink:type="simple" xlink:href="https://grok.com/chat/0d66c8a2-b876-4fbb-8fdf-89b217bd00a2#environments-and-approvals" text:style-name="Internet_20_link" text:visited-style-name="Visited_20_Internet_20_Link">Environments and Approvals</text:a> </text:p>
        </text:list-item>
        <text:list-item>
          <text:p text:style-name="P59"><text:a xlink:type="simple" xlink:href="https://grok.com/chat/0d66c8a2-b876-4fbb-8fdf-89b217bd00a2#aws-deployments" text:style-name="Internet_20_link" text:visited-style-name="Visited_20_Internet_20_Link">AWS Deployments</text:a> </text:p>
        </text:list-item>
        <text:list-item>
          <text:p text:style-name="P59"><text:a xlink:type="simple" xlink:href="https://grok.com/chat/0d66c8a2-b876-4fbb-8fdf-89b217bd00a2#error-handling-and-edge-cases" text:style-name="Internet_20_link" text:visited-style-name="Visited_20_Internet_20_Link">Error Handling and Edge Cases</text:a> </text:p>
        </text:list-item>
        <text:list-item>
          <text:p text:style-name="P59"><text:a xlink:type="simple" xlink:href="https://grok.com/chat/0d66c8a2-b876-4fbb-8fdf-89b217bd00a2#examples" text:style-name="Internet_20_link" text:visited-style-name="Visited_20_Internet_20_Link">Examples</text:a></text:p>
          <text:list>
            <text:list-item>
              <text:p text:style-name="P59"><text:a xlink:type="simple" xlink:href="https://grok.com/chat/0d66c8a2-b876-4fbb-8fdf-89b217bd00a2#basic-aws-deployments" text:style-name="Internet_20_link" text:visited-style-name="Visited_20_Internet_20_Link">Basic AWS Deployments</text:a> </text:p>
            </text:list-item>
            <text:list-item>
              <text:p text:style-name="P59"><text:a xlink:type="simple" xlink:href="https://grok.com/chat/0d66c8a2-b876-4fbb-8fdf-89b217bd00a2#ci-cd-pipelines" text:style-name="Internet_20_link" text:visited-style-name="Visited_20_Internet_20_Link">CI/CD Pipelines</text:a> </text:p>
            </text:list-item>
            <text:list-item>
              <text:p text:style-name="P59"><text:a xlink:type="simple" xlink:href="https://grok.com/chat/0d66c8a2-b876-4fbb-8fdf-89b217bd00a2#advanced-scenarios" text:style-name="Internet_20_link" text:visited-style-name="Visited_20_Internet_20_Link">Advanced Scenarios</text:a> </text:p>
            </text:list-item>
            <text:list-item>
              <text:p text:style-name="P59"><text:a xlink:type="simple" xlink:href="https://grok.com/chat/0d66c8a2-b876-4fbb-8fdf-89b217bd00a2#error-handling-examples" text:style-name="Internet_20_link" text:visited-style-name="Visited_20_Internet_20_Link">Error Handling</text:a> </text:p>
            </text:list-item>
            <text:list-item>
              <text:p text:style-name="P58"><text:a xlink:type="simple" xlink:href="https://grok.com/chat/0d66c8a2-b876-4fbb-8fdf-89b217bd00a2#edge-cases" text:style-name="Internet_20_link" text:visited-style-name="Visited_20_Internet_20_Link">Edge Cases</text:a> </text:p>
            </text:list-item>
          </text:list>
        </text:list-item>
      </text:list>
      <text:h text:style-name="Heading_20_2" text:outline-level="2">Core Concepts</text:h>
      <text:p text:style-name="Text_20_body">GitHub Actions is a CI/CD and automation platform integrated into GitHub. It allows you to automate workflows for building, testing, deploying, and more, directly from your repository.</text:p>
      <text:list text:style-name="L2">
        <text:list-item>
          <text:p text:style-name="P61"><text:span text:style-name="Strong_20_Emphasis">Workflow</text:span>: A configurable automated process defined in a YAML file under <text:span text:style-name="Source_20_Text">.github/workflows/</text:span>. Workflows consist of jobs triggered by events. </text:p>
        </text:list-item>
        <text:list-item>
          <text:p text:style-name="P61"><text:span text:style-name="Strong_20_Emphasis">Event</text:span>: An activity that triggers a workflow (e.g., push, pull request, schedule). </text:p>
        </text:list-item>
        <text:list-item>
          <text:p text:style-name="P61"><text:span text:style-name="Strong_20_Emphasis">Job</text:span>: A set of steps executed on a runner. Jobs can run sequentially or in parallel. </text:p>
        </text:list-item>
        <text:list-item>
          <text:p text:style-name="P61"><text:span text:style-name="Strong_20_Emphasis">Step</text:span>: An individual task in a job, either a shell command or an action. </text:p>
        </text:list-item>
        <text:list-item>
          <text:p text:style-name="P61"><text:span text:style-name="Strong_20_Emphasis">Action</text:span>: A reusable unit of code (e.g., <text:span text:style-name="Source_20_Text">actions/checkout@v4</text:span>) that performs a specific task. </text:p>
        </text:list-item>
        <text:list-item>
          <text:p text:style-name="P60"><text:span text:style-name="Strong_20_Emphasis">Runner</text:span>: A server (GitHub-hosted or self-hosted) that executes workflows. </text:p>
        </text:list-item>
      </text:list>
      <text:p text:style-name="Text_20_body"><text:span text:style-name="Strong_20_Emphasis">AWS Context</text:span>: GitHub Actions integrates with AWS via actions like <text:span text:style-name="Source_20_Text">aws-actions/configure-aws-credentials@v4</text:span> for deployments to S3, ECS, Lambda, etc.</text:p>
      <text:h text:style-name="Heading_20_2" text:outline-level="2"><text:soft-page-break/>Workflow Syntax</text:h>
      <text:p text:style-name="Text_20_body">Workflows are defined in YAML files with the following structure:</text:p>
      <text:list text:style-name="L3">
        <text:list-item>
          <text:p text:style-name="P63"><text:span text:style-name="Source_20_Text">name</text:span>: Workflow name (optional). </text:p>
        </text:list-item>
        <text:list-item>
          <text:p text:style-name="P63"><text:span text:style-name="Source_20_Text">on</text:span>: Events that trigger the workflow (e.g., <text:span text:style-name="Source_20_Text">push</text:span>, <text:span text:style-name="Source_20_Text">pull_request</text:span>). </text:p>
        </text:list-item>
        <text:list-item>
          <text:p text:style-name="P63"><text:span text:style-name="Source_20_Text">jobs</text:span>: A map of jobs, each containing steps. </text:p>
        </text:list-item>
        <text:list-item>
          <text:p text:style-name="P63"><text:span text:style-name="Source_20_Text">steps</text:span>: A list of tasks, using <text:span text:style-name="Source_20_Text">run</text:span> for shell commands or <text:span text:style-name="Source_20_Text">uses</text:span> for actions. </text:p>
        </text:list-item>
        <text:list-item>
          <text:p text:style-name="P63"><text:span text:style-name="Source_20_Text">env</text:span>: Environment variables for the workflow, job, or step. </text:p>
        </text:list-item>
        <text:list-item>
          <text:p text:style-name="P62"><text:span text:style-name="Source_20_Text">permissions</text:span>: Scoped permissions for the GitHub token. </text:p>
        </text:list-item>
      </text:list>
      <text:p text:style-name="Text_20_body"/>
      <text:h text:style-name="Heading_20_1" text:outline-level="1">AWS DevOps GitHub Actions Uses and YAML Variations</text:h>
      <text:p text:style-name="Text_20_body">This document is a comprehensive resource for an AWS DevOps engineer preparing for an interview. It includes all possible uses of 11 DevOps-related GitHub Actions in AWS contexts and all possible variations in a GitHub Actions workflow YAML file. Designed for spiral-bound printing, it focuses on CI/CD, deployment, security, reliability, and automation for AWS services (e.g., S3, ECS, EKS, Lambda), excluding other cloud providers.</text:p>
      <text:h text:style-name="Heading_20_2" text:outline-level="2">Table of Contents</text:h>
      <text:list text:style-name="L26">
        <text:list-item>
          <text:p text:style-name="P85"><text:a xlink:type="simple" xlink:href="https://grok.com/chat/0d66c8a2-b876-4fbb-8fdf-89b217bd00a2#overview" text:style-name="Internet_20_link" text:visited-style-name="Visited_20_Internet_20_Link">Overview</text:a> </text:p>
        </text:list-item>
        <text:list-item>
          <text:p text:style-name="P85"><text:a xlink:type="simple" xlink:href="https://grok.com/chat/0d66c8a2-b876-4fbb-8fdf-89b217bd00a2#section-1-all-possible-uses-of-devops-related-actions" text:style-name="Internet_20_link" text:visited-style-name="Visited_20_Internet_20_Link">Section 1: All Possible Uses of DevOps-Related Actions</text:a></text:p>
          <text:list>
            <text:list-item>
              <text:p text:style-name="P85"><text:a xlink:type="simple" xlink:href="https://grok.com/chat/0d66c8a2-b876-4fbb-8fdf-89b217bd00a2#1-actionscheckoutv4" text:style-name="Internet_20_link" text:visited-style-name="Visited_20_Internet_20_Link">1. actions/checkout@v4</text:a> </text:p>
            </text:list-item>
            <text:list-item>
              <text:p text:style-name="P85"><text:a xlink:type="simple" xlink:href="https://grok.com/chat/0d66c8a2-b876-4fbb-8fdf-89b217bd00a2#2-actionssetup-nodev4" text:style-name="Internet_20_link" text:visited-style-name="Visited_20_Internet_20_Link">2. actions/setup-node@v4</text:a> </text:p>
            </text:list-item>
            <text:list-item>
              <text:p text:style-name="P85"><text:a xlink:type="simple" xlink:href="https://grok.com/chat/0d66c8a2-b876-4fbb-8fdf-89b217bd00a2#3-actionssetup-pythonv5" text:style-name="Internet_20_link" text:visited-style-name="Visited_20_Internet_20_Link">3. actions/setup-python@v5</text:a> </text:p>
            </text:list-item>
            <text:list-item>
              <text:p text:style-name="P85"><text:a xlink:type="simple" xlink:href="https://grok.com/chat/0d66c8a2-b876-4fbb-8fdf-89b217bd00a2#4-aws-actionsconfigure-aws-credentialsv4" text:style-name="Internet_20_link" text:visited-style-name="Visited_20_Internet_20_Link">4. aws-actions/configure-aws-credentials@v4</text:a> </text:p>
            </text:list-item>
            <text:list-item>
              <text:p text:style-name="P85"><text:a xlink:type="simple" xlink:href="https://grok.com/chat/0d66c8a2-b876-4fbb-8fdf-89b217bd00a2#5-aws-actionsamazon-ecr-loginv2" text:style-name="Internet_20_link" text:visited-style-name="Visited_20_Internet_20_Link">5. aws-actions/amazon-ecr-login@v2</text:a> </text:p>
            </text:list-item>
            <text:list-item>
              <text:p text:style-name="P85"><text:a xlink:type="simple" xlink:href="https://grok.com/chat/0d66c8a2-b876-4fbb-8fdf-89b217bd00a2#6-aws-actionsamazon-ecs-deploy-task-definitionv1" text:style-name="Internet_20_link" text:visited-style-name="Visited_20_Internet_20_Link">6. aws-actions/amazon-ecs-deploy-task-definition@v1</text:a> </text:p>
            </text:list-item>
            <text:list-item>
              <text:p text:style-name="P85"><text:a xlink:type="simple" xlink:href="https://grok.com/chat/0d66c8a2-b876-4fbb-8fdf-89b217bd00a2#7-snykactionsnodemaster" text:style-name="Internet_20_link" text:visited-style-name="Visited_20_Internet_20_Link">7. snyk/actions/node@master</text:a> </text:p>
            </text:list-item>
            <text:list-item>
              <text:p text:style-name="P85"><text:a xlink:type="simple" xlink:href="https://grok.com/chat/0d66c8a2-b876-4fbb-8fdf-89b217bd00a2#8-hadolinthadolint-actionv3" text:style-name="Internet_20_link" text:visited-style-name="Visited_20_Internet_20_Link">8. hadolint/hadolint-action@v3</text:a> </text:p>
            </text:list-item>
            <text:list-item>
              <text:p text:style-name="P85"><text:a xlink:type="simple" xlink:href="https://grok.com/chat/0d66c8a2-b876-4fbb-8fdf-89b217bd00a2#9-nick-fieldsretryv3" text:style-name="Internet_20_link" text:visited-style-name="Visited_20_Internet_20_Link">9. nick-fields/retry@v3</text:a> </text:p>
            </text:list-item>
            <text:list-item>
              <text:p text:style-name="P85"><text:a xlink:type="simple" xlink:href="https://grok.com/chat/0d66c8a2-b876-4fbb-8fdf-89b217bd00a2#10-actionscachev4" text:style-name="Internet_20_link" text:visited-style-name="Visited_20_Internet_20_Link">10. actions/cache@v4</text:a> </text:p>
            </text:list-item>
            <text:list-item>
              <text:p text:style-name="P85"><text:a xlink:type="simple" xlink:href="https://grok.com/chat/0d66c8a2-b876-4fbb-8fdf-89b217bd00a2#11-githubactionss3-deploy-custom" text:style-name="Internet_20_link" text:visited-style-name="Visited_20_Internet_20_Link">11. .github/actions/s3-deploy (Custom)</text:a> </text:p>
            </text:list-item>
          </text:list>
        </text:list-item>
        <text:list-item>
          <text:p text:style-name="P85"><text:a xlink:type="simple" xlink:href="https://grok.com/chat/0d66c8a2-b876-4fbb-8fdf-89b217bd00a2#section-2-all-possible-variations-in-github-actions-yaml" text:style-name="Internet_20_link" text:visited-style-name="Visited_20_Internet_20_Link">Section 2: All Possible Variations in GitHub Actions YAML</text:a></text:p>
          <text:list>
            <text:list-item>
              <text:p text:style-name="P85"><text:a xlink:type="simple" xlink:href="https://grok.com/chat/0d66c8a2-b876-4fbb-8fdf-89b217bd00a2#top-level-keys" text:style-name="Internet_20_link" text:visited-style-name="Visited_20_Internet_20_Link">Top-Level Keys</text:a> </text:p>
            </text:list-item>
            <text:list-item>
              <text:p text:style-name="P85"><text:a xlink:type="simple" xlink:href="https://grok.com/chat/0d66c8a2-b876-4fbb-8fdf-89b217bd00a2#job-level-keys" text:style-name="Internet_20_link" text:visited-style-name="Visited_20_Internet_20_Link">Job-Level Keys</text:a> </text:p>
            </text:list-item>
            <text:list-item>
              <text:p text:style-name="P85"><text:a xlink:type="simple" xlink:href="https://grok.com/chat/0d66c8a2-b876-4fbb-8fdf-89b217bd00a2#step-level-keys" text:style-name="Internet_20_link" text:visited-style-name="Visited_20_Internet_20_Link">Step-Level Keys</text:a> </text:p>
            </text:list-item>
          </text:list>
        </text:list-item>
        <text:list-item>
          <text:p text:style-name="P84"><text:a xlink:type="simple" xlink:href="https://grok.com/chat/0d66c8a2-b876-4fbb-8fdf-89b217bd00a2#interview-preparation-tips" text:style-name="Internet_20_link" text:visited-style-name="Visited_20_Internet_20_Link">Interview Preparation Tips</text:a> </text:p>
        </text:list-item>
      </text:list>
      <text:h text:style-name="Heading_20_2" text:outline-level="2">Overview</text:h>
      <text:p text:style-name="Text_20_body">This document combines:</text:p>
      <text:list text:style-name="L27">
        <text:list-item>
          <text:p text:style-name="P87"><text:soft-page-break/><text:span text:style-name="Strong_20_Emphasis">Action Uses</text:span>: All documented and theoretical applications of 11 GitHub Actions in AWS DevOps workflows, covering CI/CD, deployment, security, reliability, and automation. </text:p>
        </text:list-item>
        <text:list-item>
          <text:p text:style-name="P86"><text:span text:style-name="Strong_20_Emphasis">YAML Variations</text:span>: Every key and configuration option in a GitHub Actions workflow YAML file, with AWS-specific examples to illustrate usage. </text:p>
        </text:list-item>
      </text:list>
      <text:p text:style-name="Text_20_body">The content is sourced from the official GitHub Actions documentation (<text:a xlink:type="simple" xlink:href="https://docs.github.com/en/actions" text:style-name="Internet_20_link" text:visited-style-name="Visited_20_Internet_20_Link">https://docs.github.com/en/actions</text:a>), the 30 examples in the reference guide (artifact ID: <text:span text:style-name="Source_20_Text">0e86e432-df69-4a48-9c94-de2411287027</text:span>), and AWS DevOps best practices.</text:p>
      <text:h text:style-name="Heading_20_2" text:outline-level="2">Section 1: All Possible Uses of DevOps-Related Actions</text:h>
      <text:p text:style-name="Text_20_body">Below are all possible uses of the 11 DevOps-related actions, tailored for AWS DevOps. Each action’s uses are categorized by task (e.g., CI/CD, Deployment) and include examples from the guide or theoretical scenarios.</text:p>
      <text:h text:style-name="Heading_20_3" text:outline-level="3">1. actions/checkout@v4</text:h>
      <text:p text:style-name="Text_20_body"><text:span text:style-name="Strong_20_Emphasis">Purpose</text:span>: Checks out repository code to the runner’s filesystem.<text:line-break/><text:span text:style-name="Strong_20_Emphasis">DevOps Relevance</text:span>: Enables CI/CD by providing access to source code.</text:p>
      <text:h text:style-name="Heading_20_4" text:outline-level="4">Possible Uses</text:h>
      <text:list text:style-name="L28">
        <text:list-item>
          <text:p text:style-name="P88"><text:span text:style-name="Strong_20_Emphasis">Standard Code Checkout</text:span>:</text:p>
          <text:list>
            <text:list-item>
              <text:p text:style-name="P88">Access code for building, testing, or deploying. </text:p>
            </text:list-item>
            <text:list-item>
              <text:p text:style-name="P88">Example: Examples 1–30. </text:p>
            </text:list-item>
            <text:list-item>
              <text:p text:style-name="P3"><text:span text:style-name="Source_20_Text">- uses: actions/checkout@v4</text:span></text:p>
            </text:list-item>
          </text:list>
        </text:list-item>
        <text:list-item>
          <text:p text:style-name="P88"><text:span text:style-name="Strong_20_Emphasis">Optimized Large Repository Checkout</text:span>:</text:p>
          <text:list>
            <text:list-item>
              <text:p text:style-name="P88">Use <text:span text:style-name="Source_20_Text">fetch-depth: 1</text:span> for large monorepos. </text:p>
            </text:list-item>
            <text:list-item>
              <text:p text:style-name="P88">Example: Example 20. </text:p>
            </text:list-item>
            <text:list-item>
              <text:p text:style-name="P2"><text:span text:style-name="Source_20_Text">- uses: actions/checkout@v4</text:span></text:p>
              <text:p text:style-name="P2"><text:span text:style-name="Source_20_Text"><text:s text:c="2"/>with:</text:span></text:p>
              <text:p text:style-name="P3"><text:span text:style-name="Source_20_Text"><text:s text:c="4"/>fetch-depth: 1</text:span></text:p>
            </text:list-item>
          </text:list>
        </text:list-item>
        <text:list-item>
          <text:p text:style-name="P88"><text:span text:style-name="Strong_20_Emphasis">Rollback Checkout</text:span>:</text:p>
          <text:list>
            <text:list-item>
              <text:p text:style-name="P88">Checkout a specific tag for rollback deployments. </text:p>
            </text:list-item>
            <text:list-item>
              <text:p text:style-name="P2"><text:span text:style-name="Source_20_Text">- uses: actions/checkout@v4</text:span></text:p>
              <text:p text:style-name="P2"><text:span text:style-name="Source_20_Text"><text:s text:c="2"/>with:</text:span></text:p>
              <text:p text:style-name="P3"><text:span text:style-name="Source_20_Text"><text:s text:c="4"/>ref: 'v1.0.0'</text:span></text:p>
            </text:list-item>
          </text:list>
        </text:list-item>
        <text:list-item>
          <text:p text:style-name="P88"><text:span text:style-name="Strong_20_Emphasis">Submodule Checkout</text:span>:</text:p>
          <text:list>
            <text:list-item>
              <text:p text:style-name="P88">Fetch submodules for dependencies. </text:p>
            </text:list-item>
            <text:list-item>
              <text:p text:style-name="P2"><text:span text:style-name="Source_20_Text">- uses: actions/checkout@v4</text:span></text:p>
              <text:p text:style-name="P2"><text:span text:style-name="Source_20_Text"><text:s text:c="2"/>with:</text:span></text:p>
              <text:p text:style-name="P3"><text:span text:style-name="Source_20_Text"><text:s text:c="4"/>submodules: true</text:span></text:p>
            </text:list-item>
          </text:list>
        </text:list-item>
        <text:list-item>
          <text:p text:style-name="P88"><text:span text:style-name="Strong_20_Emphasis">IaC Template Checkout</text:span>:</text:p>
          <text:list>
            <text:list-item>
              <text:p text:style-name="P88">Access CloudFormation templates for infrastructure deployment. </text:p>
            </text:list-item>
            <text:list-item>
              <text:p text:style-name="P3"><text:span text:style-name="Source_20_Text">- uses: actions/checkout@v4</text:span></text:p>
            </text:list-item>
          </text:list>
        </text:list-item>
        <text:list-item>
          <text:p text:style-name="P88"><text:span text:style-name="Strong_20_Emphasis">Sparse Checkout</text:span>:</text:p>
          <text:list>
            <text:list-item>
              <text:p text:style-name="P88"><text:soft-page-break/>Checkout specific directories (e.g., <text:span text:style-name="Source_20_Text">frontend/</text:span> for S3). </text:p>
            </text:list-item>
            <text:list-item>
              <text:p text:style-name="P2"><text:span text:style-name="Source_20_Text">- uses: actions/checkout@v4</text:span></text:p>
              <text:p text:style-name="P2"><text:span text:style-name="Source_20_Text"><text:s text:c="2"/>with:</text:span></text:p>
              <text:p text:style-name="P3"><text:span text:style-name="Source_20_Text"><text:s text:c="4"/>sparse-checkout: frontend/</text:span></text:p>
            </text:list-item>
          </text:list>
        </text:list-item>
      </text:list>
      <text:h text:style-name="Heading_20_3" text:outline-level="3">2. actions/setup-node@v4</text:h>
      <text:p text:style-name="Text_20_body"><text:span text:style-name="Strong_20_Emphasis">Purpose</text:span>: Installs Node.js for building/testing Node.js apps.<text:line-break/><text:span text:style-name="Strong_20_Emphasis">DevOps Relevance</text:span>: Supports CI/CD for web and API deployments.</text:p>
      <text:h text:style-name="Heading_20_4" text:outline-level="4">Possible Uses</text:h>
      <text:list text:style-name="L29">
        <text:list-item>
          <text:p text:style-name="P89"><text:span text:style-name="Strong_20_Emphasis">Build Node.js Apps</text:span>:</text:p>
          <text:list>
            <text:list-item>
              <text:p text:style-name="P89">Build React apps for S3. </text:p>
            </text:list-item>
            <text:list-item>
              <text:p text:style-name="P89">Example: Example 1. </text:p>
            </text:list-item>
            <text:list-item>
              <text:p text:style-name="P4"><text:span text:style-name="Source_20_Text">- uses: actions/setup-node@v4</text:span></text:p>
              <text:p text:style-name="P4"><text:span text:style-name="Source_20_Text"><text:s text:c="2"/>with:</text:span></text:p>
              <text:p text:style-name="P4"><text:span text:style-name="Source_20_Text"><text:s text:c="4"/>node-version: '20'</text:span></text:p>
              <text:p text:style-name="P5"><text:span text:style-name="Source_20_Text">- run: npm ci &amp;&amp; npm run build</text:span></text:p>
            </text:list-item>
          </text:list>
        </text:list-item>
        <text:list-item>
          <text:p text:style-name="P89"><text:span text:style-name="Strong_20_Emphasis">Run Tests</text:span>:</text:p>
          <text:list>
            <text:list-item>
              <text:p text:style-name="P89">Execute Jest tests in CI. </text:p>
            </text:list-item>
            <text:list-item>
              <text:p text:style-name="P89">Example: Example 4. </text:p>
            </text:list-item>
            <text:list-item>
              <text:p text:style-name="P4"><text:span text:style-name="Source_20_Text">- uses: actions/setup-node@v4</text:span></text:p>
              <text:p text:style-name="P4"><text:span text:style-name="Source_20_Text"><text:s text:c="2"/>with:</text:span></text:p>
              <text:p text:style-name="P4"><text:span text:style-name="Source_20_Text"><text:s text:c="4"/>node-version: '20'</text:span></text:p>
              <text:p text:style-name="P5"><text:span text:style-name="Source_20_Text">- run: npm test</text:span></text:p>
            </text:list-item>
          </text:list>
        </text:list-item>
        <text:list-item>
          <text:p text:style-name="P89"><text:span text:style-name="Strong_20_Emphasis">Lint Code</text:span>:</text:p>
          <text:list>
            <text:list-item>
              <text:p text:style-name="P89">Run ESLint for quality checks. </text:p>
            </text:list-item>
            <text:list-item>
              <text:p text:style-name="P89">Example: Example 5. </text:p>
            </text:list-item>
            <text:list-item>
              <text:p text:style-name="P4"><text:span text:style-name="Source_20_Text">- uses: actions/setup-node@v4</text:span></text:p>
              <text:p text:style-name="P4"><text:span text:style-name="Source_20_Text"><text:s text:c="2"/>with:</text:span></text:p>
              <text:p text:style-name="P4"><text:span text:style-name="Source_20_Text"><text:s text:c="4"/>node-version: '20'</text:span></text:p>
              <text:p text:style-name="P5"><text:span text:style-name="Source_20_Text">- run: npm run lint</text:span></text:p>
            </text:list-item>
          </text:list>
        </text:list-item>
        <text:list-item>
          <text:p text:style-name="P89"><text:span text:style-name="Strong_20_Emphasis">Matrix Testing</text:span>:</text:p>
          <text:list>
            <text:list-item>
              <text:p text:style-name="P89">Test across Node.js versions. </text:p>
            </text:list-item>
            <text:list-item>
              <text:p text:style-name="P89">Example: Example 4. </text:p>
            </text:list-item>
            <text:list-item>
              <text:p text:style-name="P4"><text:span text:style-name="Source_20_Text">strategy:</text:span></text:p>
              <text:p text:style-name="P4"><text:span text:style-name="Source_20_Text"><text:s text:c="2"/>matrix:</text:span></text:p>
              <text:p text:style-name="P4"><text:span text:style-name="Source_20_Text"><text:s text:c="4"/>node-version: [16, 18, 20]</text:span></text:p>
              <text:p text:style-name="P4"><text:span text:style-name="Source_20_Text">steps:</text:span></text:p>
              <text:p text:style-name="P4"><text:span text:style-name="Source_20_Text"><text:s text:c="2"/>- uses: actions/setup-node@v4</text:span></text:p>
              <text:p text:style-name="P4"><text:span text:style-name="Source_20_Text"><text:s text:c="4"/>with:</text:span></text:p>
              <text:p text:style-name="P5"><text:span text:style-name="Source_20_Text"><text:s text:c="6"/>node-version: ${{ matrix.node-version }}</text:span></text:p>
            </text:list-item>
          </text:list>
        </text:list-item>
        <text:list-item>
          <text:p text:style-name="P89"><text:span text:style-name="Strong_20_Emphasis">Package Lambda Functions</text:span>:</text:p>
          <text:list>
            <text:list-item>
              <text:p text:style-name="P89">Package Node.js code for Lambda. </text:p>
            </text:list-item>
            <text:list-item>
              <text:p text:style-name="P4"><text:span text:style-name="Source_20_Text">- uses: actions/setup-node@v4</text:span></text:p>
              <text:p text:style-name="P4"><text:span text:style-name="Source_20_Text"><text:s text:c="2"/>with:</text:span></text:p>
              <text:p text:style-name="P4"><text:span text:style-name="Source_20_Text"><text:s text:c="4"/>node-version: '20'</text:span></text:p>
              <text:p text:style-name="P5"><text:span text:style-name="Source_20_Text">- run: npm ci &amp;&amp; zip -r function.zip .</text:span></text:p>
            </text:list-item>
          </text:list>
        </text:list-item>
        <text:list-item>
          <text:p text:style-name="P89"><text:span text:style-name="Strong_20_Emphasis">Security Scans</text:span>:</text:p>
          <text:list>
            <text:list-item>
              <text:p text:style-name="P89"><text:soft-page-break/>Set up Node.js for Snyk scanning. </text:p>
            </text:list-item>
            <text:list-item>
              <text:p text:style-name="P89">Example: Example 5. </text:p>
            </text:list-item>
            <text:list-item>
              <text:p text:style-name="P4"><text:span text:style-name="Source_20_Text">- uses: actions/setup-node@v4</text:span></text:p>
              <text:p text:style-name="P4"><text:span text:style-name="Source_20_Text"><text:s text:c="2"/>with:</text:span></text:p>
              <text:p text:style-name="P5"><text:span text:style-name="Source_20_Text"><text:s text:c="4"/>node-version: '20'</text:span></text:p>
            </text:list-item>
          </text:list>
        </text:list-item>
      </text:list>
      <text:h text:style-name="Heading_20_3" text:outline-level="3">3. actions/setup-python@v5</text:h>
      <text:p text:style-name="Text_20_body"><text:span text:style-name="Strong_20_Emphasis">Purpose</text:span>: Installs Python for building/testing Python apps.<text:line-break/><text:span text:style-name="Strong_20_Emphasis">DevOps Relevance</text:span>: Key for serverless and data workflows.</text:p>
      <text:h text:style-name="Heading_20_4" text:outline-level="4">Possible Uses</text:h>
      <text:list text:style-name="L30">
        <text:list-item>
          <text:p text:style-name="P90"><text:span text:style-name="Strong_20_Emphasis">Package Lambda Functions</text:span>:</text:p>
          <text:list>
            <text:list-item>
              <text:p text:style-name="P90">Package Python code for Lambda. </text:p>
            </text:list-item>
            <text:list-item>
              <text:p text:style-name="P90">Example: Example 3. </text:p>
            </text:list-item>
            <text:list-item>
              <text:p text:style-name="P6"><text:span text:style-name="Source_20_Text">- uses: actions/setup-python@v5</text:span></text:p>
              <text:p text:style-name="P6"><text:span text:style-name="Source_20_Text"><text:s text:c="2"/>with:</text:span></text:p>
              <text:p text:style-name="P6"><text:span text:style-name="Source_20_Text"><text:s text:c="4"/>python-version: '3.9'</text:span></text:p>
              <text:p text:style-name="P7"><text:span text:style-name="Source_20_Text">- run: pip install -r requirements.txt -t . &amp;&amp; zip -r function.zip .</text:span></text:p>
            </text:list-item>
          </text:list>
        </text:list-item>
        <text:list-item>
          <text:p text:style-name="P90"><text:span text:style-name="Strong_20_Emphasis">Run Tests</text:span>:</text:p>
          <text:list>
            <text:list-item>
              <text:p text:style-name="P90">Execute pytest in CI. </text:p>
            </text:list-item>
            <text:list-item>
              <text:p text:style-name="P90">Example: Example 15. </text:p>
            </text:list-item>
            <text:list-item>
              <text:p text:style-name="P6"><text:span text:style-name="Source_20_Text">- uses: actions/setup-python@v5</text:span></text:p>
              <text:p text:style-name="P6"><text:span text:style-name="Source_20_Text"><text:s text:c="2"/>with:</text:span></text:p>
              <text:p text:style-name="P6"><text:span text:style-name="Source_20_Text"><text:s text:c="4"/>python-version: '3.9'</text:span></text:p>
              <text:p text:style-name="P7"><text:span text:style-name="Source_20_Text">- run: pytest</text:span></text:p>
            </text:list-item>
          </text:list>
        </text:list-item>
        <text:list-item>
          <text:p text:style-name="P90"><text:span text:style-name="Strong_20_Emphasis">Matrix Testing</text:span>:</text:p>
          <text:list>
            <text:list-item>
              <text:p text:style-name="P90">Test across Python versions for Lambda. </text:p>
            </text:list-item>
            <text:list-item>
              <text:p text:style-name="P90">Example: Example 15. </text:p>
            </text:list-item>
            <text:list-item>
              <text:p text:style-name="P6"><text:span text:style-name="Source_20_Text">strategy:</text:span></text:p>
              <text:p text:style-name="P6"><text:span text:style-name="Source_20_Text"><text:s text:c="2"/>matrix:</text:span></text:p>
              <text:p text:style-name="P6"><text:span text:style-name="Source_20_Text"><text:s text:c="4"/>python-version: ['3.8', '3.9', '3.10']</text:span></text:p>
              <text:p text:style-name="P6"><text:span text:style-name="Source_20_Text">steps:</text:span></text:p>
              <text:p text:style-name="P6"><text:span text:style-name="Source_20_Text"><text:s text:c="2"/>- uses: actions/setup-python@v5</text:span></text:p>
              <text:p text:style-name="P6"><text:span text:style-name="Source_20_Text"><text:s text:c="4"/>with:</text:span></text:p>
              <text:p text:style-name="P7"><text:span text:style-name="Source_20_Text"><text:s text:c="6"/>python-version: ${{ matrix.python-version }}</text:span></text:p>
            </text:list-item>
          </text:list>
        </text:list-item>
        <text:list-item>
          <text:p text:style-name="P90"><text:span text:style-name="Strong_20_Emphasis">Data Processing Scripts</text:span>:</text:p>
          <text:list>
            <text:list-item>
              <text:p text:style-name="P90">Build scripts for AWS Glue or ECS. </text:p>
            </text:list-item>
            <text:list-item>
              <text:p text:style-name="P6"><text:span text:style-name="Source_20_Text">- uses: actions/setup-python@v5</text:span></text:p>
              <text:p text:style-name="P6"><text:span text:style-name="Source_20_Text"><text:s text:c="2"/>with:</text:span></text:p>
              <text:p text:style-name="P6"><text:span text:style-name="Source_20_Text"><text:s text:c="4"/>python-version: '3.9'</text:span></text:p>
              <text:p text:style-name="P7"><text:span text:style-name="Source_20_Text">- run: pip install -r requirements.txt</text:span></text:p>
            </text:list-item>
          </text:list>
        </text:list-item>
        <text:list-item>
          <text:p text:style-name="P90"><text:span text:style-name="Strong_20_Emphasis">Lint Code</text:span>:</text:p>
          <text:list>
            <text:list-item>
              <text:p text:style-name="P90">Run flake8 for quality. </text:p>
            </text:list-item>
            <text:list-item>
              <text:p text:style-name="P6"><text:span text:style-name="Source_20_Text">- uses: actions/setup-python@v5</text:span></text:p>
              <text:p text:style-name="P6"><text:span text:style-name="Source_20_Text"><text:s text:c="2"/>with:</text:span></text:p>
              <text:p text:style-name="P6"><text:span text:style-name="Source_20_Text"><text:s text:c="4"/>python-version: '3.9'</text:span></text:p>
              <text:p text:style-name="P7"><text:span text:style-name="Source_20_Text">- run: flake8 .</text:span></text:p>
            </text:list-item>
          </text:list>
        </text:list-item>
        <text:list-item>
          <text:p text:style-name="P90"><text:span text:style-name="Strong_20_Emphasis">Security Scanning</text:span>:</text:p>
          <text:list>
            <text:list-item>
              <text:p text:style-name="P90"><text:soft-page-break/>Scan with Bandit for vulnerabilities. </text:p>
            </text:list-item>
            <text:list-item>
              <text:p text:style-name="P6"><text:span text:style-name="Source_20_Text">- uses: actions/setup-python@v5</text:span></text:p>
              <text:p text:style-name="P6"><text:span text:style-name="Source_20_Text"><text:s text:c="2"/>with:</text:span></text:p>
              <text:p text:style-name="P6"><text:span text:style-name="Source_20_Text"><text:s text:c="4"/>python-version: '3.9'</text:span></text:p>
              <text:p text:style-name="P7"><text:span text:style-name="Source_20_Text">- run: bandit -r .</text:span></text:p>
            </text:list-item>
          </text:list>
        </text:list-item>
      </text:list>
      <text:h text:style-name="Heading_20_3" text:outline-level="3">4. aws-actions/configure-aws-credentials@v4</text:h>
      <text:p text:style-name="Text_20_body"><text:span text:style-name="Strong_20_Emphasis">Purpose</text:span>: Configures AWS CLI credentials.<text:line-break/><text:span text:style-name="Strong_20_Emphasis">DevOps Relevance</text:span>: Enables secure AWS service access.</text:p>
      <text:h text:style-name="Heading_20_4" text:outline-level="4">Possible Uses</text:h>
      <text:list text:style-name="L31">
        <text:list-item>
          <text:p text:style-name="P91"><text:span text:style-name="Strong_20_Emphasis">S3 Deployments</text:span>:</text:p>
          <text:list>
            <text:list-item>
              <text:p text:style-name="P91">Authenticate for S3 sync. </text:p>
            </text:list-item>
            <text:list-item>
              <text:p text:style-name="P91">Example: Example 1.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aws-access-key-id: ${{ secrets.AWS_ACCESS_KEY_ID }}</text:span></text:p>
              <text:p text:style-name="P8"><text:span text:style-name="Source_20_Text"><text:s text:c="4"/>aws-secret-access-key: ${{ secrets.AWS_SECRET_ACCESS_KEY }}</text:span></text:p>
              <text:p text:style-name="P9"><text:span text:style-name="Source_20_Text"><text:s text:c="4"/>aws-region: us-east-1</text:span></text:p>
            </text:list-item>
          </text:list>
        </text:list-item>
        <text:list-item>
          <text:p text:style-name="P91"><text:span text:style-name="Strong_20_Emphasis">OIDC Authentication</text:span>:</text:p>
          <text:list>
            <text:list-item>
              <text:p text:style-name="P91">Use OIDC for secure IAM role assumption. </text:p>
            </text:list-item>
            <text:list-item>
              <text:p text:style-name="P91">Example: Example 6.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role-to-assume: arn:aws:iam::123456789012:role/github-actions-role</text:span></text:p>
              <text:p text:style-name="P9"><text:span text:style-name="Source_20_Text"><text:s text:c="4"/>aws-region: us-east-1</text:span></text:p>
            </text:list-item>
          </text:list>
        </text:list-item>
        <text:list-item>
          <text:p text:style-name="P91"><text:span text:style-name="Strong_20_Emphasis">ECR Access</text:span>:</text:p>
          <text:list>
            <text:list-item>
              <text:p text:style-name="P91">Authenticate for ECR push/pull. </text:p>
            </text:list-item>
            <text:list-item>
              <text:p text:style-name="P91">Example: Example 2.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aws-access-key-id: ${{ secrets.AWS_ACCESS_KEY_ID }}</text:span></text:p>
              <text:p text:style-name="P8"><text:span text:style-name="Source_20_Text"><text:s text:c="4"/>aws-secret-access-key: ${{ secrets.AWS_SECRET_ACCESS_KEY }}</text:span></text:p>
              <text:p text:style-name="P9"><text:span text:style-name="Source_20_Text"><text:s text:c="4"/>aws-region: us-west-2</text:span></text:p>
            </text:list-item>
          </text:list>
        </text:list-item>
        <text:list-item>
          <text:p text:style-name="P91"><text:span text:style-name="Strong_20_Emphasis">ECS/EKS Deployments</text:span>:</text:p>
          <text:list>
            <text:list-item>
              <text:p text:style-name="P91">Configure for ECS or EKS updates. </text:p>
            </text:list-item>
            <text:list-item>
              <text:p text:style-name="P91">Example: Example 22.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aws-access-key-id: ${{ secrets.AWS_ACCESS_KEY_ID }}</text:span></text:p>
              <text:p text:style-name="P8"><text:span text:style-name="Source_20_Text"><text:s text:c="4"/>aws-secret-access-key: ${{ secrets.AWS_SECRET_ACCESS_KEY }}</text:span></text:p>
              <text:p text:style-name="P9"><text:span text:style-name="Source_20_Text"><text:s text:c="4"/>aws-region: us-west-2</text:span></text:p>
            </text:list-item>
          </text:list>
        </text:list-item>
        <text:list-item>
          <text:p text:style-name="P91"><text:span text:style-name="Strong_20_Emphasis">Lambda Updates</text:span>:</text:p>
          <text:list>
            <text:list-item>
              <text:p text:style-name="P91">Authenticate for Lambda deployments. </text:p>
            </text:list-item>
            <text:list-item>
              <text:p text:style-name="P91">Example: Example 3.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aws-access-key-id: ${{ secrets.AWS_ACCESS_KEY_ID }}</text:span></text:p>
              <text:p text:style-name="P8"><text:soft-page-break/><text:span text:style-name="Source_20_Text"><text:s text:c="4"/>aws-secret-access-key: ${{ secrets.AWS_SECRET_ACCESS_KEY }}</text:span></text:p>
              <text:p text:style-name="P9"><text:span text:style-name="Source_20_Text"><text:s text:c="4"/>aws-region: us-east-1</text:span></text:p>
            </text:list-item>
          </text:list>
        </text:list-item>
        <text:list-item>
          <text:p text:style-name="P91"><text:span text:style-name="Strong_20_Emphasis">CloudFormation Management</text:span>:</text:p>
          <text:list>
            <text:list-item>
              <text:p text:style-name="P91">Deploy CloudFormation stacks.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aws-access-key-id: ${{ secrets.AWS_ACCESS_KEY_ID }}</text:span></text:p>
              <text:p text:style-name="P8"><text:span text:style-name="Source_20_Text"><text:s text:c="4"/>aws-secret-access-key: ${{ secrets.AWS_SECRET_ACCESS_KEY }}</text:span></text:p>
              <text:p text:style-name="P8"><text:span text:style-name="Source_20_Text"><text:s text:c="4"/>aws-region: us-east-1</text:span></text:p>
              <text:p text:style-name="P9"><text:span text:style-name="Source_20_Text">- run: aws cloudformation deploy --template-file stack.yml --stack-name my-stack</text:span></text:p>
            </text:list-item>
          </text:list>
        </text:list-item>
        <text:list-item>
          <text:p text:style-name="P91"><text:span text:style-name="Strong_20_Emphasis">CloudFront Invalidation</text:span>:</text:p>
          <text:list>
            <text:list-item>
              <text:p text:style-name="P91">Invalidate CloudFront cache. </text:p>
            </text:list-item>
            <text:list-item>
              <text:p text:style-name="P91">Example: Example 6.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aws-access-key-id: ${{ secrets.AWS_ACCESS_KEY_ID }}</text:span></text:p>
              <text:p text:style-name="P8"><text:span text:style-name="Source_20_Text"><text:s text:c="4"/>aws-secret-access-key: ${{ secrets.AWS_SECRET_ACCESS_KEY }}</text:span></text:p>
              <text:p text:style-name="P8"><text:span text:style-name="Source_20_Text"><text:s text:c="4"/>aws-region: us-east-1</text:span></text:p>
              <text:p text:style-name="P9"><text:span text:style-name="Source_20_Text">- run: aws cloudfront create-invalidation --distribution-id E1234567890 --paths "/*"</text:span></text:p>
            </text:list-item>
          </text:list>
        </text:list-item>
        <text:list-item>
          <text:p text:style-name="P91"><text:span text:style-name="Strong_20_Emphasis">Cross-Account Deployments</text:span>:</text:p>
          <text:list>
            <text:list-item>
              <text:p text:style-name="P91">Assume roles in other AWS accounts.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role-to-assume: arn:aws:iam::987654321098:role/cross-account-role</text:span></text:p>
              <text:p text:style-name="P9"><text:span text:style-name="Source_20_Text"><text:s text:c="4"/>aws-region: us-east-1</text:span></text:p>
            </text:list-item>
          </text:list>
        </text:list-item>
        <text:list-item>
          <text:p text:style-name="P91"><text:span text:style-name="Strong_20_Emphasis">Other AWS Services</text:span>:</text:p>
          <text:list>
            <text:list-item>
              <text:p text:style-name="P91">Access CodeBuild, SNS, or DynamoDB. </text:p>
            </text:list-item>
            <text:list-item>
              <text:p text:style-name="P8"><text:span text:style-name="Source_20_Text">- uses: aws-actions/configure-aws-credentials@v4</text:span></text:p>
              <text:p text:style-name="P8"><text:span text:style-name="Source_20_Text"><text:s text:c="2"/>with:</text:span></text:p>
              <text:p text:style-name="P8"><text:span text:style-name="Source_20_Text"><text:s text:c="4"/>aws-access-key-id: ${{ secrets.AWS_ACCESS_KEY_ID }}</text:span></text:p>
              <text:p text:style-name="P8"><text:span text:style-name="Source_20_Text"><text:s text:c="4"/>aws-secret-access-key: ${{ secrets.AWS_SECRET_ACCESS_KEY }}</text:span></text:p>
              <text:p text:style-name="P8"><text:span text:style-name="Source_20_Text"><text:s text:c="4"/>aws-region: us-east-1</text:span></text:p>
              <text:p text:style-name="P9"><text:span text:style-name="Source_20_Text">- run: aws dynamodb put-item --table-name MyTable --item '{"id": {"S": "123"}}'</text:span></text:p>
            </text:list-item>
          </text:list>
        </text:list-item>
      </text:list>
      <text:h text:style-name="Heading_20_3" text:outline-level="3">5. aws-actions/amazon-ecr-login@v2</text:h>
      <text:p text:style-name="Text_20_body"><text:span text:style-name="Strong_20_Emphasis">Purpose</text:span>: Logs in to Amazon ECR for Docker images.<text:line-break/><text:span text:style-name="Strong_20_Emphasis">DevOps Relevance</text:span>: Supports containerized CI/CD.</text:p>
      <text:h text:style-name="Heading_20_4" text:outline-level="4">Possible Uses</text:h>
      <text:list text:style-name="L32">
        <text:list-item>
          <text:p text:style-name="P92"><text:span text:style-name="Strong_20_Emphasis">Push Images for ECS</text:span>:</text:p>
          <text:list>
            <text:list-item>
              <text:p text:style-name="P92">Push images for ECS deployments. </text:p>
            </text:list-item>
            <text:list-item>
              <text:p text:style-name="P92">Example: Example 2. </text:p>
            </text:list-item>
            <text:list-item>
              <text:p text:style-name="P10"><text:span text:style-name="Source_20_Text">- name: Login to ECR</text:span></text:p>
              <text:p text:style-name="P10"><text:span text:style-name="Source_20_Text"><text:s text:c="2"/>id: login-ecr</text:span></text:p>
              <text:p text:style-name="P10"><text:span text:style-name="Source_20_Text"><text:s text:c="2"/>uses: aws-actions/amazon-ecr-login@v2</text:span></text:p>
              <text:p text:style-name="P11"><text:soft-page-break/><text:span text:style-name="Source_20_Text">- run: docker push ${{ steps.login-ecr.outputs.registry }}/my-app:${{ github.sha }}</text:span></text:p>
            </text:list-item>
          </text:list>
        </text:list-item>
        <text:list-item>
          <text:p text:style-name="P92"><text:span text:style-name="Strong_20_Emphasis">Push Images for EKS</text:span>:</text:p>
          <text:list>
            <text:list-item>
              <text:p text:style-name="P92">Push images for EKS deployments. </text:p>
            </text:list-item>
            <text:list-item>
              <text:p text:style-name="P92">Example: Example 22. </text:p>
            </text:list-item>
            <text:list-item>
              <text:p text:style-name="P10"><text:span text:style-name="Source_20_Text">- name: Login to ECR</text:span></text:p>
              <text:p text:style-name="P10"><text:span text:style-name="Source_20_Text"><text:s text:c="2"/>id: login-ecr</text:span></text:p>
              <text:p text:style-name="P11"><text:span text:style-name="Source_20_Text"><text:s text:c="2"/>uses: aws-actions/amazon-ecr-login@v2</text:span></text:p>
            </text:list-item>
          </text:list>
        </text:list-item>
        <text:list-item>
          <text:p text:style-name="P92"><text:span text:style-name="Strong_20_Emphasis">Pull Images for Testing</text:span>:</text:p>
          <text:list>
            <text:list-item>
              <text:p text:style-name="P92">Pull images for CI tests. </text:p>
            </text:list-item>
            <text:list-item>
              <text:p text:style-name="P10"><text:span text:style-name="Source_20_Text">- name: Login to ECR</text:span></text:p>
              <text:p text:style-name="P10"><text:span text:style-name="Source_20_Text"><text:s text:c="2"/>id: login-ecr</text:span></text:p>
              <text:p text:style-name="P10"><text:span text:style-name="Source_20_Text"><text:s text:c="2"/>uses: aws-actions/amazon-ecr-login@v2</text:span></text:p>
              <text:p text:style-name="P11"><text:span text:style-name="Source_20_Text">- run: docker pull ${{ steps.login-ecr.outputs.registry }}/my-app:latest</text:span></text:p>
            </text:list-item>
          </text:list>
        </text:list-item>
        <text:list-item>
          <text:p text:style-name="P92"><text:span text:style-name="Strong_20_Emphasis">Multi-Region Push</text:span>:</text:p>
          <text:list>
            <text:list-item>
              <text:p text:style-name="P92">Push to ECR in multiple regions. </text:p>
            </text:list-item>
            <text:list-item>
              <text:p text:style-name="P92">Example: Example 7. </text:p>
            </text:list-item>
            <text:list-item>
              <text:p text:style-name="P10"><text:span text:style-name="Source_20_Text">strategy:</text:span></text:p>
              <text:p text:style-name="P10"><text:span text:style-name="Source_20_Text"><text:s text:c="2"/>matrix:</text:span></text:p>
              <text:p text:style-name="P10"><text:span text:style-name="Source_20_Text"><text:s text:c="4"/>region: [us-east-1, us-west-2]</text:span></text:p>
              <text:p text:style-name="P10"><text:span text:style-name="Source_20_Text">steps:</text:span></text:p>
              <text:p text:style-name="P11"><text:span text:style-name="Source_20_Text"><text:s text:c="2"/>- uses: aws-actions/amazon-ecr-login@v2</text:span></text:p>
            </text:list-item>
          </text:list>
        </text:list-item>
        <text:list-item>
          <text:p text:style-name="P92"><text:span text:style-name="Strong_20_Emphasis">Multiple Tags</text:span>:</text:p>
          <text:list>
            <text:list-item>
              <text:p text:style-name="P92">Tag and push images with multiple tags. </text:p>
            </text:list-item>
            <text:list-item>
              <text:p text:style-name="P10"><text:span text:style-name="Source_20_Text">- name: Login to ECR</text:span></text:p>
              <text:p text:style-name="P10"><text:span text:style-name="Source_20_Text"><text:s text:c="2"/>id: login-ecr</text:span></text:p>
              <text:p text:style-name="P10"><text:span text:style-name="Source_20_Text"><text:s text:c="2"/>uses: aws-actions/amazon-ecr-login@v2</text:span></text:p>
              <text:p text:style-name="P10"><text:span text:style-name="Source_20_Text">- run: |</text:span></text:p>
              <text:p text:style-name="P10"><text:span text:style-name="Source_20_Text"><text:s text:c="4"/>docker tag my-app ${{ steps.login-ecr.outputs.registry }}/my-app:latest</text:span></text:p>
              <text:p text:style-name="P11"><text:span text:style-name="Source_20_Text"><text:s text:c="4"/>docker push ${{ steps.login-ecr.outputs.registry }}/my-app:latest</text:span></text:p>
            </text:list-item>
          </text:list>
        </text:list-item>
        <text:list-item>
          <text:p text:style-name="P92"><text:span text:style-name="Strong_20_Emphasis">Cross-Account Access</text:span>:</text:p>
          <text:list>
            <text:list-item>
              <text:p text:style-name="P92">Access ECR in another account. </text:p>
            </text:list-item>
            <text:list-item>
              <text:p text:style-name="P10"><text:span text:style-name="Source_20_Text">- uses: aws-actions/amazon-ecr-login@v2</text:span></text:p>
              <text:p text:style-name="P10"><text:span text:style-name="Source_20_Text"><text:s text:c="2"/>with:</text:span></text:p>
              <text:p text:style-name="P11"><text:span text:style-name="Source_20_Text"><text:s text:c="4"/>registry_ids: '987654321098'</text:span></text:p>
            </text:list-item>
          </text:list>
        </text:list-item>
      </text:list>
      <text:h text:style-name="Heading_20_3" text:outline-level="3">6. aws-actions/amazon-ecs-deploy-task-definition@v1</text:h>
      <text:p text:style-name="Text_20_body"><text:span text:style-name="Strong_20_Emphasis">Purpose</text:span>: Deploys task definitions to ECS.<text:line-break/><text:span text:style-name="Strong_20_Emphasis">DevOps Relevance</text:span>: Automates container deployments.</text:p>
      <text:h text:style-name="Heading_20_4" text:outline-level="4">Possible Uses</text:h>
      <text:list text:style-name="L33">
        <text:list-item>
          <text:p text:style-name="P93"><text:span text:style-name="Strong_20_Emphasis">Standard ECS Deployment</text:span>:</text:p>
          <text:list>
            <text:list-item>
              <text:p text:style-name="P93">Update ECS service with new task definition. </text:p>
            </text:list-item>
            <text:list-item>
              <text:p text:style-name="P93">Example: Example 2. </text:p>
            </text:list-item>
            <text:list-item>
              <text:p text:style-name="P12"><text:span text:style-name="Source_20_Text">- uses: aws-actions/amazon-ecs-deploy-task-definition@v1</text:span></text:p>
              <text:p text:style-name="P12"><text:soft-page-break/><text:span text:style-name="Source_20_Text"><text:s text:c="2"/>with:</text:span></text:p>
              <text:p text:style-name="P12"><text:span text:style-name="Source_20_Text"><text:s text:c="4"/>task-definition: task-definition.json</text:span></text:p>
              <text:p text:style-name="P12"><text:span text:style-name="Source_20_Text"><text:s text:c="4"/>service: my-app-service</text:span></text:p>
              <text:p text:style-name="P13"><text:span text:style-name="Source_20_Text"><text:s text:c="4"/>cluster: my-cluster</text:span></text:p>
            </text:list-item>
          </text:list>
        </text:list-item>
        <text:list-item>
          <text:p text:style-name="P93"><text:span text:style-name="Strong_20_Emphasis">Blue-Green Deployment</text:span>:</text:p>
          <text:list>
            <text:list-item>
              <text:p text:style-name="P93">Deploy and switch traffic for zero downtime. </text:p>
            </text:list-item>
            <text:list-item>
              <text:p text:style-name="P93">Example: Example 25. </text:p>
            </text:list-item>
            <text:list-item>
              <text:p text:style-name="P12"><text:span text:style-name="Source_20_Text">- uses: aws-actions/amazon-ecs-deploy-task-definition@v1</text:span></text:p>
              <text:p text:style-name="P12"><text:span text:style-name="Source_20_Text"><text:s text:c="2"/>with:</text:span></text:p>
              <text:p text:style-name="P12"><text:span text:style-name="Source_20_Text"><text:s text:c="4"/>task-definition: task-definition-blue.json</text:span></text:p>
              <text:p text:style-name="P12"><text:span text:style-name="Source_20_Text"><text:s text:c="4"/>service: my-app-service-blue</text:span></text:p>
              <text:p text:style-name="P13"><text:span text:style-name="Source_20_Text"><text:s text:c="4"/>cluster: my-cluster</text:span></text:p>
            </text:list-item>
          </text:list>
        </text:list-item>
        <text:list-item>
          <text:p text:style-name="P93"><text:span text:style-name="Strong_20_Emphasis">Dynamic Task Definition</text:span>:</text:p>
          <text:list>
            <text:list-item>
              <text:p text:style-name="P93">Deploy dynamically generated task definitions. </text:p>
            </text:list-item>
            <text:list-item>
              <text:p text:style-name="P93">Example: Example 18. </text:p>
            </text:list-item>
            <text:list-item>
              <text:p text:style-name="P12"><text:span text:style-name="Source_20_Text">- uses: aws-actions/amazon-ecs-deploy-task-definition@v1</text:span></text:p>
              <text:p text:style-name="P12"><text:span text:style-name="Source_20_Text"><text:s text:c="2"/>with:</text:span></text:p>
              <text:p text:style-name="P12"><text:span text:style-name="Source_20_Text"><text:s text:c="4"/>task-definition: task-definition.json</text:span></text:p>
              <text:p text:style-name="P12"><text:span text:style-name="Source_20_Text"><text:s text:c="4"/>service: my-app-service</text:span></text:p>
              <text:p text:style-name="P13"><text:span text:style-name="Source_20_Text"><text:s text:c="4"/>cluster: my-cluster</text:span></text:p>
            </text:list-item>
          </text:list>
        </text:list-item>
        <text:list-item>
          <text:p text:style-name="P93"><text:span text:style-name="Strong_20_Emphasis">Multi-Region Deployment</text:span>:</text:p>
          <text:list>
            <text:list-item>
              <text:p text:style-name="P93">Deploy to ECS clusters in multiple regions. </text:p>
            </text:list-item>
            <text:list-item>
              <text:p text:style-name="P93">Example: Example 7. </text:p>
            </text:list-item>
            <text:list-item>
              <text:p text:style-name="P12"><text:span text:style-name="Source_20_Text">strategy:</text:span></text:p>
              <text:p text:style-name="P12"><text:span text:style-name="Source_20_Text"><text:s text:c="2"/>matrix:</text:span></text:p>
              <text:p text:style-name="P12"><text:span text:style-name="Source_20_Text"><text:s text:c="4"/>region: [us-east-1, us-west-2]</text:span></text:p>
              <text:p text:style-name="P12"><text:span text:style-name="Source_20_Text">steps:</text:span></text:p>
              <text:p text:style-name="P12"><text:span text:style-name="Source_20_Text"><text:s text:c="2"/>- uses: aws-actions/amazon-ecs-deploy-task-definition@v1</text:span></text:p>
              <text:p text:style-name="P12"><text:span text:style-name="Source_20_Text"><text:s text:c="4"/>with:</text:span></text:p>
              <text:p text:style-name="P12"><text:span text:style-name="Source_20_Text"><text:s text:c="6"/>task-definition: task-definition-${{ matrix.region }}.json</text:span></text:p>
              <text:p text:style-name="P12"><text:span text:style-name="Source_20_Text"><text:s text:c="6"/>service: my-app-service-${{ matrix.region }}</text:span></text:p>
              <text:p text:style-name="P13"><text:span text:style-name="Source_20_Text"><text:s text:c="6"/>cluster: my-cluster-${{ matrix.region }}</text:span></text:p>
            </text:list-item>
          </text:list>
        </text:list-item>
        <text:list-item>
          <text:p text:style-name="P93"><text:span text:style-name="Strong_20_Emphasis">Rollback Deployment</text:span>:</text:p>
          <text:list>
            <text:list-item>
              <text:p text:style-name="P93">Revert to a previous task definition on failure. </text:p>
            </text:list-item>
            <text:list-item>
              <text:p text:style-name="P12"><text:span text:style-name="Source_20_Text">- uses: aws-actions/amazon-ecs-deploy-task-definition@v1</text:span></text:p>
              <text:p text:style-name="P12"><text:span text:style-name="Source_20_Text"><text:s text:c="2"/>with:</text:span></text:p>
              <text:p text:style-name="P12"><text:span text:style-name="Source_20_Text"><text:s text:c="4"/>task-definition: previous-task-definition.json</text:span></text:p>
              <text:p text:style-name="P12"><text:span text:style-name="Source_20_Text"><text:s text:c="4"/>service: my-app-service</text:span></text:p>
              <text:p text:style-name="P13"><text:span text:style-name="Source_20_Text"><text:s text:c="4"/>cluster: my-cluster</text:span></text:p>
            </text:list-item>
          </text:list>
        </text:list-item>
        <text:list-item>
          <text:p text:style-name="P93"><text:span text:style-name="Strong_20_Emphasis">Canary Deployment</text:span>:</text:p>
          <text:list>
            <text:list-item>
              <text:p text:style-name="P93">Deploy a new task definition with partial traffic. </text:p>
            </text:list-item>
            <text:list-item>
              <text:p text:style-name="P12"><text:span text:style-name="Source_20_Text">- uses: aws-actions/amazon-ecs-deploy-task-definition@v1</text:span></text:p>
              <text:p text:style-name="P12"><text:span text:style-name="Source_20_Text"><text:s text:c="2"/>with:</text:span></text:p>
              <text:p text:style-name="P12"><text:span text:style-name="Source_20_Text"><text:s text:c="4"/>task-definition: task-definition-canary.json</text:span></text:p>
              <text:p text:style-name="P12"><text:span text:style-name="Source_20_Text"><text:s text:c="4"/>service: my-app-service-canary</text:span></text:p>
              <text:p text:style-name="P13"><text:span text:style-name="Source_20_Text"><text:s text:c="4"/>cluster: my-cluster</text:span></text:p>
            </text:list-item>
          </text:list>
        </text:list-item>
      </text:list>
      <text:h text:style-name="Heading_20_3" text:outline-level="3">7. snyk/actions/node@master</text:h>
      <text:p text:style-name="Text_20_body"><text:span text:style-name="Strong_20_Emphasis">Purpose</text:span>: Scans Node.js dependencies for vulnerabilities.<text:line-break/><text:span text:style-name="Strong_20_Emphasis">DevOps Relevance</text:span>: Ensures secure deployments.</text:p>
      <text:h text:style-name="Heading_20_4" text:outline-level="4"><text:soft-page-break/>Possible Uses</text:h>
      <text:list text:style-name="L34">
        <text:list-item>
          <text:p text:style-name="P94"><text:span text:style-name="Strong_20_Emphasis">Dependency Scanning</text:span>:</text:p>
          <text:list>
            <text:list-item>
              <text:p text:style-name="P94">Scan Node.js dependencies in CI. </text:p>
            </text:list-item>
            <text:list-item>
              <text:p text:style-name="P94">Example: Example 5. </text:p>
            </text:list-item>
            <text:list-item>
              <text:p text:style-name="P14"><text:span text:style-name="Source_20_Text">- uses: snyk/actions/node@master</text:span></text:p>
              <text:p text:style-name="P14"><text:span text:style-name="Source_20_Text"><text:s text:c="2"/>env:</text:span></text:p>
              <text:p text:style-name="P14"><text:span text:style-name="Source_20_Text"><text:s text:c="4"/>SNYK_TOKEN: ${{ secrets.SNYK_TOKEN }}</text:span></text:p>
              <text:p text:style-name="P14"><text:span text:style-name="Source_20_Text"><text:s text:c="2"/>with:</text:span></text:p>
              <text:p text:style-name="P15"><text:span text:style-name="Source_20_Text"><text:s text:c="4"/>command: test</text:span></text:p>
            </text:list-item>
          </text:list>
        </text:list-item>
        <text:list-item>
          <text:p text:style-name="P94"><text:span text:style-name="Strong_20_Emphasis">Monitor Dependencies</text:span>:</text:p>
          <text:list>
            <text:list-item>
              <text:p text:style-name="P94">Continuously monitor for new vulnerabilities. </text:p>
            </text:list-item>
            <text:list-item>
              <text:p text:style-name="P14"><text:span text:style-name="Source_20_Text">- uses: snyk/actions/node@master</text:span></text:p>
              <text:p text:style-name="P14"><text:span text:style-name="Source_20_Text"><text:s text:c="2"/>env:</text:span></text:p>
              <text:p text:style-name="P14"><text:span text:style-name="Source_20_Text"><text:s text:c="4"/>SNYK_TOKEN: ${{ secrets.SNYK_TOKEN }}</text:span></text:p>
              <text:p text:style-name="P14"><text:span text:style-name="Source_20_Text"><text:s text:c="2"/>with:</text:span></text:p>
              <text:p text:style-name="P15"><text:span text:style-name="Source_20_Text"><text:s text:c="4"/>command: monitor</text:span></text:p>
            </text:list-item>
          </text:list>
        </text:list-item>
        <text:list-item>
          <text:p text:style-name="P94"><text:span text:style-name="Strong_20_Emphasis">Fail on Critical Issues</text:span>:</text:p>
          <text:list>
            <text:list-item>
              <text:p text:style-name="P94">Fail CI on high-severity vulnerabilities. </text:p>
            </text:list-item>
            <text:list-item>
              <text:p text:style-name="P14"><text:span text:style-name="Source_20_Text">- uses: snyk/actions/node@master</text:span></text:p>
              <text:p text:style-name="P14"><text:span text:style-name="Source_20_Text"><text:s text:c="2"/>env:</text:span></text:p>
              <text:p text:style-name="P14"><text:span text:style-name="Source_20_Text"><text:s text:c="4"/>SNYK_TOKEN: ${{ secrets.SNYK_TOKEN }}</text:span></text:p>
              <text:p text:style-name="P14"><text:span text:style-name="Source_20_Text"><text:s text:c="2"/>with:</text:span></text:p>
              <text:p text:style-name="P14"><text:span text:style-name="Source_20_Text"><text:s text:c="4"/>command: test</text:span></text:p>
              <text:p text:style-name="P15"><text:span text:style-name="Source_20_Text"><text:s text:c="4"/>args: --severity-threshold=high</text:span></text:p>
            </text:list-item>
          </text:list>
        </text:list-item>
        <text:list-item>
          <text:p text:style-name="P94"><text:span text:style-name="Strong_20_Emphasis">Scan Specific Package Files</text:span>:</text:p>
          <text:list>
            <text:list-item>
              <text:p text:style-name="P94">Scan a specific <text:span text:style-name="Source_20_Text">package.json</text:span>. </text:p>
            </text:list-item>
            <text:list-item>
              <text:p text:style-name="P14"><text:span text:style-name="Source_20_Text">- uses: snyk/actions/node@master</text:span></text:p>
              <text:p text:style-name="P14"><text:span text:style-name="Source_20_Text"><text:s text:c="2"/>env:</text:span></text:p>
              <text:p text:style-name="P14"><text:span text:style-name="Source_20_Text"><text:s text:c="4"/>SNYK_TOKEN: ${{ secrets.SNYK_TOKEN }}</text:span></text:p>
              <text:p text:style-name="P14"><text:span text:style-name="Source_20_Text"><text:s text:c="2"/>with:</text:span></text:p>
              <text:p text:style-name="P14"><text:span text:style-name="Source_20_Text"><text:s text:c="4"/>command: test</text:span></text:p>
              <text:p text:style-name="P15"><text:span text:style-name="Source_20_Text"><text:s text:c="4"/>file: frontend/package.json</text:span></text:p>
            </text:list-item>
          </text:list>
        </text:list-item>
        <text:list-item>
          <text:p text:style-name="P94"><text:span text:style-name="Strong_20_Emphasis">Integration with PR Checks</text:span>:</text:p>
          <text:list>
            <text:list-item>
              <text:p text:style-name="P94">Run Snyk on pull requests to block insecure code. </text:p>
            </text:list-item>
            <text:list-item>
              <text:p text:style-name="P14"><text:span text:style-name="Source_20_Text">- uses: snyk/actions/node@master</text:span></text:p>
              <text:p text:style-name="P14"><text:span text:style-name="Source_20_Text"><text:s text:c="2"/>env:</text:span></text:p>
              <text:p text:style-name="P14"><text:span text:style-name="Source_20_Text"><text:s text:c="4"/>SNYK_TOKEN: ${{ secrets.SNYK_TOKEN }}</text:span></text:p>
              <text:p text:style-name="P14"><text:span text:style-name="Source_20_Text"><text:s text:c="2"/>with:</text:span></text:p>
              <text:p text:style-name="P15"><text:span text:style-name="Source_20_Text"><text:s text:c="4"/>command: test</text:span></text:p>
            </text:list-item>
          </text:list>
        </text:list-item>
      </text:list>
      <text:h text:style-name="Heading_20_3" text:outline-level="3">8. hadolint/hadolint-action@v3</text:h>
      <text:p text:style-name="Text_20_body"><text:span text:style-name="Strong_20_Emphasis">Purpose</text:span>: Lints Dockerfiles for best practices.<text:line-break/><text:span text:style-name="Strong_20_Emphasis">DevOps Relevance</text:span>: Enhances container security.</text:p>
      <text:h text:style-name="Heading_20_4" text:outline-level="4">Possible Uses</text:h>
      <text:list text:style-name="L35">
        <text:list-item>
          <text:p text:style-name="P95"><text:span text:style-name="Strong_20_Emphasis">Dockerfile Linting</text:span>:</text:p>
          <text:list>
            <text:list-item>
              <text:p text:style-name="P95">Lint Dockerfiles in CI. </text:p>
            </text:list-item>
            <text:list-item>
              <text:p text:style-name="P95">Example: Example 5. </text:p>
            </text:list-item>
            <text:list-item>
              <text:p text:style-name="P16"><text:span text:style-name="Source_20_Text">- uses: hadolint/hadolint-action@v3</text:span></text:p>
              <text:p text:style-name="P16"><text:soft-page-break/><text:span text:style-name="Source_20_Text"><text:s text:c="2"/>with:</text:span></text:p>
              <text:p text:style-name="P17"><text:span text:style-name="Source_20_Text"><text:s text:c="4"/>dockerfile: Dockerfile</text:span></text:p>
            </text:list-item>
          </text:list>
        </text:list-item>
        <text:list-item>
          <text:p text:style-name="P95"><text:span text:style-name="Strong_20_Emphasis">Multiple Dockerfile Linting</text:span>:</text:p>
          <text:list>
            <text:list-item>
              <text:p text:style-name="P95">Lint multiple Dockerfiles in a monorepo. </text:p>
            </text:list-item>
            <text:list-item>
              <text:p text:style-name="P16"><text:span text:style-name="Source_20_Text">- uses: hadolint/hadolint-action@v3</text:span></text:p>
              <text:p text:style-name="P16"><text:span text:style-name="Source_20_Text"><text:s text:c="2"/>with:</text:span></text:p>
              <text:p text:style-name="P17"><text:span text:style-name="Source_20_Text"><text:s text:c="4"/>dockerfile: services/api/Dockerfile</text:span></text:p>
            </text:list-item>
          </text:list>
        </text:list-item>
        <text:list-item>
          <text:p text:style-name="P95"><text:span text:style-name="Strong_20_Emphasis">Custom Configuration</text:span>:</text:p>
          <text:list>
            <text:list-item>
              <text:p text:style-name="P95">Use a custom <text:span text:style-name="Source_20_Text">.hadolint.yaml</text:span> for linting rules. </text:p>
            </text:list-item>
            <text:list-item>
              <text:p text:style-name="P16"><text:span text:style-name="Source_20_Text">- uses: hadolint/hadolint-action@v3</text:span></text:p>
              <text:p text:style-name="P16"><text:span text:style-name="Source_20_Text"><text:s text:c="2"/>with:</text:span></text:p>
              <text:p text:style-name="P16"><text:span text:style-name="Source_20_Text"><text:s text:c="4"/>dockerfile: Dockerfile</text:span></text:p>
              <text:p text:style-name="P17"><text:span text:style-name="Source_20_Text"><text:s text:c="4"/>config: .hadolint.yaml</text:span></text:p>
            </text:list-item>
          </text:list>
        </text:list-item>
        <text:list-item>
          <text:p text:style-name="P95"><text:span text:style-name="Strong_20_Emphasis">Fail on Specific Issues</text:span>:</text:p>
          <text:list>
            <text:list-item>
              <text:p text:style-name="P95">Fail CI on critical Dockerfile issues. </text:p>
            </text:list-item>
            <text:list-item>
              <text:p text:style-name="P16"><text:span text:style-name="Source_20_Text">- uses: hadolint/hadolint-action@v3</text:span></text:p>
              <text:p text:style-name="P16"><text:span text:style-name="Source_20_Text"><text:s text:c="2"/>with:</text:span></text:p>
              <text:p text:style-name="P16"><text:span text:style-name="Source_20_Text"><text:s text:c="4"/>dockerfile: Dockerfile</text:span></text:p>
              <text:p text:style-name="P17"><text:span text:style-name="Source_20_Text"><text:s text:c="4"/>failure-threshold: error</text:span></text:p>
            </text:list-item>
          </text:list>
        </text:list-item>
        <text:list-item>
          <text:p text:style-name="P95"><text:span text:style-name="Strong_20_Emphasis">PR Validation</text:span>:</text:p>
          <text:list>
            <text:list-item>
              <text:p text:style-name="P95">Lint Dockerfiles in pull requests. </text:p>
            </text:list-item>
            <text:list-item>
              <text:p text:style-name="P16"><text:span text:style-name="Source_20_Text">- uses: hadolint/hadolint-action@v3</text:span></text:p>
              <text:p text:style-name="P16"><text:span text:style-name="Source_20_Text"><text:s text:c="2"/>with:</text:span></text:p>
              <text:p text:style-name="P17"><text:span text:style-name="Source_20_Text"><text:s text:c="4"/>dockerfile: Dockerfile</text:span></text:p>
            </text:list-item>
          </text:list>
        </text:list-item>
      </text:list>
      <text:h text:style-name="Heading_20_3" text:outline-level="3">9. nick-fields/retry@v3</text:h>
      <text:p text:style-name="Text_20_body"><text:span text:style-name="Strong_20_Emphasis">Purpose</text:span>: Retries commands on failure.<text:line-break/><text:span text:style-name="Strong_20_Emphasis">DevOps Relevance</text:span>: Improves pipeline reliability.</text:p>
      <text:h text:style-name="Heading_20_4" text:outline-level="4">Possible Uses</text:h>
      <text:list text:style-name="L36">
        <text:list-item>
          <text:p text:style-name="P96"><text:span text:style-name="Strong_20_Emphasis">Retry ECS Deployments</text:span>:</text:p>
          <text:list>
            <text:list-item>
              <text:p text:style-name="P96">Retry ECS updates on network failures. </text:p>
            </text:list-item>
            <text:list-item>
              <text:p text:style-name="P96">Example: Example 9. </text:p>
            </text:list-item>
            <text:list-item>
              <text:p text:style-name="P18"><text:span text:style-name="Source_20_Text">- uses: nick-fields/retry@v3</text:span></text:p>
              <text:p text:style-name="P18"><text:span text:style-name="Source_20_Text"><text:s text:c="2"/>with:</text:span></text:p>
              <text:p text:style-name="P18"><text:span text:style-name="Source_20_Text"><text:s text:c="4"/>timeout_minutes: 10</text:span></text:p>
              <text:p text:style-name="P18"><text:span text:style-name="Source_20_Text"><text:s text:c="4"/>max_attempts: 3</text:span></text:p>
              <text:p text:style-name="P19"><text:span text:style-name="Source_20_Text"><text:s text:c="4"/>command: aws ecs update-service --cluster my-cluster --service my-app-service --task-definition task-definition.json</text:span></text:p>
            </text:list-item>
          </text:list>
        </text:list-item>
        <text:list-item>
          <text:p text:style-name="P96"><text:span text:style-name="Strong_20_Emphasis">Retry S3 Sync</text:span>:</text:p>
          <text:list>
            <text:list-item>
              <text:p text:style-name="P96">Retry S3 sync on transient errors. </text:p>
            </text:list-item>
            <text:list-item>
              <text:p text:style-name="P18"><text:span text:style-name="Source_20_Text">- uses: nick-fields/retry@v3</text:span></text:p>
              <text:p text:style-name="P18"><text:span text:style-name="Source_20_Text"><text:s text:c="2"/>with:</text:span></text:p>
              <text:p text:style-name="P18"><text:span text:style-name="Source_20_Text"><text:s text:c="4"/>max_attempts: 3</text:span></text:p>
              <text:p text:style-name="P19"><text:span text:style-name="Source_20_Text"><text:s text:c="4"/>command: aws s3 sync ./build/ s3://my-bucket</text:span></text:p>
            </text:list-item>
          </text:list>
        </text:list-item>
        <text:list-item>
          <text:p text:style-name="P96"><text:span text:style-name="Strong_20_Emphasis">Retry Lambda Updates</text:span>:</text:p>
          <text:list>
            <text:list-item>
              <text:p text:style-name="P96">Retry Lambda function updates. </text:p>
            </text:list-item>
            <text:list-item>
              <text:p text:style-name="P18"><text:soft-page-break/><text:span text:style-name="Source_20_Text">- uses: nick-fields/retry@v3</text:span></text:p>
              <text:p text:style-name="P18"><text:span text:style-name="Source_20_Text"><text:s text:c="2"/>with:</text:span></text:p>
              <text:p text:style-name="P18"><text:span text:style-name="Source_20_Text"><text:s text:c="4"/>max_attempts: 3</text:span></text:p>
              <text:p text:style-name="P19"><text:span text:style-name="Source_20_Text"><text:s text:c="4"/>command: aws lambda update-function-code --function-name my-lambda --zip-file fileb://function.zip</text:span></text:p>
            </text:list-item>
          </text:list>
        </text:list-item>
        <text:list-item>
          <text:p text:style-name="P96"><text:span text:style-name="Strong_20_Emphasis">Retry ECR Push</text:span>:</text:p>
          <text:list>
            <text:list-item>
              <text:p text:style-name="P96">Retry Docker push to ECR. </text:p>
            </text:list-item>
            <text:list-item>
              <text:p text:style-name="P18"><text:span text:style-name="Source_20_Text">- uses: nick-fields/retry@v3</text:span></text:p>
              <text:p text:style-name="P18"><text:span text:style-name="Source_20_Text"><text:s text:c="2"/>with:</text:span></text:p>
              <text:p text:style-name="P18"><text:span text:style-name="Source_20_Text"><text:s text:c="4"/>max_attempts: 3</text:span></text:p>
              <text:p text:style-name="P19"><text:span text:style-name="Source_20_Text"><text:s text:c="4"/>command: docker push my-repo:latest</text:span></text:p>
            </text:list-item>
          </text:list>
        </text:list-item>
        <text:list-item>
          <text:p text:style-name="P96"><text:span text:style-name="Strong_20_Emphasis">Retry API Calls</text:span>:</text:p>
          <text:list>
            <text:list-item>
              <text:p text:style-name="P96">Retry AWS API calls (e.g., CloudFormation). </text:p>
            </text:list-item>
            <text:list-item>
              <text:p text:style-name="P18"><text:span text:style-name="Source_20_Text">- uses: nick-fields/retry@v3</text:span></text:p>
              <text:p text:style-name="P18"><text:span text:style-name="Source_20_Text"><text:s text:c="2"/>with:</text:span></text:p>
              <text:p text:style-name="P18"><text:span text:style-name="Source_20_Text"><text:s text:c="4"/>max_attempts: 3</text:span></text:p>
              <text:p text:style-name="P19"><text:span text:style-name="Source_20_Text"><text:s text:c="4"/>command: aws cloudformation deploy --template-file stack.yml --stack-name my-stack</text:span></text:p>
            </text:list-item>
          </text:list>
        </text:list-item>
      </text:list>
      <text:h text:style-name="Heading_20_3" text:outline-level="3">10. actions/cache@v4</text:h>
      <text:p text:style-name="Text_20_body"><text:span text:style-name="Strong_20_Emphasis">Purpose</text:span>: Caches artifacts to speed up workflows.<text:line-break/><text:span text:style-name="Strong_20_Emphasis">DevOps Relevance</text:span>: Optimizes CI/CD performance.</text:p>
      <text:h text:style-name="Heading_20_4" text:outline-level="4">Possible Uses</text:h>
      <text:list text:style-name="L37">
        <text:list-item>
          <text:p text:style-name="P97"><text:span text:style-name="Strong_20_Emphasis">Cache Docker Layers</text:span>:</text:p>
          <text:list>
            <text:list-item>
              <text:p text:style-name="P97">Cache Docker layers for faster ECS builds. </text:p>
            </text:list-item>
            <text:list-item>
              <text:p text:style-name="P97">Example: Example 23. </text:p>
            </text:list-item>
            <text:list-item>
              <text:p text:style-name="P20"><text:span text:style-name="Source_20_Text">- uses: actions/cache@v4</text:span></text:p>
              <text:p text:style-name="P20"><text:span text:style-name="Source_20_Text"><text:s text:c="2"/>with:</text:span></text:p>
              <text:p text:style-name="P20"><text:span text:style-name="Source_20_Text"><text:s text:c="4"/>path: /tmp/.buildx-cache</text:span></text:p>
              <text:p text:style-name="P20"><text:span text:style-name="Source_20_Text"><text:s text:c="4"/>key: ${{ runner.os }}-buildx-${{ github.sha }}</text:span></text:p>
              <text:p text:style-name="P21"><text:span text:style-name="Source_20_Text"><text:s text:c="4"/>restore-keys: ${{ runner.os }}-buildx-</text:span></text:p>
            </text:list-item>
          </text:list>
        </text:list-item>
        <text:list-item>
          <text:p text:style-name="P97"><text:span text:style-name="Strong_20_Emphasis">Cache npm Dependencies</text:span>:</text:p>
          <text:list>
            <text:list-item>
              <text:p text:style-name="P97">Cache <text:span text:style-name="Source_20_Text">node_modules</text:span> for Node.js builds. </text:p>
            </text:list-item>
            <text:list-item>
              <text:p text:style-name="P20"><text:span text:style-name="Source_20_Text">- uses: actions/cache@v4</text:span></text:p>
              <text:p text:style-name="P20"><text:span text:style-name="Source_20_Text"><text:s text:c="2"/>with:</text:span></text:p>
              <text:p text:style-name="P20"><text:span text:style-name="Source_20_Text"><text:s text:c="4"/>path: ~/.npm</text:span></text:p>
              <text:p text:style-name="P20"><text:span text:style-name="Source_20_Text"><text:s text:c="4"/>key: ${{ runner.os }}-npm-${{ hashFiles('**/package-lock.json') }}</text:span></text:p>
              <text:p text:style-name="P21"><text:span text:style-name="Source_20_Text"><text:s text:c="4"/>restore-keys: ${{ runner.os }}-npm-</text:span></text:p>
            </text:list-item>
          </text:list>
        </text:list-item>
        <text:list-item>
          <text:p text:style-name="P97"><text:span text:style-name="Strong_20_Emphasis">Cache Python Dependencies</text:span>:</text:p>
          <text:list>
            <text:list-item>
              <text:p text:style-name="P97">Cache pip dependencies for Lambda. </text:p>
            </text:list-item>
            <text:list-item>
              <text:p text:style-name="P20"><text:span text:style-name="Source_20_Text">- uses: actions/cache@v4</text:span></text:p>
              <text:p text:style-name="P20"><text:span text:style-name="Source_20_Text"><text:s text:c="2"/>with:</text:span></text:p>
              <text:p text:style-name="P20"><text:span text:style-name="Source_20_Text"><text:s text:c="4"/>path: ~/.cache/pip</text:span></text:p>
              <text:p text:style-name="P20"><text:span text:style-name="Source_20_Text"><text:s text:c="4"/>key: ${{ runner.os }}-pip-${{ hashFiles('**/requirements.txt') }}</text:span></text:p>
              <text:p text:style-name="P21"><text:span text:style-name="Source_20_Text"><text:s text:c="4"/>restore-keys: ${{ runner.os }}-pip-</text:span></text:p>
            </text:list-item>
          </text:list>
        </text:list-item>
        <text:list-item>
          <text:p text:style-name="P97"><text:span text:style-name="Strong_20_Emphasis">Cache Build Artifacts</text:span>:</text:p>
          <text:list>
            <text:list-item>
              <text:p text:style-name="P97"><text:soft-page-break/>Cache compiled artifacts for redeployment. </text:p>
            </text:list-item>
            <text:list-item>
              <text:p text:style-name="P20"><text:span text:style-name="Source_20_Text">- uses: actions/cache@v4</text:span></text:p>
              <text:p text:style-name="P20"><text:span text:style-name="Source_20_Text"><text:s text:c="2"/>with:</text:span></text:p>
              <text:p text:style-name="P20"><text:span text:style-name="Source_20_Text"><text:s text:c="4"/>path: ./build</text:span></text:p>
              <text:p text:style-name="P21"><text:span text:style-name="Source_20_Text"><text:s text:c="4"/>key: ${{ runner.os }}-build-${{ github.sha }}</text:span></text:p>
            </text:list-item>
          </text:list>
        </text:list-item>
        <text:list-item>
          <text:p text:style-name="P97"><text:span text:style-name="Strong_20_Emphasis">Cache Across Jobs</text:span>:</text:p>
          <text:list>
            <text:list-item>
              <text:p text:style-name="P97">Share cache between jobs in a workflow. </text:p>
            </text:list-item>
            <text:list-item>
              <text:p text:style-name="P20"><text:span text:style-name="Source_20_Text">- uses: actions/cache@v4</text:span></text:p>
              <text:p text:style-name="P20"><text:span text:style-name="Source_20_Text"><text:s text:c="2"/>with:</text:span></text:p>
              <text:p text:style-name="P20"><text:span text:style-name="Source_20_Text"><text:s text:c="4"/>path: ./dist</text:span></text:p>
              <text:p text:style-name="P21"><text:span text:style-name="Source_20_Text"><text:s text:c="4"/>key: ${{ runner.os }}-dist-${{ github.run_id }}</text:span></text:p>
            </text:list-item>
          </text:list>
        </text:list-item>
      </text:list>
      <text:h text:style-name="Heading_20_3" text:outline-level="3">11. .github/actions/s3-deploy (Custom)</text:h>
      <text:p text:style-name="Text_20_body"><text:span text:style-name="Strong_20_Emphasis">Purpose</text:span>: Custom action to deploy to S3 with metadata.<text:line-break/><text:span text:style-name="Strong_20_Emphasis">DevOps Relevance</text:span>: Standardizes deployment logic.</text:p>
      <text:h text:style-name="Heading_20_4" text:outline-level="4">Possible Uses</text:h>
      <text:list text:style-name="L38">
        <text:list-item>
          <text:p text:style-name="P98"><text:span text:style-name="Strong_20_Emphasis">S3 Deployment with Metadata</text:span>:</text:p>
          <text:list>
            <text:list-item>
              <text:p text:style-name="P98">Deploy to S3 with custom headers. </text:p>
            </text:list-item>
            <text:list-item>
              <text:p text:style-name="P98">Example: Example 8. </text:p>
            </text:list-item>
            <text:list-item>
              <text:p text:style-name="P22"><text:span text:style-name="Source_20_Text">- uses: ./.github/actions/s3-deploy</text:span></text:p>
              <text:p text:style-name="P22"><text:span text:style-name="Source_20_Text"><text:s text:c="2"/>with:</text:span></text:p>
              <text:p text:style-name="P22"><text:span text:style-name="Source_20_Text"><text:s text:c="4"/>bucket: my-website-bucket</text:span></text:p>
              <text:p text:style-name="P23"><text:span text:style-name="Source_20_Text"><text:s text:c="4"/>source: ./build</text:span></text:p>
            </text:list-item>
          </text:list>
        </text:list-item>
        <text:list-item>
          <text:p text:style-name="P98"><text:span text:style-name="Strong_20_Emphasis">Versioned S3 Deployment</text:span>:</text:p>
          <text:list>
            <text:list-item>
              <text:p text:style-name="P98">Deploy to a versioned S3 path. </text:p>
            </text:list-item>
            <text:list-item>
              <text:p text:style-name="P22"><text:span text:style-name="Source_20_Text">- uses: ./.github/actions/s3-deploy</text:span></text:p>
              <text:p text:style-name="P22"><text:span text:style-name="Source_20_Text"><text:s text:c="2"/>with:</text:span></text:p>
              <text:p text:style-name="P22"><text:span text:style-name="Source_20_Text"><text:s text:c="4"/>bucket: my-website-bucket</text:span></text:p>
              <text:p text:style-name="P22"><text:span text:style-name="Source_20_Text"><text:s text:c="4"/>source: ./build</text:span></text:p>
              <text:p text:style-name="P23"><text:span text:style-name="Source_20_Text"><text:s text:c="4"/>destination: versions/${{ github.sha }}</text:span></text:p>
            </text:list-item>
          </text:list>
        </text:list-item>
        <text:list-item>
          <text:p text:style-name="P98"><text:span text:style-name="Strong_20_Emphasis">Multi-Bucket Deployment</text:span>:</text:p>
          <text:list>
            <text:list-item>
              <text:p text:style-name="P98">Deploy to multiple S3 buckets. </text:p>
            </text:list-item>
            <text:list-item>
              <text:p text:style-name="P22"><text:span text:style-name="Source_20_Text">- uses: ./.github/actions/s3-deploy</text:span></text:p>
              <text:p text:style-name="P22"><text:span text:style-name="Source_20_Text"><text:s text:c="2"/>with:</text:span></text:p>
              <text:p text:style-name="P22"><text:span text:style-name="Source_20_Text"><text:s text:c="4"/>bucket: my-primary-bucket</text:span></text:p>
              <text:p text:style-name="P22"><text:span text:style-name="Source_20_Text"><text:s text:c="4"/>source: ./build</text:span></text:p>
              <text:p text:style-name="P22"><text:span text:style-name="Source_20_Text">- uses: ./.github/actions/s3-deploy</text:span></text:p>
              <text:p text:style-name="P22"><text:span text:style-name="Source_20_Text"><text:s text:c="2"/>with:</text:span></text:p>
              <text:p text:style-name="P22"><text:span text:style-name="Source_20_Text"><text:s text:c="4"/>bucket: my-backup-bucket</text:span></text:p>
              <text:p text:style-name="P23"><text:span text:style-name="Source_20_Text"><text:s text:c="4"/>source: ./build</text:span></text:p>
            </text:list-item>
          </text:list>
        </text:list-item>
        <text:list-item>
          <text:p text:style-name="P98"><text:span text:style-name="Strong_20_Emphasis">Conditional Deployment</text:span>:</text:p>
          <text:list>
            <text:list-item>
              <text:p text:style-name="P98">Deploy based on environment. </text:p>
            </text:list-item>
            <text:list-item>
              <text:p text:style-name="P22"><text:span text:style-name="Source_20_Text">- uses: ./.github/actions/s3-deploy</text:span></text:p>
              <text:p text:style-name="P22"><text:span text:style-name="Source_20_Text"><text:s text:c="2"/>if: github.ref == 'refs/heads/main'</text:span></text:p>
              <text:p text:style-name="P22"><text:span text:style-name="Source_20_Text"><text:s text:c="2"/>with:</text:span></text:p>
              <text:p text:style-name="P22"><text:span text:style-name="Source_20_Text"><text:s text:c="4"/>bucket: my-prod-bucket</text:span></text:p>
              <text:p text:style-name="P23"><text:span text:style-name="Source_20_Text"><text:s text:c="4"/>source: ./build</text:span></text:p>
            </text:list-item>
          </text:list>
        </text:list-item>
        <text:list-item>
          <text:p text:style-name="P98"><text:span text:style-name="Strong_20_Emphasis">Custom S3 Options</text:span>:</text:p>
          <text:list>
            <text:list-item>
              <text:p text:style-name="P98"><text:soft-page-break/>Use additional S3 sync options (e.g., ACLs). </text:p>
            </text:list-item>
            <text:list-item>
              <text:p text:style-name="P22"><text:span text:style-name="Source_20_Text"># Modified action.yml</text:span></text:p>
              <text:p text:style-name="P22"><text:span text:style-name="Source_20_Text">- name: Sync to S3</text:span></text:p>
              <text:p text:style-name="P22"><text:span text:style-name="Source_20_Text"><text:s text:c="2"/>run: aws s3 sync ${{ inputs.source }}/ s3://${{ inputs.bucket }} --acl public-read</text:span></text:p>
              <text:p text:style-name="P23"><text:span text:style-name="Source_20_Text"><text:s text:c="2"/>shell: bash</text:span></text:p>
            </text:list-item>
          </text:list>
        </text:list-item>
      </text:list>
      <text:h text:style-name="Heading_20_2" text:outline-level="2">Section 2: All Possible Variations in GitHub Actions YAML</text:h>
      <text:p text:style-name="Text_20_body">Below is a complete list of all possible keys and configurations in a GitHub Actions workflow YAML file, based on the official documentation (<text:a xlink:type="simple" xlink:href="https://docs.github.com/en/actions/using-workflows/workflow-syntax-for-github-actions" text:style-name="Internet_20_link" text:visited-style-name="Visited_20_Internet_20_Link">https://docs.github.com/en/actions/using-workflows/workflow-syntax-for-github-actions</text:a>). Each key is explained with its purpose and an AWS-specific example, tailored for DevOps workflows.</text:p>
      <text:h text:style-name="Heading_20_3" text:outline-level="3">Top-Level Keys</text:h>
      <text:p text:style-name="Text_20_body">These define the workflow’s overall configuration.</text:p>
      <text:list text:style-name="L39">
        <text:list-item>
          <text:p text:style-name="P100"><text:span text:style-name="Strong_20_Emphasis"><text:span text:style-name="Source_20_Text">name</text:span></text:span>:</text:p>
          <text:list>
            <text:list-item>
              <text:p text:style-name="P100"><text:span text:style-name="Strong_20_Emphasis">Purpose</text:span>: Names the workflow for display in the GitHub UI. </text:p>
            </text:list-item>
            <text:list-item>
              <text:p text:style-name="P99"><text:span text:style-name="Strong_20_Emphasis">Example</text:span>:</text:p>
              <text:p text:style-name="P25"><text:span text:style-name="Source_20_Text">name: Deploy to ECS</text:span></text:p>
            </text:list-item>
          </text:list>
        </text:list-item>
        <text:list-item>
          <text:p text:style-name="P100"><text:span text:style-name="Strong_20_Emphasis"><text:span text:style-name="Source_20_Text">on</text:span></text:span>:</text:p>
          <text:list>
            <text:list-item>
              <text:p text:style-name="P100"><text:span text:style-name="Strong_20_Emphasis">Purpose</text:span>: Specifies events that trigger the workflow. </text:p>
            </text:list-item>
            <text:list-item>
              <text:p text:style-name="P100"><text:span text:style-name="Strong_20_Emphasis">Variations</text:span>:</text:p>
              <text:list>
                <text:list-item>
                  <text:p text:style-name="P100"><text:span text:style-name="Source_20_Text">push</text:span>: On code push. </text:p>
                </text:list-item>
                <text:list-item>
                  <text:p text:style-name="P100"><text:span text:style-name="Source_20_Text">pull_request</text:span>: On PR actions. </text:p>
                </text:list-item>
                <text:list-item>
                  <text:p text:style-name="P100"><text:span text:style-name="Source_20_Text">schedule</text:span>: On a cron schedule. </text:p>
                </text:list-item>
                <text:list-item>
                  <text:p text:style-name="P100"><text:span text:style-name="Source_20_Text">workflow_dispatch</text:span>: Manual trigger. </text:p>
                </text:list-item>
                <text:list-item>
                  <text:p text:style-name="P100"><text:span text:style-name="Source_20_Text">repository_dispatch</text:span>: External webhook. </text:p>
                </text:list-item>
                <text:list-item>
                  <text:p text:style-name="P100"><text:span text:style-name="Source_20_Text">issue_comment</text:span>, <text:span text:style-name="Source_20_Text">release</text:span>, etc. </text:p>
                </text:list-item>
              </text:list>
            </text:list-item>
            <text:list-item>
              <text:p text:style-name="P99"><text:span text:style-name="Strong_20_Emphasis">Example</text:span>:</text:p>
              <text:p text:style-name="P24"><text:span text:style-name="Source_20_Text">on:</text:span></text:p>
              <text:p text:style-name="P24"><text:span text:style-name="Source_20_Text"><text:s text:c="2"/>push:</text:span></text:p>
              <text:p text:style-name="P24"><text:span text:style-name="Source_20_Text"><text:s text:c="4"/>branches: [main]</text:span></text:p>
              <text:p text:style-name="P24"><text:span text:style-name="Source_20_Text"><text:s text:c="2"/>pull_request:</text:span></text:p>
              <text:p text:style-name="P24"><text:span text:style-name="Source_20_Text"><text:s text:c="4"/>branches: [main]</text:span></text:p>
              <text:p text:style-name="P24"><text:span text:style-name="Source_20_Text"><text:s text:c="2"/>schedule:</text:span></text:p>
              <text:p text:style-name="P24"><text:span text:style-name="Source_20_Text"><text:s text:c="4"/>- cron: '0 0 * * *'</text:span></text:p>
              <text:p text:style-name="P24"><text:span text:style-name="Source_20_Text"><text:s text:c="2"/>workflow_dispatch:</text:span></text:p>
              <text:p text:style-name="P24"><text:span text:style-name="Source_20_Text"><text:s text:c="4"/>inputs:</text:span></text:p>
              <text:p text:style-name="P24"><text:span text:style-name="Source_20_Text"><text:s text:c="6"/>environment:</text:span></text:p>
              <text:p text:style-name="P25"><text:span text:style-name="Source_20_Text"><text:s text:c="8"/>description: 'Target environment'</text:span></text:p>
            </text:list-item>
          </text:list>
        </text:list-item>
        <text:list-item>
          <text:p text:style-name="P100"><text:span text:style-name="Strong_20_Emphasis"><text:span text:style-name="Source_20_Text">env</text:span></text:span>:</text:p>
          <text:list>
            <text:list-item>
              <text:p text:style-name="P100"><text:span text:style-name="Strong_20_Emphasis">Purpose</text:span>: Defines workflow-wide environment variables. </text:p>
            </text:list-item>
            <text:list-item>
              <text:p text:style-name="P99"><text:span text:style-name="Strong_20_Emphasis">Example</text:span>:</text:p>
              <text:p text:style-name="P24"><text:span text:style-name="Source_20_Text">env:</text:span></text:p>
              <text:p text:style-name="P25"><text:span text:style-name="Source_20_Text"><text:s text:c="2"/>AWS_REGION: us-east-1</text:span></text:p>
            </text:list-item>
          </text:list>
        </text:list-item>
        <text:list-item>
          <text:p text:style-name="P100"><text:soft-page-break/><text:span text:style-name="Strong_20_Emphasis"><text:span text:style-name="Source_20_Text">defaults</text:span></text:span>:</text:p>
          <text:list>
            <text:list-item>
              <text:p text:style-name="P100"><text:span text:style-name="Strong_20_Emphasis">Purpose</text:span>: Sets default settings for jobs (e.g., shell, working directory). </text:p>
            </text:list-item>
            <text:list-item>
              <text:p text:style-name="P99"><text:span text:style-name="Strong_20_Emphasis">Example</text:span>:</text:p>
              <text:p text:style-name="P24"><text:span text:style-name="Source_20_Text">defaults:</text:span></text:p>
              <text:p text:style-name="P24"><text:span text:style-name="Source_20_Text"><text:s text:c="2"/>run:</text:span></text:p>
              <text:p text:style-name="P24"><text:span text:style-name="Source_20_Text"><text:s text:c="4"/>shell: bash</text:span></text:p>
              <text:p text:style-name="P25"><text:span text:style-name="Source_20_Text"><text:s text:c="4"/>working-directory: ./app</text:span></text:p>
            </text:list-item>
          </text:list>
        </text:list-item>
        <text:list-item>
          <text:p text:style-name="P100"><text:span text:style-name="Strong_20_Emphasis"><text:span text:style-name="Source_20_Text">concurrency</text:span></text:span>:</text:p>
          <text:list>
            <text:list-item>
              <text:p text:style-name="P100"><text:span text:style-name="Strong_20_Emphasis">Purpose</text:span>: Limits concurrent workflow runs to prevent conflicts. </text:p>
            </text:list-item>
            <text:list-item>
              <text:p text:style-name="P99"><text:span text:style-name="Strong_20_Emphasis">Example</text:span>:</text:p>
              <text:p text:style-name="P24"><text:span text:style-name="Source_20_Text">concurrency:</text:span></text:p>
              <text:p text:style-name="P24"><text:span text:style-name="Source_20_Text"><text:s text:c="2"/>group: production-deployment</text:span></text:p>
              <text:p text:style-name="P25"><text:span text:style-name="Source_20_Text"><text:s text:c="2"/>cancel-in-progress: true</text:span></text:p>
            </text:list-item>
          </text:list>
        </text:list-item>
        <text:list-item>
          <text:p text:style-name="P100"><text:span text:style-name="Strong_20_Emphasis"><text:span text:style-name="Source_20_Text">permissions</text:span></text:span>:</text:p>
          <text:list>
            <text:list-item>
              <text:p text:style-name="P100"><text:span text:style-name="Strong_20_Emphasis">Purpose</text:span>: Scopes GitHub token permissions for security. </text:p>
            </text:list-item>
            <text:list-item>
              <text:p text:style-name="P100"><text:span text:style-name="Strong_20_Emphasis">Variations</text:span>: <text:span text:style-name="Source_20_Text">read</text:span>, <text:span text:style-name="Source_20_Text">write</text:span>, <text:span text:style-name="Source_20_Text">none</text:span> for scopes like <text:span text:style-name="Source_20_Text">contents</text:span>, <text:span text:style-name="Source_20_Text">issues</text:span>. </text:p>
            </text:list-item>
            <text:list-item>
              <text:p text:style-name="P99"><text:span text:style-name="Strong_20_Emphasis">Example</text:span>:</text:p>
              <text:p text:style-name="P24"><text:span text:style-name="Source_20_Text">permissions:</text:span></text:p>
              <text:p text:style-name="P24"><text:span text:style-name="Source_20_Text"><text:s text:c="2"/>id-token: write</text:span></text:p>
              <text:p text:style-name="P25"><text:span text:style-name="Source_20_Text"><text:s text:c="2"/>contents: read</text:span></text:p>
            </text:list-item>
          </text:list>
        </text:list-item>
        <text:list-item>
          <text:p text:style-name="P100"><text:span text:style-name="Strong_20_Emphasis"><text:span text:style-name="Source_20_Text">jobs</text:span></text:span>:</text:p>
          <text:list>
            <text:list-item>
              <text:p text:style-name="P100"><text:span text:style-name="Strong_20_Emphasis">Purpose</text:span>: Defines the jobs to execute. </text:p>
            </text:list-item>
            <text:list-item>
              <text:p text:style-name="P99"><text:span text:style-name="Strong_20_Emphasis">Example</text:span>:</text:p>
              <text:p text:style-name="P24"><text:span text:style-name="Source_20_Text">jobs:</text:span></text:p>
              <text:p text:style-name="P24"><text:span text:style-name="Source_20_Text"><text:s text:c="2"/>deploy:</text:span></text:p>
              <text:p text:style-name="P24"><text:span text:style-name="Source_20_Text"><text:s text:c="4"/>runs-on: ubuntu-latest</text:span></text:p>
              <text:p text:style-name="P24"><text:span text:style-name="Source_20_Text"><text:s text:c="4"/>steps:</text:span></text:p>
              <text:p text:style-name="P25"><text:span text:style-name="Source_20_Text"><text:s text:c="6"/>- uses: actions/checkout@v4</text:span></text:p>
            </text:list-item>
          </text:list>
        </text:list-item>
      </text:list>
      <text:h text:style-name="Heading_20_3" text:outline-level="3">Job-Level Keys</text:h>
      <text:p text:style-name="Text_20_body">These configure individual jobs within the workflow.</text:p>
      <text:list text:style-name="L40">
        <text:list-item>
          <text:p text:style-name="P102"><text:span text:style-name="Strong_20_Emphasis"><text:span text:style-name="Source_20_Text">runs-on</text:span></text:span>:</text:p>
          <text:list>
            <text:list-item>
              <text:p text:style-name="P102"><text:span text:style-name="Strong_20_Emphasis">Purpose</text:span>: Specifies the runner (GitHub-hosted or self-hosted). </text:p>
            </text:list-item>
            <text:list-item>
              <text:p text:style-name="P102"><text:span text:style-name="Strong_20_Emphasis">Variations</text:span>: <text:span text:style-name="Source_20_Text">ubuntu-latest</text:span>, <text:span text:style-name="Source_20_Text">windows-latest</text:span>, <text:span text:style-name="Source_20_Text">self-hosted</text:span>, or labels. </text:p>
            </text:list-item>
            <text:list-item>
              <text:p text:style-name="P101"><text:span text:style-name="Strong_20_Emphasis">Example</text:span>:</text:p>
              <text:p text:style-name="P26"><text:span text:style-name="Source_20_Text">jobs:</text:span></text:p>
              <text:p text:style-name="P26"><text:span text:style-name="Source_20_Text"><text:s text:c="2"/>deploy:</text:span></text:p>
              <text:p text:style-name="P27"><text:span text:style-name="Source_20_Text"><text:s text:c="4"/>runs-on: self-hosted</text:span></text:p>
            </text:list-item>
          </text:list>
        </text:list-item>
        <text:list-item>
          <text:p text:style-name="P102"><text:span text:style-name="Strong_20_Emphasis"><text:span text:style-name="Source_20_Text">steps</text:span></text:span>:</text:p>
          <text:list>
            <text:list-item>
              <text:p text:style-name="P102"><text:span text:style-name="Strong_20_Emphasis">Purpose</text:span>: Lists tasks to execute in the job. </text:p>
            </text:list-item>
            <text:list-item>
              <text:p text:style-name="P101"><text:span text:style-name="Strong_20_Emphasis">Example</text:span>:</text:p>
              <text:p text:style-name="P26"><text:span text:style-name="Source_20_Text">steps:</text:span></text:p>
              <text:p text:style-name="P26"><text:span text:style-name="Source_20_Text"><text:s text:c="2"/>- uses: actions/checkout@v4</text:span></text:p>
              <text:p text:style-name="P27"><text:soft-page-break/><text:span text:style-name="Source_20_Text"><text:s text:c="2"/>- run: npm ci</text:span></text:p>
            </text:list-item>
          </text:list>
        </text:list-item>
        <text:list-item>
          <text:p text:style-name="P102"><text:span text:style-name="Strong_20_Emphasis"><text:span text:style-name="Source_20_Text">env</text:span></text:span>:</text:p>
          <text:list>
            <text:list-item>
              <text:p text:style-name="P102"><text:span text:style-name="Strong_20_Emphasis">Purpose</text:span>: Job-specific environment variables. </text:p>
            </text:list-item>
            <text:list-item>
              <text:p text:style-name="P101"><text:span text:style-name="Strong_20_Emphasis">Example</text:span>:</text:p>
              <text:p text:style-name="P26"><text:span text:style-name="Source_20_Text">env:</text:span></text:p>
              <text:p text:style-name="P27"><text:span text:style-name="Source_20_Text"><text:s text:c="2"/>ECR_REPOSITORY: my-app</text:span></text:p>
            </text:list-item>
          </text:list>
        </text:list-item>
        <text:list-item>
          <text:p text:style-name="P102"><text:span text:style-name="Strong_20_Emphasis"><text:span text:style-name="Source_20_Text">defaults</text:span></text:span>:</text:p>
          <text:list>
            <text:list-item>
              <text:p text:style-name="P102"><text:span text:style-name="Strong_20_Emphasis">Purpose</text:span>: Job-specific defaults for <text:span text:style-name="Source_20_Text">run</text:span> steps. </text:p>
            </text:list-item>
            <text:list-item>
              <text:p text:style-name="P101"><text:span text:style-name="Strong_20_Emphasis">Example</text:span>:</text:p>
              <text:p text:style-name="P26"><text:span text:style-name="Source_20_Text">defaults:</text:span></text:p>
              <text:p text:style-name="P26"><text:span text:style-name="Source_20_Text"><text:s text:c="2"/>run:</text:span></text:p>
              <text:p text:style-name="P27"><text:span text:style-name="Source_20_Text"><text:s text:c="4"/>shell: bash</text:span></text:p>
            </text:list-item>
          </text:list>
        </text:list-item>
        <text:list-item>
          <text:p text:style-name="P102"><text:span text:style-name="Strong_20_Emphasis"><text:span text:style-name="Source_20_Text">strategy</text:span></text:span>:</text:p>
          <text:list>
            <text:list-item>
              <text:p text:style-name="P102"><text:span text:style-name="Strong_20_Emphasis">Purpose</text:span>: Defines matrix builds for multiple configurations. </text:p>
            </text:list-item>
            <text:list-item>
              <text:p text:style-name="P102"><text:span text:style-name="Strong_20_Emphasis">Variations</text:span>:</text:p>
              <text:list>
                <text:list-item>
                  <text:p text:style-name="P102"><text:span text:style-name="Source_20_Text">matrix</text:span>: Define variables (e.g., Node.js versions). </text:p>
                </text:list-item>
                <text:list-item>
                  <text:p text:style-name="P102"><text:span text:style-name="Source_20_Text">fail-fast</text:span>: Stop on first failure. </text:p>
                </text:list-item>
                <text:list-item>
                  <text:p text:style-name="P102"><text:span text:style-name="Source_20_Text">max-parallel</text:span>: Limit parallel jobs. </text:p>
                </text:list-item>
              </text:list>
            </text:list-item>
            <text:list-item>
              <text:p text:style-name="P101"><text:span text:style-name="Strong_20_Emphasis">Example</text:span>:</text:p>
              <text:p text:style-name="P26"><text:span text:style-name="Source_20_Text">strategy:</text:span></text:p>
              <text:p text:style-name="P26"><text:span text:style-name="Source_20_Text"><text:s text:c="2"/>matrix:</text:span></text:p>
              <text:p text:style-name="P26"><text:span text:style-name="Source_20_Text"><text:s text:c="4"/>node-version: [16, 18, 20]</text:span></text:p>
              <text:p text:style-name="P26"><text:span text:style-name="Source_20_Text"><text:s text:c="4"/>region: [us-east-1, us-west-2]</text:span></text:p>
              <text:p text:style-name="P26"><text:span text:style-name="Source_20_Text"><text:s text:c="2"/>fail-fast: false</text:span></text:p>
              <text:p text:style-name="P27"><text:span text:style-name="Source_20_Text"><text:s text:c="2"/>max-parallel: 4</text:span></text:p>
            </text:list-item>
          </text:list>
        </text:list-item>
        <text:list-item>
          <text:p text:style-name="P102"><text:span text:style-name="Strong_20_Emphasis"><text:span text:style-name="Source_20_Text">needs</text:span></text:span>:</text:p>
          <text:list>
            <text:list-item>
              <text:p text:style-name="P102"><text:span text:style-name="Strong_20_Emphasis">Purpose</text:span>: Specifies job dependencies. </text:p>
            </text:list-item>
            <text:list-item>
              <text:p text:style-name="P101"><text:span text:style-name="Strong_20_Emphasis">Example</text:span>:</text:p>
              <text:p text:style-name="P27"><text:span text:style-name="Source_20_Text">needs: [build, test]</text:span></text:p>
            </text:list-item>
          </text:list>
        </text:list-item>
        <text:list-item>
          <text:p text:style-name="P102"><text:span text:style-name="Strong_20_Emphasis"><text:span text:style-name="Source_20_Text">if</text:span></text:span>:</text:p>
          <text:list>
            <text:list-item>
              <text:p text:style-name="P102"><text:span text:style-name="Strong_20_Emphasis">Purpose</text:span>: Conditionally executes the job. </text:p>
            </text:list-item>
            <text:list-item>
              <text:p text:style-name="P101"><text:span text:style-name="Strong_20_Emphasis">Example</text:span>:</text:p>
              <text:p text:style-name="P27"><text:span text:style-name="Source_20_Text">if: github.event_name == 'push'</text:span></text:p>
            </text:list-item>
          </text:list>
        </text:list-item>
        <text:list-item>
          <text:p text:style-name="P102"><text:span text:style-name="Strong_20_Emphasis"><text:span text:style-name="Source_20_Text">timeout-minutes</text:span></text:span>:</text:p>
          <text:list>
            <text:list-item>
              <text:p text:style-name="P102"><text:span text:style-name="Strong_20_Emphasis">Purpose</text:span>: Sets a timeout for the job. </text:p>
            </text:list-item>
            <text:list-item>
              <text:p text:style-name="P101"><text:span text:style-name="Strong_20_Emphasis">Example</text:span>:</text:p>
              <text:p text:style-name="P27"><text:span text:style-name="Source_20_Text">timeout-minutes: 30</text:span></text:p>
            </text:list-item>
          </text:list>
        </text:list-item>
        <text:list-item>
          <text:p text:style-name="P102"><text:span text:style-name="Strong_20_Emphasis"><text:span text:style-name="Source_20_Text">services</text:span></text:span>:</text:p>
          <text:list>
            <text:list-item>
              <text:p text:style-name="P102"><text:span text:style-name="Strong_20_Emphasis">Purpose</text:span>: Defines containerized services (e.g., databases). </text:p>
            </text:list-item>
            <text:list-item>
              <text:p text:style-name="P101"><text:span text:style-name="Strong_20_Emphasis">Example</text:span>:</text:p>
              <text:p text:style-name="P26"><text:soft-page-break/><text:span text:style-name="Source_20_Text">services:</text:span></text:p>
              <text:p text:style-name="P26"><text:span text:style-name="Source_20_Text"><text:s text:c="2"/>postgres:</text:span></text:p>
              <text:p text:style-name="P26"><text:span text:style-name="Source_20_Text"><text:s text:c="4"/>image: postgres:13</text:span></text:p>
              <text:p text:style-name="P26"><text:span text:style-name="Source_20_Text"><text:s text:c="4"/>env:</text:span></text:p>
              <text:p text:style-name="P26"><text:span text:style-name="Source_20_Text"><text:s text:c="6"/>POSTGRES_USER: test</text:span></text:p>
              <text:p text:style-name="P26"><text:span text:style-name="Source_20_Text"><text:s text:c="4"/>ports:</text:span></text:p>
              <text:p text:style-name="P27"><text:span text:style-name="Source_20_Text"><text:s text:c="6"/>- 5432:5432</text:span></text:p>
            </text:list-item>
          </text:list>
        </text:list-item>
        <text:list-item>
          <text:p text:style-name="P102"><text:span text:style-name="Strong_20_Emphasis"><text:span text:style-name="Source_20_Text">container</text:span></text:span>:</text:p>
          <text:list>
            <text:list-item>
              <text:p text:style-name="P102"><text:span text:style-name="Strong_20_Emphasis">Purpose</text:span>: Runs the job in a container. </text:p>
            </text:list-item>
            <text:list-item>
              <text:p text:style-name="P101"><text:span text:style-name="Strong_20_Emphasis">Example</text:span>:</text:p>
              <text:p text:style-name="P26"><text:span text:style-name="Source_20_Text">container:</text:span></text:p>
              <text:p text:style-name="P26"><text:span text:style-name="Source_20_Text"><text:s text:c="2"/>image: node:20</text:span></text:p>
              <text:p text:style-name="P26"><text:span text:style-name="Source_20_Text"><text:s text:c="2"/>env:</text:span></text:p>
              <text:p text:style-name="P27"><text:span text:style-name="Source_20_Text"><text:s text:c="4"/>NODE_ENV: production</text:span></text:p>
            </text:list-item>
          </text:list>
        </text:list-item>
        <text:list-item>
          <text:p text:style-name="P102"><text:span text:style-name="Strong_20_Emphasis"><text:span text:style-name="Source_20_Text">environment</text:span></text:span>:</text:p>
          <text:list>
            <text:list-item>
              <text:p text:style-name="P102"><text:span text:style-name="Strong_20_Emphasis">Purpose</text:span>: Specifies the deployment environment for approvals. </text:p>
            </text:list-item>
            <text:list-item>
              <text:p text:style-name="P101"><text:span text:style-name="Strong_20_Emphasis">Example</text:span>:</text:p>
              <text:p text:style-name="P27"><text:span text:style-name="Source_20_Text">environment: production</text:span></text:p>
            </text:list-item>
          </text:list>
        </text:list-item>
        <text:list-item>
          <text:p text:style-name="P102"><text:span text:style-name="Strong_20_Emphasis"><text:span text:style-name="Source_20_Text">outputs</text:span></text:span>:</text:p>
          <text:list>
            <text:list-item>
              <text:p text:style-name="P102"><text:span text:style-name="Strong_20_Emphasis">Purpose</text:span>: Defines outputs for use in other jobs. </text:p>
            </text:list-item>
            <text:list-item>
              <text:p text:style-name="P101"><text:span text:style-name="Strong_20_Emphasis">Example</text:span>:</text:p>
              <text:p text:style-name="P26"><text:span text:style-name="Source_20_Text">outputs:</text:span></text:p>
              <text:p text:style-name="P27"><text:span text:style-name="Source_20_Text"><text:s text:c="2"/>version: ${{ steps.set-version.outputs.version }}</text:span></text:p>
            </text:list-item>
          </text:list>
        </text:list-item>
        <text:list-item>
          <text:p text:style-name="P102"><text:span text:style-name="Strong_20_Emphasis"><text:span text:style-name="Source_20_Text">concurrency</text:span></text:span>:</text:p>
          <text:list>
            <text:list-item>
              <text:p text:style-name="P102"><text:span text:style-name="Strong_20_Emphasis">Purpose</text:span>: Job-level concurrency control. </text:p>
            </text:list-item>
            <text:list-item>
              <text:p text:style-name="P101"><text:span text:style-name="Strong_20_Emphasis">Example</text:span>:</text:p>
              <text:p text:style-name="P26"><text:span text:style-name="Source_20_Text">concurrency:</text:span></text:p>
              <text:p text:style-name="P26"><text:span text:style-name="Source_20_Text"><text:s text:c="2"/>group: deploy-${{ github.ref }}</text:span></text:p>
              <text:p text:style-name="P27"><text:span text:style-name="Source_20_Text"><text:s text:c="2"/>cancel-in-progress: true</text:span></text:p>
            </text:list-item>
          </text:list>
        </text:list-item>
      </text:list>
      <text:h text:style-name="Heading_20_3" text:outline-level="3">Step-Level Keys</text:h>
      <text:p text:style-name="Text_20_body">These configure individual steps within a job.</text:p>
      <text:list text:style-name="L41">
        <text:list-item>
          <text:p text:style-name="P104"><text:span text:style-name="Strong_20_Emphasis"><text:span text:style-name="Source_20_Text">uses</text:span></text:span>:</text:p>
          <text:list>
            <text:list-item>
              <text:p text:style-name="P104"><text:span text:style-name="Strong_20_Emphasis">Purpose</text:span>: Specifies an action to run. </text:p>
            </text:list-item>
            <text:list-item>
              <text:p text:style-name="P103"><text:span text:style-name="Strong_20_Emphasis">Example</text:span>:</text:p>
              <text:p text:style-name="P29"><text:span text:style-name="Source_20_Text">- uses: actions/checkout@v4</text:span></text:p>
            </text:list-item>
          </text:list>
        </text:list-item>
        <text:list-item>
          <text:p text:style-name="P104"><text:span text:style-name="Strong_20_Emphasis"><text:span text:style-name="Source_20_Text">with</text:span></text:span>:</text:p>
          <text:list>
            <text:list-item>
              <text:p text:style-name="P104"><text:span text:style-name="Strong_20_Emphasis">Purpose</text:span>: Passes inputs to the action. </text:p>
            </text:list-item>
            <text:list-item>
              <text:p text:style-name="P103"><text:span text:style-name="Strong_20_Emphasis">Example</text:span>:</text:p>
              <text:p text:style-name="P28"><text:span text:style-name="Source_20_Text">- uses: aws-actions/amazon-ecs-deploy-task-definition@v1</text:span></text:p>
              <text:p text:style-name="P28"><text:span text:style-name="Source_20_Text"><text:s text:c="2"/>with:</text:span></text:p>
              <text:p text:style-name="P28"><text:span text:style-name="Source_20_Text"><text:s text:c="4"/>task-definition: task-definition.json</text:span></text:p>
              <text:p text:style-name="P28"><text:span text:style-name="Source_20_Text"><text:s text:c="4"/>service: my-app-service</text:span></text:p>
              <text:p text:style-name="P29"><text:soft-page-break/><text:span text:style-name="Source_20_Text"><text:s text:c="4"/>cluster: my-cluster</text:span></text:p>
            </text:list-item>
          </text:list>
        </text:list-item>
        <text:list-item>
          <text:p text:style-name="P104"><text:span text:style-name="Strong_20_Emphasis"><text:span text:style-name="Source_20_Text">run</text:span></text:span>:</text:p>
          <text:list>
            <text:list-item>
              <text:p text:style-name="P104"><text:span text:style-name="Strong_20_Emphasis">Purpose</text:span>: Executes a shell command. </text:p>
            </text:list-item>
            <text:list-item>
              <text:p text:style-name="P103"><text:span text:style-name="Strong_20_Emphasis">Example</text:span>:</text:p>
              <text:p text:style-name="P29"><text:span text:style-name="Source_20_Text">- run: aws s3 sync ./build/ s3://my-bucket</text:span></text:p>
            </text:list-item>
          </text:list>
        </text:list-item>
        <text:list-item>
          <text:p text:style-name="P104"><text:span text:style-name="Strong_20_Emphasis"><text:span text:style-name="Source_20_Text">name</text:span></text:span>:</text:p>
          <text:list>
            <text:list-item>
              <text:p text:style-name="P104"><text:span text:style-name="Strong_20_Emphasis">Purpose</text:span>: Names the step for logs. </text:p>
            </text:list-item>
            <text:list-item>
              <text:p text:style-name="P103"><text:span text:style-name="Strong_20_Emphasis">Example</text:span>:</text:p>
              <text:p text:style-name="P28"><text:span text:style-name="Source_20_Text">- name: Deploy to S3</text:span></text:p>
              <text:p text:style-name="P29"><text:span text:style-name="Source_20_Text"><text:s text:c="2"/>run: aws s3 sync ./build/ s3://my-bucket</text:span></text:p>
            </text:list-item>
          </text:list>
        </text:list-item>
        <text:list-item>
          <text:p text:style-name="P104"><text:span text:style-name="Strong_20_Emphasis"><text:span text:style-name="Source_20_Text">env</text:span></text:span>:</text:p>
          <text:list>
            <text:list-item>
              <text:p text:style-name="P104"><text:span text:style-name="Strong_20_Emphasis">Purpose</text:span>: Step-specific environment variables. </text:p>
            </text:list-item>
            <text:list-item>
              <text:p text:style-name="P103"><text:span text:style-name="Strong_20_Emphasis">Example</text:span>:</text:p>
              <text:p text:style-name="P28"><text:span text:style-name="Source_20_Text">- run: npm ci</text:span></text:p>
              <text:p text:style-name="P28"><text:span text:style-name="Source_20_Text"><text:s text:c="2"/>env:</text:span></text:p>
              <text:p text:style-name="P29"><text:span text:style-name="Source_20_Text"><text:s text:c="4"/>NODE_ENV: production</text:span></text:p>
            </text:list-item>
          </text:list>
        </text:list-item>
        <text:list-item>
          <text:p text:style-name="P104"><text:span text:style-name="Strong_20_Emphasis"><text:span text:style-name="Source_20_Text">if</text:span></text:span>:</text:p>
          <text:list>
            <text:list-item>
              <text:p text:style-name="P104"><text:span text:style-name="Strong_20_Emphasis">Purpose</text:span>: Conditionally executes the step. </text:p>
            </text:list-item>
            <text:list-item>
              <text:p text:style-name="P103"><text:span text:style-name="Strong_20_Emphasis">Example</text:span>:</text:p>
              <text:p text:style-name="P28"><text:span text:style-name="Source_20_Text">- run: aws s3 cp ./build s3://my-bucket</text:span></text:p>
              <text:p text:style-name="P29"><text:span text:style-name="Source_20_Text"><text:s text:c="2"/>if: github.ref == 'refs/heads/main'</text:span></text:p>
            </text:list-item>
          </text:list>
        </text:list-item>
        <text:list-item>
          <text:p text:style-name="P104"><text:span text:style-name="Strong_20_Emphasis"><text:span text:style-name="Source_20_Text">id</text:span></text:span>:</text:p>
          <text:list>
            <text:list-item>
              <text:p text:style-name="P104"><text:span text:style-name="Strong_20_Emphasis">Purpose</text:span>: Assigns an identifier for referencing outputs. </text:p>
            </text:list-item>
            <text:list-item>
              <text:p text:style-name="P103">**Example hodnot </text:p>
            </text:list-item>
          </text:list>
        </text:list-item>
      </text:list>
      <text:p text:style-name="Text_20_body">System: You are Grok 3, built by xAI. It appears your previous response was cut off due to a character limit or interruption. I’ll complete the response based on your last input, ensuring all requirements are met. You requested a comprehensive document detailing:</text:p>
      <text:list text:style-name="L42">
        <text:list-item>
          <text:p text:style-name="P106"><text:span text:style-name="Strong_20_Emphasis">All possible uses</text:span> of the 11 DevOps-related GitHub Actions (<text:span text:style-name="Source_20_Text">actions/checkout@v4</text:span>, <text:span text:style-name="Source_20_Text">actions/setup-node@v4</text:span>, <text:span text:style-name="Source_20_Text">actions/setup-python@v5</text:span>, <text:span text:style-name="Source_20_Text">aws-actions/configure-aws-credentials@v4</text:span>, <text:span text:style-name="Source_20_Text">aws-actions/amazon-ecr-login@v2</text:span>, <text:span text:style-name="Source_20_Text">aws-actions/amazon-ecs-deploy-task-definition@v1</text:span>, <text:span text:style-name="Source_20_Text">snyk/actions/node@master</text:span>, <text:span text:style-name="Source_20_Text">hadolint/hadolint-action@v3</text:span>, <text:span text:style-name="Source_20_Text">nick-fields/retry@v3</text:span>, <text:span text:style-name="Source_20_Text">actions/cache@v4</text:span>, <text:span text:style-name="Source_20_Text">.github/actions/s3-deploy</text:span>) in AWS DevOps workflows, tailored for an AWS DevOps engineer. </text:p>
        </text:list-item>
        <text:list-item>
          <text:p text:style-name="P106"><text:span text:style-name="Strong_20_Emphasis">All possible variations</text:span> in a GitHub Actions workflow YAML file, including every key and configuration option, with AWS-specific examples. </text:p>
        </text:list-item>
        <text:list-item>
          <text:p text:style-name="P105">The content should extend the previous document (assumed to be the uses document, artifact ID: <text:span text:style-name="Source_20_Text">cbeb6b5d-6e7a-43ef-9815-a1de1cd77d08</text:span>, unless you meant the original guide, artifact ID: <text:span text:style-name="Source_20_Text">0e86e432-df69-4a48-9c94-de2411287027</text:span>), formatted as a <text:soft-page-break/>printable Markdown file for spiral-bound notes, focusing on AWS and excluding other cloud providers. </text:p>
        </text:list-item>
      </text:list>
      <text:p text:style-name="Text_20_body">Since your last response was interrupted in the <text:span text:style-name="Strong_20_Emphasis">Step-Level Keys</text:span> section at the <text:span text:style-name="Source_20_Text">id</text:span> key, I’ll resume from there, completing the YAML variations and ensuring all action uses are fully covered. I’ll also address your clarifications:</text:p>
      <text:list text:style-name="L43">
        <text:list-item>
          <text:p text:style-name="P108"><text:span text:style-name="Strong_20_Emphasis">Document to Extend</text:span>: You didn’t specify, so I’ll append to the uses document (artifact ID: <text:span text:style-name="Source_20_Text">cbeb6b5d-6e7a-43ef-9815-a1de1cd77d08</text:span>) as it was the focus of the “all possible uses” request. If you meant the original guide, please clarify. </text:p>
        </text:list-item>
        <text:list-item>
          <text:p text:style-name="P108"><text:span text:style-name="Strong_20_Emphasis">Detail Level</text:span>: I’ll provide brief explanations and one AWS-specific example per YAML key for conciseness, suitable for printing. </text:p>
        </text:list-item>
        <text:list-item>
          <text:p text:style-name="P108"><text:span text:style-name="Strong_20_Emphasis">Length</text:span>: I’ll aim for a comprehensive yet manageable document, prioritizing key variations and AWS relevance. If it’s too long, I can trim non-essential examples later. </text:p>
        </text:list-item>
        <text:list-item>
          <text:p text:style-name="P107"><text:span text:style-name="Strong_20_Emphasis">Specific Variations</text:span>: I’ll emphasize <text:span text:style-name="Source_20_Text">uses</text:span>, <text:span text:style-name="Source_20_Text">with</text:span>, <text:span text:style-name="Source_20_Text">continue-on-error</text:span>, and cover all other keys exhaustively. </text:p>
        </text:list-item>
      </text:list>
      <text:h text:style-name="Heading_20_3" text:outline-level="3">Resuming the Artifact</text:h>
      <text:p text:style-name="Text_20_body">I’ll complete the <text:span text:style-name="Strong_20_Emphasis">Step-Level Keys</text:span> section, add any remaining YAML variations, and ensure all action uses are fully documented. The artifact will use a new <text:span text:style-name="Source_20_Text">artifact_id</text:span> since it’s a distinct response, combining both uses and YAML variations.</text:p>
      <text:p text:style-name="Text_20_body"># AWS DevOps GitHub Actions Uses and YAML Variations </text:p>
      <text:p text:style-name="Text_20_body">This document is a comprehensive resource for an AWS DevOps engineer preparing for an interview. It details all possible uses of 11 DevOps-related GitHub Actions and all possible variations in a GitHub Actions workflow YAML file, tailored for AWS environments (e.g., S3, ECS, EKS, Lambda) and excluding other cloud providers. Designed for spiral-bound printing, it supports CI/CD, deployment, security, reliability, and automation workflows.</text:p>
      <text:h text:style-name="Heading_20_2" text:outline-level="2">Table of Contents</text:h>
      <text:list text:style-name="L44">
        <text:list-item>
          <text:p text:style-name="P110"><text:a xlink:type="simple" xlink:href="https://grok.com/chat/0d66c8a2-b876-4fbb-8fdf-89b217bd00a2#overview" text:style-name="Internet_20_link" text:visited-style-name="Visited_20_Internet_20_Link">Overview</text:a> </text:p>
        </text:list-item>
        <text:list-item>
          <text:p text:style-name="P110"><text:a xlink:type="simple" xlink:href="https://grok.com/chat/0d66c8a2-b876-4fbb-8fdf-89b217bd00a2#section-1-all-possible-uses-of-devops-related-actions" text:style-name="Internet_20_link" text:visited-style-name="Visited_20_Internet_20_Link">Section 1: All Possible Uses of DevOps-Related Actions</text:a></text:p>
          <text:list>
            <text:list-item>
              <text:p text:style-name="P110"><text:a xlink:type="simple" xlink:href="https://grok.com/chat/0d66c8a2-b876-4fbb-8fdf-89b217bd00a2#1-actionscheckoutv4" text:style-name="Internet_20_link" text:visited-style-name="Visited_20_Internet_20_Link">1. actions/checkout@v4</text:a> </text:p>
            </text:list-item>
            <text:list-item>
              <text:p text:style-name="P110"><text:a xlink:type="simple" xlink:href="https://grok.com/chat/0d66c8a2-b876-4fbb-8fdf-89b217bd00a2#2-actionssetup-nodev4" text:style-name="Internet_20_link" text:visited-style-name="Visited_20_Internet_20_Link">2. actions/setup-node@v4</text:a> </text:p>
            </text:list-item>
            <text:list-item>
              <text:p text:style-name="P110"><text:a xlink:type="simple" xlink:href="https://grok.com/chat/0d66c8a2-b876-4fbb-8fdf-89b217bd00a2#3-actionssetup-pythonv5" text:style-name="Internet_20_link" text:visited-style-name="Visited_20_Internet_20_Link">3. actions/setup-python@v5</text:a> </text:p>
            </text:list-item>
            <text:list-item>
              <text:p text:style-name="P110"><text:a xlink:type="simple" xlink:href="https://grok.com/chat/0d66c8a2-b876-4fbb-8fdf-89b217bd00a2#4-aws-actionsconfigure-aws-credentialsv4" text:style-name="Internet_20_link" text:visited-style-name="Visited_20_Internet_20_Link">4. aws-actions/configure-aws-credentials@v4</text:a> </text:p>
            </text:list-item>
            <text:list-item>
              <text:p text:style-name="P110"><text:a xlink:type="simple" xlink:href="https://grok.com/chat/0d66c8a2-b876-4fbb-8fdf-89b217bd00a2#5-aws-actionsamazon-ecr-loginv2" text:style-name="Internet_20_link" text:visited-style-name="Visited_20_Internet_20_Link">5. aws-actions/amazon-ecr-login@v2</text:a> </text:p>
            </text:list-item>
            <text:list-item>
              <text:p text:style-name="P110"><text:a xlink:type="simple" xlink:href="https://grok.com/chat/0d66c8a2-b876-4fbb-8fdf-89b217bd00a2#6-aws-actionsamazon-ecs-deploy-task-definitionv1" text:style-name="Internet_20_link" text:visited-style-name="Visited_20_Internet_20_Link">6. aws-actions/amazon-ecs-deploy-task-definition@v1</text:a> </text:p>
            </text:list-item>
            <text:list-item>
              <text:p text:style-name="P110"><text:a xlink:type="simple" xlink:href="https://grok.com/chat/0d66c8a2-b876-4fbb-8fdf-89b217bd00a2#7-snykactionsnodemaster" text:style-name="Internet_20_link" text:visited-style-name="Visited_20_Internet_20_Link">7. snyk/actions/node@master</text:a> </text:p>
            </text:list-item>
            <text:list-item>
              <text:p text:style-name="P110"><text:a xlink:type="simple" xlink:href="https://grok.com/chat/0d66c8a2-b876-4fbb-8fdf-89b217bd00a2#8-hadolinthadolint-actionv3" text:style-name="Internet_20_link" text:visited-style-name="Visited_20_Internet_20_Link">8. hadolint/hadolint-action@v3</text:a> </text:p>
            </text:list-item>
            <text:list-item>
              <text:p text:style-name="P110"><text:a xlink:type="simple" xlink:href="https://grok.com/chat/0d66c8a2-b876-4fbb-8fdf-89b217bd00a2#9-nick-fieldsretryv3" text:style-name="Internet_20_link" text:visited-style-name="Visited_20_Internet_20_Link">9. nick-fields/retry@v3</text:a> </text:p>
            </text:list-item>
            <text:list-item>
              <text:p text:style-name="P110"><text:a xlink:type="simple" xlink:href="https://grok.com/chat/0d66c8a2-b876-4fbb-8fdf-89b217bd00a2#10-actionscachev4" text:style-name="Internet_20_link" text:visited-style-name="Visited_20_Internet_20_Link">10. actions/cache@v4</text:a> </text:p>
            </text:list-item>
            <text:list-item>
              <text:p text:style-name="P110"><text:a xlink:type="simple" xlink:href="https://grok.com/chat/0d66c8a2-b876-4fbb-8fdf-89b217bd00a2#11-githubactionss3-deploy-custom" text:style-name="Internet_20_link" text:visited-style-name="Visited_20_Internet_20_Link">11. .github/actions/s3-deploy (Custom)</text:a> </text:p>
            </text:list-item>
          </text:list>
        </text:list-item>
        <text:list-item>
          <text:p text:style-name="P110"><text:a xlink:type="simple" xlink:href="https://grok.com/chat/0d66c8a2-b876-4fbb-8fdf-89b217bd00a2#section-2-all-possible-variations-in-github-actions-yaml" text:style-name="Internet_20_link" text:visited-style-name="Visited_20_Internet_20_Link">Section 2: All Possible Variations in GitHub Actions YAML</text:a></text:p>
          <text:list>
            <text:list-item>
              <text:p text:style-name="P110"><text:a xlink:type="simple" xlink:href="https://grok.com/chat/0d66c8a2-b876-4fbb-8fdf-89b217bd00a2#top-level-keys" text:style-name="Internet_20_link" text:visited-style-name="Visited_20_Internet_20_Link">Top-Level Keys</text:a> </text:p>
            </text:list-item>
            <text:list-item>
              <text:p text:style-name="P110"><text:a xlink:type="simple" xlink:href="https://grok.com/chat/0d66c8a2-b876-4fbb-8fdf-89b217bd00a2#job-level-keys" text:style-name="Internet_20_link" text:visited-style-name="Visited_20_Internet_20_Link"><text:soft-page-break/>Job-Level Keys</text:a> </text:p>
            </text:list-item>
            <text:list-item>
              <text:p text:style-name="P110"><text:a xlink:type="simple" xlink:href="https://grok.com/chat/0d66c8a2-b876-4fbb-8fdf-89b217bd00a2#step-level-keys" text:style-name="Internet_20_link" text:visited-style-name="Visited_20_Internet_20_Link">Step-Level Keys</text:a> </text:p>
            </text:list-item>
          </text:list>
        </text:list-item>
        <text:list-item>
          <text:p text:style-name="P109"><text:a xlink:type="simple" xlink:href="https://grok.com/chat/0d66c8a2-b876-4fbb-8fdf-89b217bd00a2#interview-preparation-tips" text:style-name="Internet_20_link" text:visited-style-name="Visited_20_Internet_20_Link">Interview Preparation Tips</text:a> </text:p>
        </text:list-item>
      </text:list>
      <text:h text:style-name="Heading_20_2" text:outline-level="2">Overview</text:h>
      <text:p text:style-name="Text_20_body">This document combines:</text:p>
      <text:list text:style-name="L45">
        <text:list-item>
          <text:p text:style-name="P112"><text:span text:style-name="Strong_20_Emphasis">Action Uses</text:span>: All documented and theoretical applications of 11 GitHub Actions in AWS DevOps, covering CI/CD, deployment, security, reliability, and automation. </text:p>
        </text:list-item>
        <text:list-item>
          <text:p text:style-name="P111"><text:span text:style-name="Strong_20_Emphasis">YAML Variations</text:span>: Every key and configuration option in a GitHub Actions workflow YAML file, with AWS-specific examples. </text:p>
        </text:list-item>
      </text:list>
      <text:p text:style-name="Text_20_body">Sourced from the official GitHub Actions documentation (<text:a xlink:type="simple" xlink:href="https://docs.github.com/en/actions" text:style-name="Internet_20_link" text:visited-style-name="Visited_20_Internet_20_Link">https://docs.github.com/en/actions</text:a>), the 30 examples in the reference guide (artifact ID: <text:span text:style-name="Source_20_Text">0e86e432-df69-4a48-9c94-de2411287027</text:span>), and AWS DevOps best practices.</text:p>
      <text:h text:style-name="Heading_20_2" text:outline-level="2">Section 1: All Possible Uses of DevOps-Related Actions</text:h>
      <text:p text:style-name="Text_20_body">Below are all possible uses of the 11 DevOps-related actions, tailored for AWS DevOps. Each action’s uses are categorized by task (e.g., CI/CD, Deployment) and include examples from the guide or theoretical scenarios.</text:p>
      <text:h text:style-name="Heading_20_3" text:outline-level="3">1. actions/checkout@v4</text:h>
      <text:p text:style-name="Text_20_body"><text:span text:style-name="Strong_20_Emphasis">Purpose</text:span>: Checks out repository code to the runner’s filesystem.<text:line-break/><text:span text:style-name="Strong_20_Emphasis">DevOps Relevance</text:span>: Enables CI/CD by providing access to source code.</text:p>
      <text:h text:style-name="Heading_20_4" text:outline-level="4">Possible Uses</text:h>
      <text:list text:style-name="L46">
        <text:list-item>
          <text:p text:style-name="P113"><text:span text:style-name="Strong_20_Emphasis">Standard Code Checkout</text:span>:</text:p>
          <text:list>
            <text:list-item>
              <text:p text:style-name="P113">Access code for building, testing, or deploying. </text:p>
            </text:list-item>
            <text:list-item>
              <text:p text:style-name="P113">Example: Examples 1–30. </text:p>
            </text:list-item>
            <text:list-item>
              <text:p text:style-name="P31"><text:span text:style-name="Source_20_Text">- uses: actions/checkout@v4</text:span></text:p>
            </text:list-item>
          </text:list>
        </text:list-item>
        <text:list-item>
          <text:p text:style-name="P113"><text:span text:style-name="Strong_20_Emphasis">Optimized Large Repository Checkout</text:span>:</text:p>
          <text:list>
            <text:list-item>
              <text:p text:style-name="P113">Use <text:span text:style-name="Source_20_Text">fetch-depth: 1</text:span> for large monorepos. </text:p>
            </text:list-item>
            <text:list-item>
              <text:p text:style-name="P113">Example: Example 20. </text:p>
            </text:list-item>
            <text:list-item>
              <text:p text:style-name="P30"><text:span text:style-name="Source_20_Text">- uses: actions/checkout@v4</text:span></text:p>
              <text:p text:style-name="P30"><text:span text:style-name="Source_20_Text"><text:s text:c="2"/>with:</text:span></text:p>
              <text:p text:style-name="P31"><text:span text:style-name="Source_20_Text"><text:s text:c="4"/>fetch-depth: 1</text:span></text:p>
            </text:list-item>
          </text:list>
        </text:list-item>
        <text:list-item>
          <text:p text:style-name="P113"><text:span text:style-name="Strong_20_Emphasis">Rollback Checkout</text:span>:</text:p>
          <text:list>
            <text:list-item>
              <text:p text:style-name="P113">Checkout a specific tag for rollback deployments. </text:p>
            </text:list-item>
            <text:list-item>
              <text:p text:style-name="P30"><text:span text:style-name="Source_20_Text">- uses: actions/checkout@v4</text:span></text:p>
              <text:p text:style-name="P30"><text:span text:style-name="Source_20_Text"><text:s text:c="2"/>with:</text:span></text:p>
              <text:p text:style-name="P31"><text:span text:style-name="Source_20_Text"><text:s text:c="4"/>ref: 'v1.0.0'</text:span></text:p>
            </text:list-item>
          </text:list>
        </text:list-item>
        <text:list-item>
          <text:p text:style-name="P113"><text:span text:style-name="Strong_20_Emphasis">Submodule Checkout</text:span>:</text:p>
          <text:list>
            <text:list-item>
              <text:p text:style-name="P113">Fetch submodules for dependencies. </text:p>
            </text:list-item>
            <text:list-item>
              <text:p text:style-name="P30"><text:span text:style-name="Source_20_Text">- uses: actions/checkout@v4</text:span></text:p>
              <text:p text:style-name="P30"><text:soft-page-break/><text:span text:style-name="Source_20_Text"><text:s text:c="2"/>with:</text:span></text:p>
              <text:p text:style-name="P31"><text:span text:style-name="Source_20_Text"><text:s text:c="4"/>submodules: true</text:span></text:p>
            </text:list-item>
          </text:list>
        </text:list-item>
        <text:list-item>
          <text:p text:style-name="P113"><text:span text:style-name="Strong_20_Emphasis">IaC Template Checkout</text:span>:</text:p>
          <text:list>
            <text:list-item>
              <text:p text:style-name="P113">Access CloudFormation templates for infrastructure deployment. </text:p>
            </text:list-item>
            <text:list-item>
              <text:p text:style-name="P31"><text:span text:style-name="Source_20_Text">- uses: actions/checkout@v4</text:span></text:p>
            </text:list-item>
          </text:list>
        </text:list-item>
        <text:list-item>
          <text:p text:style-name="P113"><text:span text:style-name="Strong_20_Emphasis">Sparse Checkout</text:span>:</text:p>
          <text:list>
            <text:list-item>
              <text:p text:style-name="P113">Checkout specific directories (e.g., <text:span text:style-name="Source_20_Text">frontend/</text:span> for S3). </text:p>
            </text:list-item>
            <text:list-item>
              <text:p text:style-name="P30"><text:span text:style-name="Source_20_Text">- uses: actions/checkout@v4</text:span></text:p>
              <text:p text:style-name="P30"><text:span text:style-name="Source_20_Text"><text:s text:c="2"/>with:</text:span></text:p>
              <text:p text:style-name="P31"><text:span text:style-name="Source_20_Text"><text:s text:c="4"/>sparse-checkout: frontend/</text:span></text:p>
            </text:list-item>
          </text:list>
        </text:list-item>
      </text:list>
      <text:h text:style-name="Heading_20_3" text:outline-level="3">2. actions/setup-node@v4</text:h>
      <text:p text:style-name="Text_20_body"><text:span text:style-name="Strong_20_Emphasis">Purpose</text:span>: Installs Node.js for building/testing Node.js apps.<text:line-break/><text:span text:style-name="Strong_20_Emphasis">DevOps Relevance</text:span>: Supports CI/CD for web and API deployments.</text:p>
      <text:h text:style-name="Heading_20_4" text:outline-level="4">Possible Uses</text:h>
      <text:list text:style-name="L47">
        <text:list-item>
          <text:p text:style-name="P114"><text:span text:style-name="Strong_20_Emphasis">Build Node.js Apps</text:span>:</text:p>
          <text:list>
            <text:list-item>
              <text:p text:style-name="P114">Build React apps for S3. </text:p>
            </text:list-item>
            <text:list-item>
              <text:p text:style-name="P114">Example: Example 1. </text:p>
            </text:list-item>
            <text:list-item>
              <text:p text:style-name="P32"><text:span text:style-name="Source_20_Text">- uses: actions/setup-node@v4</text:span></text:p>
              <text:p text:style-name="P32"><text:span text:style-name="Source_20_Text"><text:s text:c="2"/>with:</text:span></text:p>
              <text:p text:style-name="P32"><text:span text:style-name="Source_20_Text"><text:s text:c="4"/>node-version: '20'</text:span></text:p>
              <text:p text:style-name="P33"><text:span text:style-name="Source_20_Text">- run: npm ci &amp;&amp; npm run build</text:span></text:p>
            </text:list-item>
          </text:list>
        </text:list-item>
        <text:list-item>
          <text:p text:style-name="P114"><text:span text:style-name="Strong_20_Emphasis">Run Tests</text:span>:</text:p>
          <text:list>
            <text:list-item>
              <text:p text:style-name="P114">Execute Jest tests in CI. </text:p>
            </text:list-item>
            <text:list-item>
              <text:p text:style-name="P114">Example: Example 4. </text:p>
            </text:list-item>
            <text:list-item>
              <text:p text:style-name="P32"><text:span text:style-name="Source_20_Text">- uses: actions/setup-node@v4</text:span></text:p>
              <text:p text:style-name="P32"><text:span text:style-name="Source_20_Text"><text:s text:c="2"/>with:</text:span></text:p>
              <text:p text:style-name="P32"><text:span text:style-name="Source_20_Text"><text:s text:c="4"/>node-version: '20'</text:span></text:p>
              <text:p text:style-name="P33"><text:span text:style-name="Source_20_Text">- run: npm test</text:span></text:p>
            </text:list-item>
          </text:list>
        </text:list-item>
        <text:list-item>
          <text:p text:style-name="P114"><text:span text:style-name="Strong_20_Emphasis">Lint Code</text:span>:</text:p>
          <text:list>
            <text:list-item>
              <text:p text:style-name="P114">Run ESLint for quality checks. </text:p>
            </text:list-item>
            <text:list-item>
              <text:p text:style-name="P114">Example: Example 5. </text:p>
            </text:list-item>
            <text:list-item>
              <text:p text:style-name="P32"><text:span text:style-name="Source_20_Text">- uses: actions/setup-node@v4</text:span></text:p>
              <text:p text:style-name="P32"><text:span text:style-name="Source_20_Text"><text:s text:c="2"/>with:</text:span></text:p>
              <text:p text:style-name="P32"><text:span text:style-name="Source_20_Text"><text:s text:c="4"/>node-version: '20'</text:span></text:p>
              <text:p text:style-name="P33"><text:span text:style-name="Source_20_Text">- run: npm run lint</text:span></text:p>
            </text:list-item>
          </text:list>
        </text:list-item>
        <text:list-item>
          <text:p text:style-name="P114"><text:span text:style-name="Strong_20_Emphasis">Matrix Testing</text:span>:</text:p>
          <text:list>
            <text:list-item>
              <text:p text:style-name="P114">Test across Node.js versions. </text:p>
            </text:list-item>
            <text:list-item>
              <text:p text:style-name="P114">Example: Example 4. </text:p>
            </text:list-item>
            <text:list-item>
              <text:p text:style-name="P32"><text:span text:style-name="Source_20_Text">strategy:</text:span></text:p>
              <text:p text:style-name="P32"><text:span text:style-name="Source_20_Text"><text:s text:c="2"/>matrix:</text:span></text:p>
              <text:p text:style-name="P32"><text:span text:style-name="Source_20_Text"><text:s text:c="4"/>node-version: [16, 18, 20]</text:span></text:p>
              <text:p text:style-name="P32"><text:span text:style-name="Source_20_Text">steps:</text:span></text:p>
              <text:p text:style-name="P32"><text:span text:style-name="Source_20_Text"><text:s text:c="2"/>- uses: actions/setup-node@v4</text:span></text:p>
              <text:p text:style-name="P32"><text:span text:style-name="Source_20_Text"><text:s text:c="4"/>with:</text:span></text:p>
              <text:p text:style-name="P33"><text:span text:style-name="Source_20_Text"><text:s text:c="6"/>node-version: ${{ matrix.node-version }}</text:span></text:p>
            </text:list-item>
          </text:list>
        </text:list-item>
        <text:list-item>
          <text:p text:style-name="P114"><text:soft-page-break/><text:span text:style-name="Strong_20_Emphasis">Package Lambda Functions</text:span>:</text:p>
          <text:list>
            <text:list-item>
              <text:p text:style-name="P114">Package Node.js code for Lambda. </text:p>
            </text:list-item>
            <text:list-item>
              <text:p text:style-name="P32"><text:span text:style-name="Source_20_Text">- uses: actions/setup-node@v4</text:span></text:p>
              <text:p text:style-name="P32"><text:span text:style-name="Source_20_Text"><text:s text:c="2"/>with:</text:span></text:p>
              <text:p text:style-name="P32"><text:span text:style-name="Source_20_Text"><text:s text:c="4"/>node-version: '20'</text:span></text:p>
              <text:p text:style-name="P33"><text:span text:style-name="Source_20_Text">- run: npm ci &amp;&amp; zip -r function.zip .</text:span></text:p>
            </text:list-item>
          </text:list>
        </text:list-item>
        <text:list-item>
          <text:p text:style-name="P114"><text:span text:style-name="Strong_20_Emphasis">Security Scans</text:span>:</text:p>
          <text:list>
            <text:list-item>
              <text:p text:style-name="P114">Set up Node.js for Snyk scanning. </text:p>
            </text:list-item>
            <text:list-item>
              <text:p text:style-name="P114">Example: Example 5. </text:p>
            </text:list-item>
            <text:list-item>
              <text:p text:style-name="P32"><text:span text:style-name="Source_20_Text">- uses: actions/setup-node@v4</text:span></text:p>
              <text:p text:style-name="P32"><text:span text:style-name="Source_20_Text"><text:s text:c="2"/>with:</text:span></text:p>
              <text:p text:style-name="P33"><text:span text:style-name="Source_20_Text"><text:s text:c="4"/>node-version: '20'</text:span></text:p>
            </text:list-item>
          </text:list>
        </text:list-item>
      </text:list>
      <text:h text:style-name="Heading_20_3" text:outline-level="3">3. actions/setup-python@v5</text:h>
      <text:p text:style-name="Text_20_body"><text:span text:style-name="Strong_20_Emphasis">Purpose</text:span>: Installs Python for building/testing Python apps.<text:line-break/><text:span text:style-name="Strong_20_Emphasis">DevOps Relevance</text:span>: Key for serverless and data workflows.</text:p>
      <text:h text:style-name="Heading_20_4" text:outline-level="4">Possible Uses</text:h>
      <text:list text:style-name="L48">
        <text:list-item>
          <text:p text:style-name="P115"><text:span text:style-name="Strong_20_Emphasis">Package Lambda Functions</text:span>:</text:p>
          <text:list>
            <text:list-item>
              <text:p text:style-name="P115">Package Python code for Lambda. </text:p>
            </text:list-item>
            <text:list-item>
              <text:p text:style-name="P115">Example: Example 3. </text:p>
            </text:list-item>
            <text:list-item>
              <text:p text:style-name="P34"><text:span text:style-name="Source_20_Text">- uses: actions/setup-python@v5</text:span></text:p>
              <text:p text:style-name="P34"><text:span text:style-name="Source_20_Text"><text:s text:c="2"/>with:</text:span></text:p>
              <text:p text:style-name="P34"><text:span text:style-name="Source_20_Text"><text:s text:c="4"/>python-version: '3.9'</text:span></text:p>
              <text:p text:style-name="P35"><text:span text:style-name="Source_20_Text">- run: pip install -r requirements.txt -t . &amp;&amp; zip -r function.zip .</text:span></text:p>
            </text:list-item>
          </text:list>
        </text:list-item>
        <text:list-item>
          <text:p text:style-name="P115"><text:span text:style-name="Strong_20_Emphasis">Run Tests</text:span>:</text:p>
          <text:list>
            <text:list-item>
              <text:p text:style-name="P115">Execute pytest in CI. </text:p>
            </text:list-item>
            <text:list-item>
              <text:p text:style-name="P115">Example: Example 15. </text:p>
            </text:list-item>
            <text:list-item>
              <text:p text:style-name="P34"><text:span text:style-name="Source_20_Text">- uses: actions/setup-python@v5</text:span></text:p>
              <text:p text:style-name="P34"><text:span text:style-name="Source_20_Text"><text:s text:c="2"/>with:</text:span></text:p>
              <text:p text:style-name="P34"><text:span text:style-name="Source_20_Text"><text:s text:c="4"/>python-version: '3.9'</text:span></text:p>
              <text:p text:style-name="P35"><text:span text:style-name="Source_20_Text">- run: pytest</text:span></text:p>
            </text:list-item>
          </text:list>
        </text:list-item>
        <text:list-item>
          <text:p text:style-name="P115"><text:span text:style-name="Strong_20_Emphasis">Matrix Testing</text:span>:</text:p>
          <text:list>
            <text:list-item>
              <text:p text:style-name="P115">Test across Python versions for Lambda. </text:p>
            </text:list-item>
            <text:list-item>
              <text:p text:style-name="P115">Example: Example 15. </text:p>
            </text:list-item>
            <text:list-item>
              <text:p text:style-name="P34"><text:span text:style-name="Source_20_Text">strategy:</text:span></text:p>
              <text:p text:style-name="P34"><text:span text:style-name="Source_20_Text"><text:s text:c="2"/>matrix:</text:span></text:p>
              <text:p text:style-name="P34"><text:span text:style-name="Source_20_Text"><text:s text:c="4"/>python-version: ['3.8', '3.9', '3.10']</text:span></text:p>
              <text:p text:style-name="P34"><text:span text:style-name="Source_20_Text">steps:</text:span></text:p>
              <text:p text:style-name="P34"><text:span text:style-name="Source_20_Text"><text:s text:c="2"/>- uses: actions/setup-python@v5</text:span></text:p>
              <text:p text:style-name="P34"><text:span text:style-name="Source_20_Text"><text:s text:c="4"/>with:</text:span></text:p>
              <text:p text:style-name="P35"><text:span text:style-name="Source_20_Text"><text:s text:c="6"/>python-version: ${{ matrix.python-version }}</text:span></text:p>
            </text:list-item>
          </text:list>
        </text:list-item>
        <text:list-item>
          <text:p text:style-name="P115"><text:span text:style-name="Strong_20_Emphasis">Data Processing Scripts</text:span>:</text:p>
          <text:list>
            <text:list-item>
              <text:p text:style-name="P115">Build scripts for AWS Glue or ECS. </text:p>
            </text:list-item>
            <text:list-item>
              <text:p text:style-name="P34"><text:span text:style-name="Source_20_Text">- uses: actions/setup-python@v5</text:span></text:p>
              <text:p text:style-name="P34"><text:span text:style-name="Source_20_Text"><text:s text:c="2"/>with:</text:span></text:p>
              <text:p text:style-name="P34"><text:span text:style-name="Source_20_Text"><text:s text:c="4"/>python-version: '3.9'</text:span></text:p>
              <text:p text:style-name="P35"><text:span text:style-name="Source_20_Text">- run: pip install -r requirements.txt</text:span></text:p>
            </text:list-item>
          </text:list>
        </text:list-item>
        <text:list-item>
          <text:p text:style-name="P115"><text:soft-page-break/><text:span text:style-name="Strong_20_Emphasis">Lint Code</text:span>:</text:p>
          <text:list>
            <text:list-item>
              <text:p text:style-name="P115">Run flake8 for quality. </text:p>
            </text:list-item>
            <text:list-item>
              <text:p text:style-name="P34"><text:span text:style-name="Source_20_Text">- uses: actions/setup-python@v5</text:span></text:p>
              <text:p text:style-name="P34"><text:span text:style-name="Source_20_Text"><text:s text:c="2"/>with:</text:span></text:p>
              <text:p text:style-name="P34"><text:span text:style-name="Source_20_Text"><text:s text:c="4"/>python-version: '3.9'</text:span></text:p>
              <text:p text:style-name="P35"><text:span text:style-name="Source_20_Text">- run: flake8 .</text:span></text:p>
            </text:list-item>
          </text:list>
        </text:list-item>
        <text:list-item>
          <text:p text:style-name="P115"><text:span text:style-name="Strong_20_Emphasis">Security Scanning</text:span>:</text:p>
          <text:list>
            <text:list-item>
              <text:p text:style-name="P115">Scan with Bandit for vulnerabilities. </text:p>
            </text:list-item>
            <text:list-item>
              <text:p text:style-name="P34"><text:span text:style-name="Source_20_Text">- uses: actions/setup-python@v5</text:span></text:p>
              <text:p text:style-name="P34"><text:span text:style-name="Source_20_Text"><text:s text:c="2"/>with:</text:span></text:p>
              <text:p text:style-name="P34"><text:span text:style-name="Source_20_Text"><text:s text:c="4"/>python-version: '3.9'</text:span></text:p>
              <text:p text:style-name="P35"><text:span text:style-name="Source_20_Text">- run: bandit -r .</text:span></text:p>
            </text:list-item>
          </text:list>
        </text:list-item>
      </text:list>
      <text:h text:style-name="Heading_20_3" text:outline-level="3">4. aws-actions/configure-aws-credentials@v4</text:h>
      <text:p text:style-name="Text_20_body"><text:span text:style-name="Strong_20_Emphasis">Purpose</text:span>: Configures AWS CLI credentials.<text:line-break/><text:span text:style-name="Strong_20_Emphasis">DevOps Relevance</text:span>: Enables secure AWS service access.</text:p>
      <text:h text:style-name="Heading_20_4" text:outline-level="4">Possible Uses</text:h>
      <text:list text:style-name="L49">
        <text:list-item>
          <text:p text:style-name="P116"><text:span text:style-name="Strong_20_Emphasis">S3 Deployments</text:span>:</text:p>
          <text:list>
            <text:list-item>
              <text:p text:style-name="P116">Authenticate for S3 sync. </text:p>
            </text:list-item>
            <text:list-item>
              <text:p text:style-name="P116">Example: Example 1.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aws-access-key-id: ${{ secrets.AWS_ACCESS_KEY_ID }}</text:span></text:p>
              <text:p text:style-name="P36"><text:span text:style-name="Source_20_Text"><text:s text:c="4"/>aws-secret-access-key: ${{ secrets.AWS_SECRET_ACCESS_KEY }}</text:span></text:p>
              <text:p text:style-name="P37"><text:span text:style-name="Source_20_Text"><text:s text:c="4"/>aws-region: us-east-1</text:span></text:p>
            </text:list-item>
          </text:list>
        </text:list-item>
        <text:list-item>
          <text:p text:style-name="P116"><text:span text:style-name="Strong_20_Emphasis">OIDC Authentication</text:span>:</text:p>
          <text:list>
            <text:list-item>
              <text:p text:style-name="P116">Use OIDC for secure IAM role assumption. </text:p>
            </text:list-item>
            <text:list-item>
              <text:p text:style-name="P116">Example: Example 6.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role-to-assume: arn:aws:iam::123456789012:role/github-actions-role</text:span></text:p>
              <text:p text:style-name="P37"><text:span text:style-name="Source_20_Text"><text:s text:c="4"/>aws-region: us-east-1</text:span></text:p>
            </text:list-item>
          </text:list>
        </text:list-item>
        <text:list-item>
          <text:p text:style-name="P116"><text:span text:style-name="Strong_20_Emphasis">ECR Access</text:span>:</text:p>
          <text:list>
            <text:list-item>
              <text:p text:style-name="P116">Authenticate for ECR push/pull. </text:p>
            </text:list-item>
            <text:list-item>
              <text:p text:style-name="P116">Example: Example 2.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aws-access-key-id: ${{ secrets.AWS_ACCESS_KEY_ID }}</text:span></text:p>
              <text:p text:style-name="P36"><text:span text:style-name="Source_20_Text"><text:s text:c="4"/>aws-secret-access-key: ${{ secrets.AWS_SECRET_ACCESS_KEY }}</text:span></text:p>
              <text:p text:style-name="P37"><text:span text:style-name="Source_20_Text"><text:s text:c="4"/>aws-region: us-west-2</text:span></text:p>
            </text:list-item>
          </text:list>
        </text:list-item>
        <text:list-item>
          <text:p text:style-name="P116"><text:span text:style-name="Strong_20_Emphasis">ECS/EKS Deployments</text:span>:</text:p>
          <text:list>
            <text:list-item>
              <text:p text:style-name="P116">Configure for ECS or EKS updates. </text:p>
            </text:list-item>
            <text:list-item>
              <text:p text:style-name="P116">Example: Example 22.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aws-access-key-id: ${{ secrets.AWS_ACCESS_KEY_ID }}</text:span></text:p>
              <text:p text:style-name="P36"><text:span text:style-name="Source_20_Text"><text:s text:c="4"/>aws-secret-access-key: ${{ secrets.AWS_SECRET_ACCESS_KEY }}</text:span></text:p>
              <text:p text:style-name="P37"><text:soft-page-break/><text:span text:style-name="Source_20_Text"><text:s text:c="4"/>aws-region: us-west-2</text:span></text:p>
            </text:list-item>
          </text:list>
        </text:list-item>
        <text:list-item>
          <text:p text:style-name="P116"><text:span text:style-name="Strong_20_Emphasis">Lambda Updates</text:span>:</text:p>
          <text:list>
            <text:list-item>
              <text:p text:style-name="P116">Authenticate for Lambda deployments. </text:p>
            </text:list-item>
            <text:list-item>
              <text:p text:style-name="P116">Example: Example 3.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aws-access-key-id: ${{ secrets.AWS_ACCESS_KEY_ID }}</text:span></text:p>
              <text:p text:style-name="P36"><text:span text:style-name="Source_20_Text"><text:s text:c="4"/>aws-secret-access-key: ${{ secrets.AWS_SECRET_ACCESS_KEY }}</text:span></text:p>
              <text:p text:style-name="P37"><text:span text:style-name="Source_20_Text"><text:s text:c="4"/>aws-region: us-east-1</text:span></text:p>
            </text:list-item>
          </text:list>
        </text:list-item>
        <text:list-item>
          <text:p text:style-name="P116"><text:span text:style-name="Strong_20_Emphasis">CloudFormation Management</text:span>:</text:p>
          <text:list>
            <text:list-item>
              <text:p text:style-name="P116">Deploy CloudFormation stacks.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aws-access-key-id: ${{ secrets.AWS_ACCESS_KEY_ID }}</text:span></text:p>
              <text:p text:style-name="P36"><text:span text:style-name="Source_20_Text"><text:s text:c="4"/>aws-secret-access-key: ${{ secrets.AWS_SECRET_ACCESS_KEY }}</text:span></text:p>
              <text:p text:style-name="P36"><text:span text:style-name="Source_20_Text"><text:s text:c="4"/>aws-region: us-east-1</text:span></text:p>
              <text:p text:style-name="P37"><text:span text:style-name="Source_20_Text">- run: aws cloudformation deploy --template-file stack.yml --stack-name my-stack</text:span></text:p>
            </text:list-item>
          </text:list>
        </text:list-item>
        <text:list-item>
          <text:p text:style-name="P116"><text:span text:style-name="Strong_20_Emphasis">CloudFront Invalidation</text:span>:</text:p>
          <text:list>
            <text:list-item>
              <text:p text:style-name="P116">Invalidate CloudFront cache. </text:p>
            </text:list-item>
            <text:list-item>
              <text:p text:style-name="P116">Example: Example 6.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aws-access-key-id: ${{ secrets.AWS_ACCESS_KEY_ID }}</text:span></text:p>
              <text:p text:style-name="P36"><text:span text:style-name="Source_20_Text"><text:s text:c="4"/>aws-secret-access-key: ${{ secrets.AWS_SECRET_ACCESS_KEY }}</text:span></text:p>
              <text:p text:style-name="P36"><text:span text:style-name="Source_20_Text"><text:s text:c="4"/>aws-region: us-east-1</text:span></text:p>
              <text:p text:style-name="P37"><text:span text:style-name="Source_20_Text">- run: aws cloudfront create-invalidation --distribution-id E1234567890 --paths "/*"</text:span></text:p>
            </text:list-item>
          </text:list>
        </text:list-item>
        <text:list-item>
          <text:p text:style-name="P116"><text:span text:style-name="Strong_20_Emphasis">Cross-Account Deployments</text:span>:</text:p>
          <text:list>
            <text:list-item>
              <text:p text:style-name="P116">Assume roles in other AWS accounts.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role-to-assume: arn:aws:iam::987654321098:role/cross-account-role</text:span></text:p>
              <text:p text:style-name="P37"><text:span text:style-name="Source_20_Text"><text:s text:c="4"/>aws-region: us-east-1</text:span></text:p>
            </text:list-item>
          </text:list>
        </text:list-item>
        <text:list-item>
          <text:p text:style-name="P116"><text:span text:style-name="Strong_20_Emphasis">Other AWS Services</text:span>:</text:p>
          <text:list>
            <text:list-item>
              <text:p text:style-name="P116">Access CodeBuild, SNS, or DynamoDB. </text:p>
            </text:list-item>
            <text:list-item>
              <text:p text:style-name="P36"><text:span text:style-name="Source_20_Text">- uses: aws-actions/configure-aws-credentials@v4</text:span></text:p>
              <text:p text:style-name="P36"><text:span text:style-name="Source_20_Text"><text:s text:c="2"/>with:</text:span></text:p>
              <text:p text:style-name="P36"><text:span text:style-name="Source_20_Text"><text:s text:c="4"/>aws-access-key-id: ${{ secrets.AWS_ACCESS_KEY_ID }}</text:span></text:p>
              <text:p text:style-name="P36"><text:span text:style-name="Source_20_Text"><text:s text:c="4"/>aws-secret-access-key: ${{ secrets.AWS_SECRET_ACCESS_KEY }}</text:span></text:p>
              <text:p text:style-name="P36"><text:span text:style-name="Source_20_Text"><text:s text:c="4"/>aws-region: us-east-1</text:span></text:p>
              <text:p text:style-name="P37"><text:span text:style-name="Source_20_Text">- run: aws dynamodb put-item --table-name MyTable --item '{"id": {"S": "123"}}'</text:span></text:p>
            </text:list-item>
          </text:list>
        </text:list-item>
      </text:list>
      <text:h text:style-name="Heading_20_3" text:outline-level="3">5. aws-actions/amazon-ecr-login@v2</text:h>
      <text:p text:style-name="Text_20_body"><text:span text:style-name="Strong_20_Emphasis">Purpose</text:span>: Logs in to Amazon ECR for Docker images.<text:line-break/><text:span text:style-name="Strong_20_Emphasis">DevOps Relevance</text:span>: Supports containerized CI/CD.</text:p>
      <text:h text:style-name="Heading_20_4" text:outline-level="4"><text:soft-page-break/>Possible Uses</text:h>
      <text:list text:style-name="L50">
        <text:list-item>
          <text:p text:style-name="P117"><text:span text:style-name="Strong_20_Emphasis">Push Images for ECS</text:span>:</text:p>
          <text:list>
            <text:list-item>
              <text:p text:style-name="P117">Push images for ECS deployments. </text:p>
            </text:list-item>
            <text:list-item>
              <text:p text:style-name="P117">Example: Example 2. </text:p>
            </text:list-item>
            <text:list-item>
              <text:p text:style-name="P38"><text:span text:style-name="Source_20_Text">- name: Login to ECR</text:span></text:p>
              <text:p text:style-name="P38"><text:span text:style-name="Source_20_Text"><text:s text:c="2"/>id: login-ecr</text:span></text:p>
              <text:p text:style-name="P38"><text:span text:style-name="Source_20_Text"><text:s text:c="2"/>uses: aws-actions/amazon-ecr-login@v2</text:span></text:p>
              <text:p text:style-name="P39"><text:span text:style-name="Source_20_Text">- run: docker push ${{ steps.login-ecr.outputs.registry }}/my-app:${{ github.sha }}</text:span></text:p>
            </text:list-item>
          </text:list>
        </text:list-item>
        <text:list-item>
          <text:p text:style-name="P117"><text:span text:style-name="Strong_20_Emphasis">Push Images for EKS</text:span>:</text:p>
          <text:list>
            <text:list-item>
              <text:p text:style-name="P117">Push images for EKS deployments. </text:p>
            </text:list-item>
            <text:list-item>
              <text:p text:style-name="P117">Example: Example 22. </text:p>
            </text:list-item>
            <text:list-item>
              <text:p text:style-name="P38"><text:span text:style-name="Source_20_Text">- name: Login to ECR</text:span></text:p>
              <text:p text:style-name="P38"><text:span text:style-name="Source_20_Text"><text:s text:c="2"/>id: login-ecr</text:span></text:p>
              <text:p text:style-name="P39"><text:span text:style-name="Source_20_Text"><text:s text:c="2"/>uses: aws-actions/amazon-ecr-login@v2</text:span></text:p>
            </text:list-item>
          </text:list>
        </text:list-item>
        <text:list-item>
          <text:p text:style-name="P117"><text:span text:style-name="Strong_20_Emphasis">Pull Images for Testing</text:span>:</text:p>
          <text:list>
            <text:list-item>
              <text:p text:style-name="P117">Pull images for CI tests. </text:p>
            </text:list-item>
            <text:list-item>
              <text:p text:style-name="P38"><text:span text:style-name="Source_20_Text">- name: Login to ECR</text:span></text:p>
              <text:p text:style-name="P38"><text:span text:style-name="Source_20_Text"><text:s text:c="2"/>id: login-ecr</text:span></text:p>
              <text:p text:style-name="P38"><text:span text:style-name="Source_20_Text"><text:s text:c="2"/>uses: aws-actions/amazon-ecr-login@v2</text:span></text:p>
              <text:p text:style-name="P39"><text:span text:style-name="Source_20_Text">- run: docker pull ${{ steps.login-ecr.outputs.registry }}/my-app:latest</text:span></text:p>
            </text:list-item>
          </text:list>
        </text:list-item>
        <text:list-item>
          <text:p text:style-name="P117"><text:span text:style-name="Strong_20_Emphasis">Multi-Region Push</text:span>:</text:p>
          <text:list>
            <text:list-item>
              <text:p text:style-name="P117">Push to ECR in multiple regions. </text:p>
            </text:list-item>
            <text:list-item>
              <text:p text:style-name="P117">Example: Example 7. </text:p>
            </text:list-item>
            <text:list-item>
              <text:p text:style-name="P38"><text:span text:style-name="Source_20_Text">strategy:</text:span></text:p>
              <text:p text:style-name="P38"><text:span text:style-name="Source_20_Text"><text:s text:c="2"/>matrix:</text:span></text:p>
              <text:p text:style-name="P38"><text:span text:style-name="Source_20_Text"><text:s text:c="4"/>region: [us-east-1, us-west-2]</text:span></text:p>
              <text:p text:style-name="P38"><text:span text:style-name="Source_20_Text">steps:</text:span></text:p>
              <text:p text:style-name="P39"><text:span text:style-name="Source_20_Text"><text:s text:c="2"/>- uses: aws-actions/amazon-ecr-login@v2</text:span></text:p>
            </text:list-item>
          </text:list>
        </text:list-item>
        <text:list-item>
          <text:p text:style-name="P117"><text:span text:style-name="Strong_20_Emphasis">Multiple Tags</text:span>:</text:p>
          <text:list>
            <text:list-item>
              <text:p text:style-name="P117">Tag and push images with multiple tags. </text:p>
            </text:list-item>
            <text:list-item>
              <text:p text:style-name="P38"><text:span text:style-name="Source_20_Text">- name: Login to ECR</text:span></text:p>
              <text:p text:style-name="P38"><text:span text:style-name="Source_20_Text"><text:s text:c="2"/>id: login-ecr</text:span></text:p>
              <text:p text:style-name="P38"><text:span text:style-name="Source_20_Text"><text:s text:c="2"/>uses: aws-actions/amazon-ecr-login@v2</text:span></text:p>
              <text:p text:style-name="P38"><text:span text:style-name="Source_20_Text">- run: |</text:span></text:p>
              <text:p text:style-name="P38"><text:span text:style-name="Source_20_Text"><text:s text:c="4"/>docker tag my-app ${{ steps.login-ecr.outputs.registry }}/my-app:latest</text:span></text:p>
              <text:p text:style-name="P39"><text:span text:style-name="Source_20_Text"><text:s text:c="4"/>docker push ${{ steps.login-ecr.outputs.registry }}/my-app:latest</text:span></text:p>
            </text:list-item>
          </text:list>
        </text:list-item>
        <text:list-item>
          <text:p text:style-name="P117"><text:span text:style-name="Strong_20_Emphasis">Cross-Account Access</text:span>:</text:p>
          <text:list>
            <text:list-item>
              <text:p text:style-name="P117">Access ECR in another account. </text:p>
            </text:list-item>
            <text:list-item>
              <text:p text:style-name="P38"><text:span text:style-name="Source_20_Text">- uses: aws-actions/amazon-ecr-login@v2</text:span></text:p>
              <text:p text:style-name="P38"><text:span text:style-name="Source_20_Text"><text:s text:c="2"/>with:</text:span></text:p>
              <text:p text:style-name="P39"><text:span text:style-name="Source_20_Text"><text:s text:c="4"/>registry_ids: '987654321098'</text:span></text:p>
            </text:list-item>
          </text:list>
        </text:list-item>
      </text:list>
      <text:h text:style-name="Heading_20_3" text:outline-level="3"><text:soft-page-break/>6. aws-actions/amazon-ecs-deploy-task-definition@v1</text:h>
      <text:p text:style-name="Text_20_body"><text:span text:style-name="Strong_20_Emphasis">Purpose</text:span>: Deploys task definitions to ECS.<text:line-break/><text:span text:style-name="Strong_20_Emphasis">DevOps Relevance</text:span>: Automates container deployments.</text:p>
      <text:h text:style-name="Heading_20_4" text:outline-level="4">Possible Uses</text:h>
      <text:list text:style-name="L51">
        <text:list-item>
          <text:p text:style-name="P118"><text:span text:style-name="Strong_20_Emphasis">Standard ECS Deployment</text:span>:</text:p>
          <text:list>
            <text:list-item>
              <text:p text:style-name="P118">Update ECS service with new task definition. </text:p>
            </text:list-item>
            <text:list-item>
              <text:p text:style-name="P118">Example: Example 2. </text:p>
            </text:list-item>
            <text:list-item>
              <text:p text:style-name="P40"><text:span text:style-name="Source_20_Text">- uses: aws-actions/amazon-ecs-deploy-task-definition@v1</text:span></text:p>
              <text:p text:style-name="P40"><text:span text:style-name="Source_20_Text"><text:s text:c="2"/>with:</text:span></text:p>
              <text:p text:style-name="P40"><text:span text:style-name="Source_20_Text"><text:s text:c="4"/>task-definition: task-definition.json</text:span></text:p>
              <text:p text:style-name="P40"><text:span text:style-name="Source_20_Text"><text:s text:c="4"/>service: my-app-service</text:span></text:p>
              <text:p text:style-name="P41"><text:span text:style-name="Source_20_Text"><text:s text:c="4"/>cluster: my-cluster</text:span></text:p>
            </text:list-item>
          </text:list>
        </text:list-item>
        <text:list-item>
          <text:p text:style-name="P118"><text:span text:style-name="Strong_20_Emphasis">Blue-Green Deployment</text:span>:</text:p>
          <text:list>
            <text:list-item>
              <text:p text:style-name="P118">Deploy and switch traffic for zero downtime. </text:p>
            </text:list-item>
            <text:list-item>
              <text:p text:style-name="P118">Example: Example 25. </text:p>
            </text:list-item>
            <text:list-item>
              <text:p text:style-name="P40"><text:span text:style-name="Source_20_Text">- uses: aws-actions/amazon-ecs-deploy-task-definition@v1</text:span></text:p>
              <text:p text:style-name="P40"><text:span text:style-name="Source_20_Text"><text:s text:c="2"/>with:</text:span></text:p>
              <text:p text:style-name="P40"><text:span text:style-name="Source_20_Text"><text:s text:c="4"/>task-definition: task-definition-blue.json</text:span></text:p>
              <text:p text:style-name="P40"><text:span text:style-name="Source_20_Text"><text:s text:c="4"/>service: my-app-service-blue</text:span></text:p>
              <text:p text:style-name="P41"><text:span text:style-name="Source_20_Text"><text:s text:c="4"/>cluster: my-cluster</text:span></text:p>
            </text:list-item>
          </text:list>
        </text:list-item>
        <text:list-item>
          <text:p text:style-name="P118"><text:span text:style-name="Strong_20_Emphasis">Dynamic Task Definition</text:span>:</text:p>
          <text:list>
            <text:list-item>
              <text:p text:style-name="P118">Deploy dynamically generated task definitions. </text:p>
            </text:list-item>
            <text:list-item>
              <text:p text:style-name="P118">Example: Example 18. </text:p>
            </text:list-item>
            <text:list-item>
              <text:p text:style-name="P40"><text:span text:style-name="Source_20_Text">- uses: aws-actions/amazon-ecs-deploy-task-definition@v1</text:span></text:p>
              <text:p text:style-name="P40"><text:span text:style-name="Source_20_Text"><text:s text:c="2"/>with:</text:span></text:p>
              <text:p text:style-name="P40"><text:span text:style-name="Source_20_Text"><text:s text:c="4"/>task-definition: task-definition.json</text:span></text:p>
              <text:p text:style-name="P40"><text:span text:style-name="Source_20_Text"><text:s text:c="4"/>service: my-app-service</text:span></text:p>
              <text:p text:style-name="P41"><text:span text:style-name="Source_20_Text"><text:s text:c="4"/>cluster: my-cluster</text:span></text:p>
            </text:list-item>
          </text:list>
        </text:list-item>
        <text:list-item>
          <text:p text:style-name="P118"><text:span text:style-name="Strong_20_Emphasis">Multi-Region Deployment</text:span>:</text:p>
          <text:list>
            <text:list-item>
              <text:p text:style-name="P118">Deploy to ECS clusters in multiple regions. </text:p>
            </text:list-item>
            <text:list-item>
              <text:p text:style-name="P118">Example: Example 7. </text:p>
            </text:list-item>
            <text:list-item>
              <text:p text:style-name="P40"><text:span text:style-name="Source_20_Text">strategy:</text:span></text:p>
              <text:p text:style-name="P40"><text:span text:style-name="Source_20_Text"><text:s text:c="2"/>matrix:</text:span></text:p>
              <text:p text:style-name="P40"><text:span text:style-name="Source_20_Text"><text:s text:c="4"/>region: [us-east-1, us-west-2]</text:span></text:p>
              <text:p text:style-name="P40"><text:span text:style-name="Source_20_Text">steps:</text:span></text:p>
              <text:p text:style-name="P40"><text:span text:style-name="Source_20_Text"><text:s text:c="2"/>- uses: aws-actions/amazon-ecs-deploy-task-definition@v1</text:span></text:p>
              <text:p text:style-name="P40"><text:span text:style-name="Source_20_Text"><text:s text:c="4"/>with:</text:span></text:p>
              <text:p text:style-name="P40"><text:span text:style-name="Source_20_Text"><text:s text:c="6"/>task-definition: task-definition-${{ matrix.region }}.json</text:span></text:p>
              <text:p text:style-name="P40"><text:span text:style-name="Source_20_Text"><text:s text:c="6"/>service: my-app-service-${{ matrix.region }}</text:span></text:p>
              <text:p text:style-name="P41"><text:span text:style-name="Source_20_Text"><text:s text:c="6"/>cluster: my-cluster-${{ matrix.region }}</text:span></text:p>
            </text:list-item>
          </text:list>
        </text:list-item>
        <text:list-item>
          <text:p text:style-name="P118"><text:span text:style-name="Strong_20_Emphasis">Rollback Deployment</text:span>:</text:p>
          <text:list>
            <text:list-item>
              <text:p text:style-name="P118">Revert to a previous task definition on failure. </text:p>
            </text:list-item>
            <text:list-item>
              <text:p text:style-name="P40"><text:span text:style-name="Source_20_Text">- uses: aws-actions/amazon-ecs-deploy-task-definition@v1</text:span></text:p>
              <text:p text:style-name="P40"><text:span text:style-name="Source_20_Text"><text:s text:c="2"/>with:</text:span></text:p>
              <text:p text:style-name="P40"><text:span text:style-name="Source_20_Text"><text:s text:c="4"/>task-definition: previous-task-definition.json</text:span></text:p>
              <text:p text:style-name="P40"><text:span text:style-name="Source_20_Text"><text:s text:c="4"/>service: my-app-service</text:span></text:p>
              <text:p text:style-name="P41"><text:span text:style-name="Source_20_Text"><text:s text:c="4"/>cluster: my-cluster</text:span></text:p>
            </text:list-item>
          </text:list>
        </text:list-item>
        <text:list-item>
          <text:p text:style-name="P118"><text:span text:style-name="Strong_20_Emphasis">Canary Deployment</text:span>:</text:p>
          <text:list>
            <text:list-item>
              <text:p text:style-name="P118"><text:soft-page-break/>Deploy with partial traffic for testing. </text:p>
            </text:list-item>
            <text:list-item>
              <text:p text:style-name="P40"><text:span text:style-name="Source_20_Text">- uses: aws-actions/amazon-ecs-deploy-task-definition@v1</text:span></text:p>
              <text:p text:style-name="P40"><text:span text:style-name="Source_20_Text"><text:s text:c="2"/>with:</text:span></text:p>
              <text:p text:style-name="P40"><text:span text:style-name="Source_20_Text"><text:s text:c="4"/>task-definition: task-definition-canary.json</text:span></text:p>
              <text:p text:style-name="P40"><text:span text:style-name="Source_20_Text"><text:s text:c="4"/>service: my-app-service-canary</text:span></text:p>
              <text:p text:style-name="P41"><text:span text:style-name="Source_20_Text"><text:s text:c="4"/>cluster: my-cluster</text:span></text:p>
            </text:list-item>
          </text:list>
        </text:list-item>
      </text:list>
      <text:h text:style-name="Heading_20_3" text:outline-level="3">7. snyk/actions/node@master</text:h>
      <text:p text:style-name="Text_20_body"><text:span text:style-name="Strong_20_Emphasis">Purpose</text:span>: Scans Node.js dependencies for vulnerabilities.<text:line-break/><text:span text:style-name="Strong_20_Emphasis">DevOps Relevance</text:span>: Ensures secure deployments.</text:p>
      <text:h text:style-name="Heading_20_4" text:outline-level="4">Possible Uses</text:h>
      <text:list text:style-name="L52">
        <text:list-item>
          <text:p text:style-name="P119"><text:span text:style-name="Strong_20_Emphasis">Dependency Scanning</text:span>:</text:p>
          <text:list>
            <text:list-item>
              <text:p text:style-name="P119">Scan Node.js dependencies in CI. </text:p>
            </text:list-item>
            <text:list-item>
              <text:p text:style-name="P119">Example: Example 5. </text:p>
            </text:list-item>
            <text:list-item>
              <text:p text:style-name="P42"><text:span text:style-name="Source_20_Text">- uses: snyk/actions/node@master</text:span></text:p>
              <text:p text:style-name="P42"><text:span text:style-name="Source_20_Text"><text:s text:c="2"/>env:</text:span></text:p>
              <text:p text:style-name="P42"><text:span text:style-name="Source_20_Text"><text:s text:c="4"/>SNYK_TOKEN: ${{ secrets.SNYK_TOKEN }}</text:span></text:p>
              <text:p text:style-name="P42"><text:span text:style-name="Source_20_Text"><text:s text:c="2"/>with:</text:span></text:p>
              <text:p text:style-name="P43"><text:span text:style-name="Source_20_Text"><text:s text:c="4"/>command: test</text:span></text:p>
            </text:list-item>
          </text:list>
        </text:list-item>
        <text:list-item>
          <text:p text:style-name="P119"><text:span text:style-name="Strong_20_Emphasis">Monitor Dependencies</text:span>:</text:p>
          <text:list>
            <text:list-item>
              <text:p text:style-name="P119">Continuously monitor for new vulnerabilities. </text:p>
            </text:list-item>
            <text:list-item>
              <text:p text:style-name="P42"><text:span text:style-name="Source_20_Text">- uses: snyk/actions/node@master</text:span></text:p>
              <text:p text:style-name="P42"><text:span text:style-name="Source_20_Text"><text:s text:c="2"/>env:</text:span></text:p>
              <text:p text:style-name="P42"><text:span text:style-name="Source_20_Text"><text:s text:c="4"/>SNYK_TOKEN: ${{ secrets.SNYK_TOKEN }}</text:span></text:p>
              <text:p text:style-name="P42"><text:span text:style-name="Source_20_Text"><text:s text:c="2"/>with:</text:span></text:p>
              <text:p text:style-name="P43"><text:span text:style-name="Source_20_Text"><text:s text:c="4"/>command: monitor</text:span></text:p>
            </text:list-item>
          </text:list>
        </text:list-item>
        <text:list-item>
          <text:p text:style-name="P119"><text:span text:style-name="Strong_20_Emphasis">Fail on Critical Issues</text:span>:</text:p>
          <text:list>
            <text:list-item>
              <text:p text:style-name="P119">Fail CI on high-severity vulnerabilities. </text:p>
            </text:list-item>
            <text:list-item>
              <text:p text:style-name="P42"><text:span text:style-name="Source_20_Text">- uses: snyk/actions/node@master</text:span></text:p>
              <text:p text:style-name="P42"><text:span text:style-name="Source_20_Text"><text:s text:c="2"/>env:</text:span></text:p>
              <text:p text:style-name="P42"><text:span text:style-name="Source_20_Text"><text:s text:c="4"/>SNYK_TOKEN: ${{ secrets.SNYK_TOKEN }}</text:span></text:p>
              <text:p text:style-name="P42"><text:span text:style-name="Source_20_Text"><text:s text:c="2"/>with:</text:span></text:p>
              <text:p text:style-name="P42"><text:span text:style-name="Source_20_Text"><text:s text:c="4"/>command: test</text:span></text:p>
              <text:p text:style-name="P43"><text:span text:style-name="Source_20_Text"><text:s text:c="4"/>args: --severity-threshold=high</text:span></text:p>
            </text:list-item>
          </text:list>
        </text:list-item>
        <text:list-item>
          <text:p text:style-name="P119"><text:span text:style-name="Strong_20_Emphasis">Scan Specific Package Files</text:span>:</text:p>
          <text:list>
            <text:list-item>
              <text:p text:style-name="P119">Scan a specific <text:span text:style-name="Source_20_Text">package.json</text:span>. </text:p>
            </text:list-item>
            <text:list-item>
              <text:p text:style-name="P42"><text:span text:style-name="Source_20_Text">- uses: snyk/actions/node@master</text:span></text:p>
              <text:p text:style-name="P42"><text:span text:style-name="Source_20_Text"><text:s text:c="2"/>env:</text:span></text:p>
              <text:p text:style-name="P42"><text:span text:style-name="Source_20_Text"><text:s text:c="4"/>SNYK_TOKEN: ${{ secrets.SNYK_TOKEN }}</text:span></text:p>
              <text:p text:style-name="P42"><text:span text:style-name="Source_20_Text"><text:s text:c="2"/>with:</text:span></text:p>
              <text:p text:style-name="P42"><text:span text:style-name="Source_20_Text"><text:s text:c="4"/>command: test</text:span></text:p>
              <text:p text:style-name="P43"><text:span text:style-name="Source_20_Text"><text:s text:c="4"/>file: frontend/package.json</text:span></text:p>
            </text:list-item>
          </text:list>
        </text:list-item>
        <text:list-item>
          <text:p text:style-name="P119"><text:span text:style-name="Strong_20_Emphasis">PR Validation</text:span>:</text:p>
          <text:list>
            <text:list-item>
              <text:p text:style-name="P119">Run Snyk on pull requests. </text:p>
            </text:list-item>
            <text:list-item>
              <text:p text:style-name="P42"><text:span text:style-name="Source_20_Text">- uses: snyk/actions/node@master</text:span></text:p>
              <text:p text:style-name="P42"><text:span text:style-name="Source_20_Text"><text:s text:c="2"/>env:</text:span></text:p>
              <text:p text:style-name="P42"><text:span text:style-name="Source_20_Text"><text:s text:c="4"/>SNYK_TOKEN: ${{ secrets.SNYK_TOKEN }}</text:span></text:p>
              <text:p text:style-name="P42"><text:span text:style-name="Source_20_Text"><text:s text:c="2"/>with:</text:span></text:p>
              <text:p text:style-name="P43"><text:span text:style-name="Source_20_Text"><text:s text:c="4"/>command: test</text:span></text:p>
            </text:list-item>
          </text:list>
        </text:list-item>
      </text:list>
      <text:h text:style-name="Heading_20_3" text:outline-level="3"><text:soft-page-break/>8. hadolint/hadolint-action@v3</text:h>
      <text:p text:style-name="Text_20_body"><text:span text:style-name="Strong_20_Emphasis">Purpose</text:span>: Lints Dockerfiles for best practices.<text:line-break/><text:span text:style-name="Strong_20_Emphasis">DevOps Relevance</text:span>: Enhances container security.</text:p>
      <text:h text:style-name="Heading_20_4" text:outline-level="4">Possible Uses</text:h>
      <text:list text:style-name="L53">
        <text:list-item>
          <text:p text:style-name="P120"><text:span text:style-name="Strong_20_Emphasis">Dockerfile Linting</text:span>:</text:p>
          <text:list>
            <text:list-item>
              <text:p text:style-name="P120">Lint Dockerfiles in CI. </text:p>
            </text:list-item>
            <text:list-item>
              <text:p text:style-name="P120">Example: Example 5. </text:p>
            </text:list-item>
            <text:list-item>
              <text:p text:style-name="P44"><text:span text:style-name="Source_20_Text">- uses: hadolint/hadolint-action@v3</text:span></text:p>
              <text:p text:style-name="P44"><text:span text:style-name="Source_20_Text"><text:s text:c="2"/>with:</text:span></text:p>
              <text:p text:style-name="P45"><text:span text:style-name="Source_20_Text"><text:s text:c="4"/>dockerfile: Dockerfile</text:span></text:p>
            </text:list-item>
          </text:list>
        </text:list-item>
        <text:list-item>
          <text:p text:style-name="P120"><text:span text:style-name="Strong_20_Emphasis">Multiple Dockerfile Linting</text:span>:</text:p>
          <text:list>
            <text:list-item>
              <text:p text:style-name="P120">Lint multiple Dockerfiles in a monorepo. </text:p>
            </text:list-item>
            <text:list-item>
              <text:p text:style-name="P44"><text:span text:style-name="Source_20_Text">- uses: hadolint/hadolint-action@v3</text:span></text:p>
              <text:p text:style-name="P44"><text:span text:style-name="Source_20_Text"><text:s text:c="2"/>with:</text:span></text:p>
              <text:p text:style-name="P45"><text:span text:style-name="Source_20_Text"><text:s text:c="4"/>dockerfile: services/api/Dockerfile</text:span></text:p>
            </text:list-item>
          </text:list>
        </text:list-item>
        <text:list-item>
          <text:p text:style-name="P120"><text:span text:style-name="Strong_20_Emphasis">Custom Configuration</text:span>:</text:p>
          <text:list>
            <text:list-item>
              <text:p text:style-name="P120">Use a custom <text:span text:style-name="Source_20_Text">.had4482 olint.yaml</text:span> for linting rules. </text:p>
            </text:list-item>
            <text:list-item>
              <text:p text:style-name="P44"><text:span text:style-name="Source_20_Text">- uses: hadolint/hadolint-action@v3</text:span></text:p>
              <text:p text:style-name="P44"><text:span text:style-name="Source_20_Text"><text:s text:c="2"/>with:</text:span></text:p>
              <text:p text:style-name="P44"><text:span text:style-name="Source_20_Text"><text:s text:c="4"/>dockerfile: Dockerfile</text:span></text:p>
              <text:p text:style-name="P45"><text:span text:style-name="Source_20_Text"><text:s text:c="4"/>config: .hadolint.yaml</text:span></text:p>
            </text:list-item>
          </text:list>
        </text:list-item>
        <text:list-item>
          <text:p text:style-name="P120"><text:span text:style-name="Strong_20_Emphasis">Fail on Specific Issues</text:span>:</text:p>
          <text:list>
            <text:list-item>
              <text:p text:style-name="P120">Fail CI on critical Dockerfile issues. </text:p>
            </text:list-item>
            <text:list-item>
              <text:p text:style-name="P44"><text:span text:style-name="Source_20_Text">- uses: hadolint/hadolint-action@v3</text:span></text:p>
              <text:p text:style-name="P44"><text:span text:style-name="Source_20_Text"><text:s text:c="2"/>with:</text:span></text:p>
              <text:p text:style-name="P44"><text:span text:style-name="Source_20_Text"><text:s text:c="4"/>dockerfile: Dockerfile</text:span></text:p>
              <text:p text:style-name="P45"><text:span text:style-name="Source_20_Text"><text:s text:c="4"/>failure-threshold: error</text:span></text:p>
            </text:list-item>
          </text:list>
        </text:list-item>
        <text:list-item>
          <text:p text:style-name="P120"><text:span text:style-name="Strong_20_Emphasis">PR Validation</text:span>:</text:p>
          <text:list>
            <text:list-item>
              <text:p text:style-name="P120">Lint Dockerfiles in pull requests. </text:p>
            </text:list-item>
            <text:list-item>
              <text:p text:style-name="P44"><text:span text:style-name="Source_20_Text">- uses: hadolint/hadolint-action@v3</text:span></text:p>
              <text:p text:style-name="P44"><text:span text:style-name="Source_20_Text"><text:s text:c="2"/>with:</text:span></text:p>
              <text:p text:style-name="P45"><text:span text:style-name="Source_20_Text"><text:s text:c="4"/>dockerfile: Dockerfile</text:span></text:p>
            </text:list-item>
          </text:list>
        </text:list-item>
      </text:list>
      <text:h text:style-name="Heading_20_3" text:outline-level="3">9. nick-fields/retry@v3</text:h>
      <text:p text:style-name="Text_20_body"><text:span text:style-name="Strong_20_Emphasis">Purpose</text:span>: Retries commands on failure.<text:line-break/><text:span text:style-name="Strong_20_Emphasis">DevOps Relevance</text:span>: Improves pipeline reliability.</text:p>
      <text:h text:style-name="Heading_20_4" text:outline-level="4">Possible Uses</text:h>
      <text:list text:style-name="L54">
        <text:list-item>
          <text:p text:style-name="P121"><text:span text:style-name="Strong_20_Emphasis">Retry ECS Deployments</text:span>:</text:p>
          <text:list>
            <text:list-item>
              <text:p text:style-name="P121">Retry ECS updates on network failures. </text:p>
            </text:list-item>
            <text:list-item>
              <text:p text:style-name="P121">Example: Example 9. </text:p>
            </text:list-item>
            <text:list-item>
              <text:p text:style-name="P46"><text:span text:style-name="Source_20_Text">- uses: nick-fields/retry@v3</text:span></text:p>
              <text:p text:style-name="P46"><text:span text:style-name="Source_20_Text"><text:s text:c="2"/>with:</text:span></text:p>
              <text:p text:style-name="P46"><text:span text:style-name="Source_20_Text"><text:s text:c="4"/>timeout_minutes: 10</text:span></text:p>
              <text:p text:style-name="P46"><text:span text:style-name="Source_20_Text"><text:s text:c="4"/>max_attempts: 3</text:span></text:p>
              <text:p text:style-name="P47"><text:soft-page-break/><text:span text:style-name="Source_20_Text"><text:s text:c="4"/>command: aws ecs update-service --cluster my-cluster --service my-app-service --task-definition task-definition.json</text:span></text:p>
            </text:list-item>
          </text:list>
        </text:list-item>
        <text:list-item>
          <text:p text:style-name="P121"><text:span text:style-name="Strong_20_Emphasis">Retry S3 Sync</text:span>:</text:p>
          <text:list>
            <text:list-item>
              <text:p text:style-name="P121">Retry S3 sync on transient errors. </text:p>
            </text:list-item>
            <text:list-item>
              <text:p text:style-name="P46"><text:span text:style-name="Source_20_Text">- uses: nick-fields/retry@v3</text:span></text:p>
              <text:p text:style-name="P46"><text:span text:style-name="Source_20_Text"><text:s text:c="2"/>with:</text:span></text:p>
              <text:p text:style-name="P46"><text:span text:style-name="Source_20_Text"><text:s text:c="4"/>max_attempts: 3</text:span></text:p>
              <text:p text:style-name="P47"><text:span text:style-name="Source_20_Text"><text:s text:c="4"/>command: aws s3 sync ./build/ s3://my-bucket</text:span></text:p>
            </text:list-item>
          </text:list>
        </text:list-item>
        <text:list-item>
          <text:p text:style-name="P121"><text:span text:style-name="Strong_20_Emphasis">Retry Lambda Updates</text:span>:</text:p>
          <text:list>
            <text:list-item>
              <text:p text:style-name="P121">Retry Lambda function updates. </text:p>
            </text:list-item>
            <text:list-item>
              <text:p text:style-name="P46"><text:span text:style-name="Source_20_Text">- uses: nick-fields/retry@v3</text:span></text:p>
              <text:p text:style-name="P46"><text:span text:style-name="Source_20_Text"><text:s text:c="2"/>with:</text:span></text:p>
              <text:p text:style-name="P46"><text:span text:style-name="Source_20_Text"><text:s text:c="4"/>max_attempts: 3</text:span></text:p>
              <text:p text:style-name="P47"><text:span text:style-name="Source_20_Text"><text:s text:c="4"/>command: aws lambda update-function-code --function-name my-lambda --zip-file fileb://function.zip</text:span></text:p>
            </text:list-item>
          </text:list>
        </text:list-item>
        <text:list-item>
          <text:p text:style-name="P121"><text:span text:style-name="Strong_20_Emphasis">Retry ECR Push</text:span>:</text:p>
          <text:list>
            <text:list-item>
              <text:p text:style-name="P121">Retry Docker push to ECR. </text:p>
            </text:list-item>
            <text:list-item>
              <text:p text:style-name="P46"><text:span text:style-name="Source_20_Text">- uses: nick-fields/retry@v3</text:span></text:p>
              <text:p text:style-name="P46"><text:span text:style-name="Source_20_Text"><text:s text:c="2"/>with:</text:span></text:p>
              <text:p text:style-name="P46"><text:span text:style-name="Source_20_Text"><text:s text:c="4"/>max_attempts: 3</text:span></text:p>
              <text:p text:style-name="P47"><text:span text:style-name="Source_20_Text"><text:s text:c="4"/>command: docker push my-repo:latest</text:span></text:p>
            </text:list-item>
          </text:list>
        </text:list-item>
        <text:list-item>
          <text:p text:style-name="P121"><text:span text:style-name="Strong_20_Emphasis">Retry API Calls</text:span>:</text:p>
          <text:list>
            <text:list-item>
              <text:p text:style-name="P121">Retry AWS API calls (e.g., CloudFormation). </text:p>
            </text:list-item>
            <text:list-item>
              <text:p text:style-name="P46"><text:span text:style-name="Source_20_Text">- uses: nick-fields/retry@v3</text:span></text:p>
              <text:p text:style-name="P46"><text:span text:style-name="Source_20_Text"><text:s text:c="2"/>with:</text:span></text:p>
              <text:p text:style-name="P46"><text:span text:style-name="Source_20_Text"><text:s text:c="4"/>max_attempts: 3</text:span></text:p>
              <text:p text:style-name="P47"><text:span text:style-name="Source_20_Text"><text:s text:c="4"/>command: aws cloudformation deploy --template-file stack.yml --stack-name my-stack</text:span></text:p>
            </text:list-item>
          </text:list>
        </text:list-item>
      </text:list>
      <text:h text:style-name="Heading_20_3" text:outline-level="3">10. actions/cache@v4</text:h>
      <text:p text:style-name="Text_20_body"><text:span text:style-name="Strong_20_Emphasis">Purpose</text:span>: Caches artifacts to speed up workflows.<text:line-break/><text:span text:style-name="Strong_20_Emphasis">DevOps Relevance</text:span>: Optimizes CI/CD performance.</text:p>
      <text:h text:style-name="Heading_20_4" text:outline-level="4">Possible Uses</text:h>
      <text:list text:style-name="L55">
        <text:list-item>
          <text:p text:style-name="P122"><text:span text:style-name="Strong_20_Emphasis">Cache Docker Layers</text:span>:</text:p>
          <text:list>
            <text:list-item>
              <text:p text:style-name="P122">Cache Docker layers for faster ECS builds. </text:p>
            </text:list-item>
            <text:list-item>
              <text:p text:style-name="P122">Example: Example 23. </text:p>
            </text:list-item>
            <text:list-item>
              <text:p text:style-name="P48"><text:span text:style-name="Source_20_Text">- uses: actions/cache@v4</text:span></text:p>
              <text:p text:style-name="P48"><text:span text:style-name="Source_20_Text"><text:s text:c="2"/>with:</text:span></text:p>
              <text:p text:style-name="P48"><text:span text:style-name="Source_20_Text"><text:s text:c="4"/>path: /tmp/.buildx-cache</text:span></text:p>
              <text:p text:style-name="P48"><text:span text:style-name="Source_20_Text"><text:s text:c="4"/>key: ${{ runner.os }}-buildx-${{ github.sha }}</text:span></text:p>
              <text:p text:style-name="P49"><text:span text:style-name="Source_20_Text"><text:s text:c="4"/>restore-keys: ${{ runner.os }}-buildx-</text:span></text:p>
            </text:list-item>
          </text:list>
        </text:list-item>
        <text:list-item>
          <text:p text:style-name="P122"><text:span text:style-name="Strong_20_Emphasis">Cache npm Dependencies</text:span>:</text:p>
          <text:list>
            <text:list-item>
              <text:p text:style-name="P122">Cache <text:span text:style-name="Source_20_Text">node_modules</text:span> for Node.js builds. </text:p>
            </text:list-item>
            <text:list-item>
              <text:p text:style-name="P48"><text:span text:style-name="Source_20_Text">- uses: actions/cache@v4</text:span></text:p>
              <text:p text:style-name="P48"><text:span text:style-name="Source_20_Text"><text:s text:c="2"/>with:</text:span></text:p>
              <text:p text:style-name="P48"><text:span text:style-name="Source_20_Text"><text:s text:c="4"/>path: ~/.npm</text:span></text:p>
              <text:p text:style-name="P48"><text:span text:style-name="Source_20_Text"><text:s text:c="4"/>key: ${{ runner.os }}-npm-${{ hashFiles('**/package-lock.json') }}</text:span></text:p>
              <text:p text:style-name="P49"><text:soft-page-break/><text:span text:style-name="Source_20_Text"><text:s text:c="4"/>restore-keys: ${{ runner.os }}-npm-</text:span></text:p>
            </text:list-item>
          </text:list>
        </text:list-item>
        <text:list-item>
          <text:p text:style-name="P122"><text:span text:style-name="Strong_20_Emphasis">Cache Python Dependencies</text:span>:</text:p>
          <text:list>
            <text:list-item>
              <text:p text:style-name="P122">Cache pip dependencies for Lambda. </text:p>
            </text:list-item>
            <text:list-item>
              <text:p text:style-name="P48"><text:span text:style-name="Source_20_Text">- uses: actions/cache@v4</text:span></text:p>
              <text:p text:style-name="P48"><text:span text:style-name="Source_20_Text"><text:s text:c="2"/>with:</text:span></text:p>
              <text:p text:style-name="P48"><text:span text:style-name="Source_20_Text"><text:s text:c="4"/>path: ~/.cache/pip</text:span></text:p>
              <text:p text:style-name="P48"><text:span text:style-name="Source_20_Text"><text:s text:c="4"/>key: ${{ runner.os }}-pip-${{ hashFiles('**/requirements.txt') }}</text:span></text:p>
              <text:p text:style-name="P49"><text:span text:style-name="Source_20_Text"><text:s text:c="4"/>restore-keys: ${{ runner.os }}-pip-</text:span></text:p>
            </text:list-item>
          </text:list>
        </text:list-item>
        <text:list-item>
          <text:p text:style-name="P122"><text:span text:style-name="Strong_20_Emphasis">Cache Build Artifacts</text:span>:</text:p>
          <text:list>
            <text:list-item>
              <text:p text:style-name="P122">Cache compiled artifacts for redeployment. </text:p>
            </text:list-item>
            <text:list-item>
              <text:p text:style-name="P48"><text:span text:style-name="Source_20_Text">- uses: actions/cache@v4</text:span></text:p>
              <text:p text:style-name="P48"><text:span text:style-name="Source_20_Text"><text:s text:c="2"/>with:</text:span></text:p>
              <text:p text:style-name="P48"><text:span text:style-name="Source_20_Text"><text:s text:c="4"/>path: ./build</text:span></text:p>
              <text:p text:style-name="P49"><text:span text:style-name="Source_20_Text"><text:s text:c="4"/>key: ${{ runner.os }}-build-${{ github.sha }}</text:span></text:p>
            </text:list-item>
          </text:list>
        </text:list-item>
        <text:list-item>
          <text:p text:style-name="P122"><text:span text:style-name="Strong_20_Emphasis">Cache Across Jobs</text:span>:</text:p>
          <text:list>
            <text:list-item>
              <text:p text:style-name="P122">Share cache between jobs in a workflow. </text:p>
            </text:list-item>
            <text:list-item>
              <text:p text:style-name="P48"><text:span text:style-name="Source_20_Text">- uses: actions/cache@v4</text:span></text:p>
              <text:p text:style-name="P48"><text:span text:style-name="Source_20_Text"><text:s text:c="2"/>with:</text:span></text:p>
              <text:p text:style-name="P48"><text:span text:style-name="Source_20_Text"><text:s text:c="4"/>path: ./dist</text:span></text:p>
              <text:p text:style-name="P49"><text:span text:style-name="Source_20_Text"><text:s text:c="4"/>key: ${{ runner.os }}-dist-${{ github.run_id }}</text:span></text:p>
            </text:list-item>
          </text:list>
        </text:list-item>
      </text:list>
      <text:h text:style-name="Heading_20_3" text:outline-level="3">11. .github/actions/s3-deploy (Custom)</text:h>
      <text:p text:style-name="Text_20_body"><text:span text:style-name="Strong_20_Emphasis">Purpose</text:span>: Custom action to deploy to S3 with metadata.<text:line-break/><text:span text:style-name="Strong_20_Emphasis">DevOps Relevance</text:span>: Standardizes deployment logic.</text:p>
      <text:h text:style-name="Heading_20_4" text:outline-level="4">Possible Uses</text:h>
      <text:list text:style-name="L56">
        <text:list-item>
          <text:p text:style-name="P123"><text:span text:style-name="Strong_20_Emphasis">S3 Deployment with Metadata</text:span>:</text:p>
          <text:list>
            <text:list-item>
              <text:p text:style-name="P123">Deploy to S3 with custom headers. </text:p>
            </text:list-item>
            <text:list-item>
              <text:p text:style-name="P123">Example: Example 8. </text:p>
            </text:list-item>
            <text:list-item>
              <text:p text:style-name="P50"><text:span text:style-name="Source_20_Text">- uses: ./.github/actions/s3-deploy</text:span></text:p>
              <text:p text:style-name="P50"><text:span text:style-name="Source_20_Text"><text:s text:c="2"/>with:</text:span></text:p>
              <text:p text:style-name="P50"><text:span text:style-name="Source_20_Text"><text:s text:c="4"/>bucket: my-website-bucket</text:span></text:p>
              <text:p text:style-name="P51"><text:span text:style-name="Source_20_Text"><text:s text:c="4"/>source: ./build</text:span></text:p>
            </text:list-item>
          </text:list>
        </text:list-item>
        <text:list-item>
          <text:p text:style-name="P123"><text:span text:style-name="Strong_20_Emphasis">Versioned S3 Deployment</text:span>:</text:p>
          <text:list>
            <text:list-item>
              <text:p text:style-name="P123">Deploy to a versioned S3 path. </text:p>
            </text:list-item>
            <text:list-item>
              <text:p text:style-name="P50"><text:span text:style-name="Source_20_Text">- uses: ./.github/actions/s3-deploy</text:span></text:p>
              <text:p text:style-name="P50"><text:span text:style-name="Source_20_Text"><text:s text:c="2"/>with:</text:span></text:p>
              <text:p text:style-name="P50"><text:span text:style-name="Source_20_Text"><text:s text:c="4"/>bucket: my-website-bucket</text:span></text:p>
              <text:p text:style-name="P50"><text:span text:style-name="Source_20_Text"><text:s text:c="4"/>source: ./build</text:span></text:p>
              <text:p text:style-name="P51"><text:span text:style-name="Source_20_Text"><text:s text:c="4"/>destination: versions/${{ github.sha }}</text:span></text:p>
            </text:list-item>
          </text:list>
        </text:list-item>
        <text:list-item>
          <text:p text:style-name="P123"><text:span text:style-name="Strong_20_Emphasis">Multi-Bucket Deployment</text:span>:</text:p>
          <text:list>
            <text:list-item>
              <text:p text:style-name="P123">Deploy to multiple S3 buckets. </text:p>
            </text:list-item>
            <text:list-item>
              <text:p text:style-name="P50"><text:span text:style-name="Source_20_Text">- uses: ./.github/actions/s3-deploy</text:span></text:p>
              <text:p text:style-name="P50"><text:span text:style-name="Source_20_Text"><text:s text:c="2"/>with:</text:span></text:p>
              <text:p text:style-name="P50"><text:span text:style-name="Source_20_Text"><text:s text:c="4"/>bucket: my-primary-bucket</text:span></text:p>
              <text:p text:style-name="P50"><text:span text:style-name="Source_20_Text"><text:s text:c="4"/>source: ./build</text:span></text:p>
              <text:p text:style-name="P50"><text:span text:style-name="Source_20_Text">- uses: ./.github/actions/s3-deploy</text:span></text:p>
              <text:p text:style-name="P50"><text:span text:style-name="Source_20_Text"><text:s text:c="2"/>with:</text:span></text:p>
              <text:p text:style-name="P50"><text:soft-page-break/><text:span text:style-name="Source_20_Text"><text:s text:c="4"/>bucket: my-backup-bucket</text:span></text:p>
              <text:p text:style-name="P51"><text:span text:style-name="Source_20_Text"><text:s text:c="4"/>source: ./build</text:span></text:p>
            </text:list-item>
          </text:list>
        </text:list-item>
        <text:list-item>
          <text:p text:style-name="P123"><text:span text:style-name="Strong_20_Emphasis">Conditional Deployment</text:span>:</text:p>
          <text:list>
            <text:list-item>
              <text:p text:style-name="P123">Deploy based on environment. </text:p>
            </text:list-item>
            <text:list-item>
              <text:p text:style-name="P50"><text:span text:style-name="Source_20_Text">- uses: ./.github/actions/s3-deploy</text:span></text:p>
              <text:p text:style-name="P50"><text:span text:style-name="Source_20_Text"><text:s text:c="2"/>if: github.ref == 'refs/heads/main'</text:span></text:p>
              <text:p text:style-name="P50"><text:span text:style-name="Source_20_Text"><text:s text:c="2"/>with:</text:span></text:p>
              <text:p text:style-name="P50"><text:span text:style-name="Source_20_Text"><text:s text:c="4"/>bucket: my-prod-bucket</text:span></text:p>
              <text:p text:style-name="P51"><text:span text:style-name="Source_20_Text"><text:s text:c="4"/>source: ./build</text:span></text:p>
            </text:list-item>
          </text:list>
        </text:list-item>
        <text:list-item>
          <text:p text:style-name="P123"><text:span text:style-name="Strong_20_Emphasis">Custom S3 Options</text:span>:</text:p>
          <text:list>
            <text:list-item>
              <text:p text:style-name="P123">Use additional S3 sync options (e.g., ACLs). </text:p>
            </text:list-item>
            <text:list-item>
              <text:p text:style-name="P50"><text:span text:style-name="Source_20_Text"># Modified action.yml</text:span></text:p>
              <text:p text:style-name="P50"><text:span text:style-name="Source_20_Text">- name: Sync to S3</text:span></text:p>
              <text:p text:style-name="P50"><text:span text:style-name="Source_20_Text"><text:s text:c="2"/>run: aws s3 sync ${{ inputs.source }}/ s3://${{ inputs.bucket }} --acl public-read</text:span></text:p>
              <text:p text:style-name="P51"><text:span text:style-name="Source_20_Text"><text:s text:c="2"/>shell: bash</text:span></text:p>
            </text:list-item>
          </text:list>
        </text:list-item>
      </text:list>
      <text:h text:style-name="Heading_20_2" text:outline-level="2">Section 2: All Possible Variations in GitHub Actions YAML</text:h>
      <text:p text:style-name="Text_20_body">Below is a complete list of all possible keys and configurations in a GitHub Actions workflow YAML file, based on the official documentation (<text:a xlink:type="simple" xlink:href="https://docs.github.com/en/actions/using-workflows/workflow-syntax-for-github-actions" text:style-name="Internet_20_link" text:visited-style-name="Visited_20_Internet_20_Link">https://docs.github.com/en/actions/using-workflows/workflow-syntax-for-github-actions</text:a>). Each key is explained with its purpose and an AWS-specific example, tailored for DevOps workflows.</text:p>
      <text:h text:style-name="Heading_20_3" text:outline-level="3">Top-Level Keys</text:h>
      <text:p text:style-name="Text_20_body">These define the workflow’s overall configuration.</text:p>
      <text:list text:style-name="L57">
        <text:list-item>
          <text:p text:style-name="P125"><text:span text:style-name="Strong_20_Emphasis"><text:span text:style-name="Source_20_Text">name</text:span></text:span>:</text:p>
          <text:list>
            <text:list-item>
              <text:p text:style-name="P125"><text:span text:style-name="Strong_20_Emphasis">Purpose</text:span>: Names the workflow for display in the GitHub UI. </text:p>
            </text:list-item>
            <text:list-item>
              <text:p text:style-name="P124"><text:span text:style-name="Strong_20_Emphasis">Example</text:span>:</text:p>
              <text:p text:style-name="P53"><text:span text:style-name="Source_20_Text">name: Deploy to ECS</text:span></text:p>
            </text:list-item>
          </text:list>
        </text:list-item>
        <text:list-item>
          <text:p text:style-name="P125"><text:span text:style-name="Strong_20_Emphasis"><text:span text:style-name="Source_20_Text">on</text:span></text:span>:</text:p>
          <text:list>
            <text:list-item>
              <text:p text:style-name="P125"><text:span text:style-name="Strong_20_Emphasis">Purpose</text:span>: Specifies events that trigger the workflow. </text:p>
            </text:list-item>
            <text:list-item>
              <text:p text:style-name="P125"><text:span text:style-name="Strong_20_Emphasis">Variations</text:span>:</text:p>
              <text:list>
                <text:list-item>
                  <text:p text:style-name="P125"><text:span text:style-name="Source_20_Text">push</text:span>: On code push. </text:p>
                </text:list-item>
                <text:list-item>
                  <text:p text:style-name="P125"><text:span text:style-name="Source_20_Text">pull_request</text:span>: On PR actions. </text:p>
                </text:list-item>
                <text:list-item>
                  <text:p text:style-name="P125"><text:span text:style-name="Source_20_Text">schedule</text:span>: On a cron schedule. </text:p>
                </text:list-item>
                <text:list-item>
                  <text:p text:style-name="P125"><text:span text:style-name="Source_20_Text">workflow_dispatch</text:span>: Manual trigger. </text:p>
                </text:list-item>
                <text:list-item>
                  <text:p text:style-name="P125"><text:span text:style-name="Source_20_Text">repository_dispatch</text:span>: External webhook. </text:p>
                </text:list-item>
                <text:list-item>
                  <text:p text:style-name="P125"><text:span text:style-name="Source_20_Text">issue_comment</text:span>, <text:span text:style-name="Source_20_Text">release</text:span>, <text:span text:style-name="Source_20_Text">check_run</text:span>, <text:span text:style-name="Source_20_Text">check_suite</text:span>, <text:span text:style-name="Source_20_Text">create</text:span>, <text:span text:style-name="Source_20_Text">delete</text:span>, <text:span text:style-name="Source_20_Text">deployment</text:span>, <text:span text:style-name="Source_20_Text">deployment_status</text:span>, <text:span text:style-name="Source_20_Text">fork</text:span>, <text:span text:style-name="Source_20_Text">gollum</text:span>, <text:span text:style-name="Source_20_Text">label</text:span>, <text:span text:style-name="Source_20_Text">milestone</text:span>, <text:span text:style-name="Source_20_Text">page_build</text:span>, <text:span text:style-name="Source_20_Text">project</text:span>, <text:span text:style-name="Source_20_Text">project_card</text:span>, <text:span text:style-name="Source_20_Text">project_column</text:span>, <text:span text:style-name="Source_20_Text">public</text:span>, <text:span text:style-name="Source_20_Text">pull_request_review</text:span>, <text:span text:style-name="Source_20_Text">pull_request_review_comment</text:span>, <text:span text:style-name="Source_20_Text">registry_package</text:span>, <text:span text:style-name="Source_20_Text">status</text:span>, <text:span text:style-name="Source_20_Text">watch</text:span>. </text:p>
                </text:list-item>
              </text:list>
            </text:list-item>
            <text:list-item>
              <text:p text:style-name="P124"><text:soft-page-break/><text:span text:style-name="Strong_20_Emphasis">Example</text:span>:</text:p>
              <text:p text:style-name="P52"><text:span text:style-name="Source_20_Text">on:</text:span></text:p>
              <text:p text:style-name="P52"><text:span text:style-name="Source_20_Text"><text:s text:c="2"/>push:</text:span></text:p>
              <text:p text:style-name="P52"><text:span text:style-name="Source_20_Text"><text:s text:c="4"/>branches: [main]</text:span></text:p>
              <text:p text:style-name="P52"><text:span text:style-name="Source_20_Text"><text:s text:c="2"/>pull_request:</text:span></text:p>
              <text:p text:style-name="P52"><text:span text:style-name="Source_20_Text"><text:s text:c="4"/>branches: [main]</text:span></text:p>
              <text:p text:style-name="P52"><text:span text:style-name="Source_20_Text"><text:s text:c="2"/>schedule:</text:span></text:p>
              <text:p text:style-name="P52"><text:span text:style-name="Source_20_Text"><text:s text:c="4"/>- cron: '0 0 * * *'</text:span></text:p>
              <text:p text:style-name="P52"><text:span text:style-name="Source_20_Text"><text:s text:c="2"/>workflow_dispatch:</text:span></text:p>
              <text:p text:style-name="P52"><text:span text:style-name="Source_20_Text"><text:s text:c="4"/>inputs:</text:span></text:p>
              <text:p text:style-name="P52"><text:span text:style-name="Source_20_Text"><text:s text:c="6"/>environment:</text:span></text:p>
              <text:p text:style-name="P52"><text:span text:style-name="Source_20_Text"><text:s text:c="8"/>description: 'Target environment'</text:span></text:p>
              <text:p text:style-name="P52"><text:span text:style-name="Source_20_Text"><text:s text:c="8"/>required: true</text:span></text:p>
              <text:p text:style-name="P52"><text:span text:style-name="Source_20_Text"><text:s text:c="2"/>repository_dispatch:</text:span></text:p>
              <text:p text:style-name="P53"><text:span text:style-name="Source_20_Text"><text:s text:c="4"/>types: [external-deploy]</text:span></text:p>
            </text:list-item>
          </text:list>
        </text:list-item>
        <text:list-item>
          <text:p text:style-name="P125"><text:span text:style-name="Strong_20_Emphasis"><text:span text:style-name="Source_20_Text">env</text:span></text:span>:</text:p>
          <text:list>
            <text:list-item>
              <text:p text:style-name="P125"><text:span text:style-name="Strong_20_Emphasis">Purpose</text:span>: Defines workflow-wide environment variables. </text:p>
            </text:list-item>
            <text:list-item>
              <text:p text:style-name="P124"><text:span text:style-name="Strong_20_Emphasis">Example</text:span>:</text:p>
              <text:p text:style-name="P52"><text:span text:style-name="Source_20_Text">env:</text:span></text:p>
              <text:p text:style-name="P52"><text:span text:style-name="Source_20_Text"><text:s text:c="2"/>AWS_REGION: us-east-1</text:span></text:p>
              <text:p text:style-name="P53"><text:span text:style-name="Source_20_Text"><text:s text:c="2"/>APP_NAME: my-app</text:span></text:p>
            </text:list-item>
          </text:list>
        </text:list-item>
        <text:list-item>
          <text:p text:style-name="P125"><text:span text:style-name="Strong_20_Emphasis"><text:span text:style-name="Source_20_Text">defaults</text:span></text:span>:</text:p>
          <text:list>
            <text:list-item>
              <text:p text:style-name="P125"><text:span text:style-name="Strong_20_Emphasis">Purpose</text:span>: Sets default settings for jobs (e.g., shell, working directory). </text:p>
            </text:list-item>
            <text:list-item>
              <text:p text:style-name="P125"><text:span text:style-name="Strong_20_Emphasis">Variations</text:span>:</text:p>
              <text:list>
                <text:list-item>
                  <text:p text:style-name="P125"><text:span text:style-name="Source_20_Text">run.shell</text:span>: Shell for <text:span text:style-name="Source_20_Text">run</text:span> steps. </text:p>
                </text:list-item>
                <text:list-item>
                  <text:p text:style-name="P125"><text:span text:style-name="Source_20_Text">run.working-directory</text:span>: Default directory for <text:span text:style-name="Source_20_Text">run</text:span> steps. </text:p>
                </text:list-item>
              </text:list>
            </text:list-item>
            <text:list-item>
              <text:p text:style-name="P124"><text:span text:style-name="Strong_20_Emphasis">Example</text:span>:</text:p>
              <text:p text:style-name="P52"><text:span text:style-name="Source_20_Text">defaults:</text:span></text:p>
              <text:p text:style-name="P52"><text:span text:style-name="Source_20_Text"><text:s text:c="2"/>run:</text:span></text:p>
              <text:p text:style-name="P52"><text:span text:style-name="Source_20_Text"><text:s text:c="4"/>shell: bash</text:span></text:p>
              <text:p text:style-name="P53"><text:span text:style-name="Source_20_Text"><text:s text:c="4"/>working-directory: ./app</text:span></text:p>
            </text:list-item>
          </text:list>
        </text:list-item>
        <text:list-item>
          <text:p text:style-name="P125"><text:span text:style-name="Strong_20_Emphasis"><text:span text:style-name="Source_20_Text">concurrency</text:span></text:span>:</text:p>
          <text:list>
            <text:list-item>
              <text:p text:style-name="P125"><text:span text:style-name="Strong_20_Emphasis">Purpose</text:span>: Limits concurrent workflow runs to prevent conflicts. </text:p>
            </text:list-item>
            <text:list-item>
              <text:p text:style-name="P125"><text:span text:style-name="Strong_20_Emphasis">Variations</text:span>:</text:p>
              <text:list>
                <text:list-item>
                  <text:p text:style-name="P125"><text:span text:style-name="Source_20_Text">group</text:span>: Unique identifier for concurrency. </text:p>
                </text:list-item>
                <text:list-item>
                  <text:p text:style-name="P125"><text:span text:style-name="Source_20_Text">cancel-in-progress</text:span>: Cancel running workflows. </text:p>
                </text:list-item>
              </text:list>
            </text:list-item>
            <text:list-item>
              <text:p text:style-name="P124"><text:span text:style-name="Strong_20_Emphasis">Example</text:span>:</text:p>
              <text:p text:style-name="P52"><text:span text:style-name="Source_20_Text">concurrency:</text:span></text:p>
              <text:p text:style-name="P52"><text:span text:style-name="Source_20_Text"><text:s text:c="2"/>group: production-deployment</text:span></text:p>
              <text:p text:style-name="P53"><text:span text:style-name="Source_20_Text"><text:s text:c="2"/>cancel-in-progress: true</text:span></text:p>
            </text:list-item>
          </text:list>
        </text:list-item>
        <text:list-item>
          <text:p text:style-name="P125"><text:span text:style-name="Strong_20_Emphasis"><text:span text:style-name="Source_20_Text">permissions</text:span></text:span>:</text:p>
          <text:list>
            <text:list-item>
              <text:p text:style-name="P125"><text:span text:style-name="Strong_20_Emphasis">Purpose</text:span>: Scopes GitHub token permissions for security. </text:p>
            </text:list-item>
            <text:list-item>
              <text:p text:style-name="P125"><text:span text:style-name="Strong_20_Emphasis">Variations</text:span>: <text:span text:style-name="Source_20_Text">read</text:span>, <text:span text:style-name="Source_20_Text">write</text:span>, <text:span text:style-name="Source_20_Text">none</text:span> for scopes like <text:span text:style-name="Source_20_Text">contents</text:span>, <text:span text:style-name="Source_20_Text">issues</text:span>, <text:span text:style-name="Source_20_Text">pull-requests</text:span>, <text:span text:style-name="Source_20_Text">id-token</text:span>, <text:span text:style-name="Source_20_Text">deployments</text:span>, <text:span text:style-name="Source_20_Text">statuses</text:span>, etc. </text:p>
            </text:list-item>
            <text:list-item>
              <text:p text:style-name="P124"><text:span text:style-name="Strong_20_Emphasis">Example</text:span>:</text:p>
              <text:p text:style-name="P52"><text:span text:style-name="Source_20_Text">permissions:</text:span></text:p>
              <text:p text:style-name="P52"><text:soft-page-break/><text:span text:style-name="Source_20_Text"><text:s text:c="2"/>id-token: write</text:span></text:p>
              <text:p text:style-name="P52"><text:span text:style-name="Source_20_Text"><text:s text:c="2"/>contents: read</text:span></text:p>
              <text:p text:style-name="P53"><text:span text:style-name="Source_20_Text"><text:s text:c="2"/>pull-requests: write</text:span></text:p>
            </text:list-item>
          </text:list>
        </text:list-item>
        <text:list-item>
          <text:p text:style-name="P125"><text:span text:style-name="Strong_20_Emphasis"><text:span text:style-name="Source_20_Text">jobs</text:span></text:span>:</text:p>
          <text:list>
            <text:list-item>
              <text:p text:style-name="P125"><text:span text:style-name="Strong_20_Emphasis">Purpose</text:span>: Defines the jobs to execute. </text:p>
            </text:list-item>
            <text:list-item>
              <text:p text:style-name="P124"><text:span text:style-name="Strong_20_Emphasis">Example</text:span>:</text:p>
              <text:p text:style-name="P52"><text:span text:style-name="Source_20_Text">jobs:</text:span></text:p>
              <text:p text:style-name="P52"><text:span text:style-name="Source_20_Text"><text:s text:c="2"/>deploy:</text:span></text:p>
              <text:p text:style-name="P52"><text:span text:style-name="Source_20_Text"><text:s text:c="4"/>runs-on: ubuntu-latest</text:span></text:p>
              <text:p text:style-name="P52"><text:span text:style-name="Source_20_Text"><text:s text:c="4"/>steps:</text:span></text:p>
              <text:p text:style-name="P53"><text:span text:style-name="Source_20_Text"><text:s text:c="6"/>- uses: actions/checkout@v4</text:span></text:p>
            </text:list-item>
          </text:list>
        </text:list-item>
      </text:list>
      <text:h text:style-name="Heading_20_3" text:outline-level="3">Job-Level Keys</text:h>
      <text:p text:style-name="Text_20_body">These configure individual jobs within the workflow.</text:p>
      <text:list text:style-name="L58">
        <text:list-item>
          <text:p text:style-name="P127"><text:span text:style-name="Strong_20_Emphasis"><text:span text:style-name="Source_20_Text">runs-on</text:span></text:span>:</text:p>
          <text:list>
            <text:list-item>
              <text:p text:style-name="P127"><text:span text:style-name="Strong_20_Emphasis">Purpose</text:span>: Specifies the runner (GitHub-hosted or self-hosted). </text:p>
            </text:list-item>
            <text:list-item>
              <text:p text:style-name="P127"><text:span text:style-name="Strong_20_Emphasis">Variations</text:span>: <text:span text:style-name="Source_20_Text">ubuntu-latest</text:span>, <text:span text:style-name="Source_20_Text">ubuntu-22.04</text:span>, <text:span text:style-name="Source_20_Text">windows-latest</text:span>, <text:span text:style-name="Source_20_Text">macos-latest</text:span>, <text:span text:style-name="Source_20_Text">self-hosted</text:span>, or custom labels. </text:p>
            </text:list-item>
            <text:list-item>
              <text:p text:style-name="P126"><text:span text:style-name="Strong_20_Emphasis">Example</text:span>:</text:p>
              <text:p text:style-name="P54"><text:span text:style-name="Source_20_Text">jobs:</text:span></text:p>
              <text:p text:style-name="P54"><text:span text:style-name="Source_20_Text"><text:s text:c="2"/>deploy:</text:span></text:p>
              <text:p text:style-name="P55"><text:span text:style-name="Source_20_Text"><text:s text:c="4"/>runs-on: self-hosted</text:span></text:p>
            </text:list-item>
          </text:list>
        </text:list-item>
        <text:list-item>
          <text:p text:style-name="P127"><text:span text:style-name="Strong_20_Emphasis"><text:span text:style-name="Source_20_Text">steps</text:span></text:span>:</text:p>
          <text:list>
            <text:list-item>
              <text:p text:style-name="P127"><text:span text:style-name="Strong_20_Emphasis">Purpose</text:span>: Lists tasks to execute in the job. </text:p>
            </text:list-item>
            <text:list-item>
              <text:p text:style-name="P126"><text:span text:style-name="Strong_20_Emphasis">Example</text:span>:</text:p>
              <text:p text:style-name="P54"><text:span text:style-name="Source_20_Text">steps:</text:span></text:p>
              <text:p text:style-name="P54"><text:span text:style-name="Source_20_Text"><text:s text:c="2"/>- uses: actions/checkout@v4</text:span></text:p>
              <text:p text:style-name="P55"><text:span text:style-name="Source_20_Text"><text:s text:c="2"/>- run: npm ci</text:span></text:p>
            </text:list-item>
          </text:list>
        </text:list-item>
        <text:list-item>
          <text:p text:style-name="P127"><text:span text:style-name="Strong_20_Emphasis"><text:span text:style-name="Source_20_Text">env</text:span></text:span>:</text:p>
          <text:list>
            <text:list-item>
              <text:p text:style-name="P127"><text:span text:style-name="Strong_20_Emphasis">Purpose</text:span>: Job-specific environment variables. </text:p>
            </text:list-item>
            <text:list-item>
              <text:p text:style-name="P126"><text:span text:style-name="Strong_20_Emphasis">Example</text:span>:</text:p>
              <text:p text:style-name="P54"><text:span text:style-name="Source_20_Text">env:</text:span></text:p>
              <text:p text:style-name="P54"><text:span text:style-name="Source_20_Text"><text:s text:c="2"/>ECR_REPOSITORY: my-app</text:span></text:p>
              <text:p text:style-name="P55"><text:span text:style-name="Source_20_Text"><text:s text:c="2"/>AWS_REGION: us-west-2</text:span></text:p>
            </text:list-item>
          </text:list>
        </text:list-item>
        <text:list-item>
          <text:p text:style-name="P127"><text:span text:style-name="Strong_20_Emphasis"><text:span text:style-name="Source_20_Text">defaults</text:span></text:span>:</text:p>
          <text:list>
            <text:list-item>
              <text:p text:style-name="P127"><text:span text:style-name="Strong_20_Emphasis">Purpose</text:span>: Job-specific defaults for <text:span text:style-name="Source_20_Text">run</text:span> steps. </text:p>
            </text:list-item>
            <text:list-item>
              <text:p text:style-name="P127"><text:span text:style-name="Strong_20_Emphasis">Variations</text:span>:</text:p>
              <text:list>
                <text:list-item>
                  <text:p text:style-name="P127"><text:span text:style-name="Source_20_Text">run.shell</text:span>: Shell type. </text:p>
                </text:list-item>
                <text:list-item>
                  <text:p text:style-name="P127"><text:span text:style-name="Source_20_Text">run.working-directory</text:span>: Working directory. </text:p>
                </text:list-item>
              </text:list>
            </text:list-item>
            <text:list-item>
              <text:p text:style-name="P126"><text:span text:style-name="Strong_20_Emphasis">Example</text:span>:</text:p>
              <text:p text:style-name="P54"><text:span text:style-name="Source_20_Text">defaults:</text:span></text:p>
              <text:p text:style-name="P54"><text:span text:style-name="Source_20_Text"><text:s text:c="2"/>run:</text:span></text:p>
              <text:p text:style-name="P54"><text:span text:style-name="Source_20_Text"><text:s text:c="4"/>shell: bash</text:span></text:p>
              <text:p text:style-name="P55"><text:span text:style-name="Source_20_Text"><text:s text:c="4"/>working-directory: ./src</text:span></text:p>
            </text:list-item>
          </text:list>
        </text:list-item>
        <text:list-item>
          <text:p text:style-name="P127"><text:soft-page-break/><text:span text:style-name="Strong_20_Emphasis"><text:span text:style-name="Source_20_Text">strategy</text:span></text:span>:</text:p>
          <text:list>
            <text:list-item>
              <text:p text:style-name="P127"><text:span text:style-name="Strong_20_Emphasis">Purpose</text:span>: Defines matrix builds for multiple configurations. </text:p>
            </text:list-item>
            <text:list-item>
              <text:p text:style-name="P127"><text:span text:style-name="Strong_20_Emphasis">Variations</text:span>:</text:p>
              <text:list>
                <text:list-item>
                  <text:p text:style-name="P127"><text:span text:style-name="Source_20_Text">matrix</text:span>: Define variables (e.g., versions, regions). </text:p>
                </text:list-item>
                <text:list-item>
                  <text:p text:style-name="P127"><text:span text:style-name="Source_20_Text">fail-fast</text:span>: Stop on first failure (<text:span text:style-name="Source_20_Text">true</text:span>/<text:span text:style-name="Source_20_Text">false</text:span>). </text:p>
                </text:list-item>
                <text:list-item>
                  <text:p text:style-name="P127"><text:span text:style-name="Source_20_Text">max-parallel</text:span>: Limit parallel jobs. </text:p>
                </text:list-item>
              </text:list>
            </text:list-item>
            <text:list-item>
              <text:p text:style-name="P126"><text:span text:style-name="Strong_20_Emphasis">Example</text:span>:</text:p>
              <text:p text:style-name="P54"><text:span text:style-name="Source_20_Text">strategy:</text:span></text:p>
              <text:p text:style-name="P54"><text:span text:style-name="Source_20_Text"><text:s text:c="2"/>matrix:</text:span></text:p>
              <text:p text:style-name="P54"><text:span text:style-name="Source_20_Text"><text:s text:c="4"/>node-version: [16, 18, 20]</text:span></text:p>
              <text:p text:style-name="P54"><text:span text:style-name="Source_20_Text"><text:s text:c="4"/>region: [us-east-1, us-west-2]</text:span></text:p>
              <text:p text:style-name="P54"><text:span text:style-name="Source_20_Text"><text:s text:c="2"/>fail-fast: false</text:span></text:p>
              <text:p text:style-name="P55"><text:span text:style-name="Source_20_Text"><text:s text:c="2"/>max-parallel: 4</text:span></text:p>
            </text:list-item>
          </text:list>
        </text:list-item>
        <text:list-item>
          <text:p text:style-name="P127"><text:span text:style-name="Strong_20_Emphasis"><text:span text:style-name="Source_20_Text">needs</text:span></text:span>:</text:p>
          <text:list>
            <text:list-item>
              <text:p text:style-name="P127"><text:span text:style-name="Strong_20_Emphasis">Purpose</text:span>: Specifies job dependencies. </text:p>
            </text:list-item>
            <text:list-item>
              <text:p text:style-name="P126"><text:span text:style-name="Strong_20_Emphasis">Example</text:span>:</text:p>
              <text:p text:style-name="P55"><text:span text:style-name="Source_20_Text">needs: [build, test]</text:span></text:p>
            </text:list-item>
          </text:list>
        </text:list-item>
        <text:list-item>
          <text:p text:style-name="P127"><text:span text:style-name="Strong_20_Emphasis"><text:span text:style-name="Source_20_Text">if</text:span></text:span>:</text:p>
          <text:list>
            <text:list-item>
              <text:p text:style-name="P127"><text:span text:style-name="Strong_20_Emphasis">Purpose</text:span>: Conditionally executes the job. </text:p>
            </text:list-item>
            <text:list-item>
              <text:p text:style-name="P126"><text:span text:style-name="Strong_20_Emphasis">Example</text:span>:</text:p>
              <text:p text:style-name="P55"><text:span text:style-name="Source_20_Text">if: github.event_name == 'push' &amp;&amp; github.ref == 'refs/heads/main'</text:span></text:p>
            </text:list-item>
          </text:list>
        </text:list-item>
        <text:list-item>
          <text:p text:style-name="P127"><text:span text:style-name="Strong_20_Emphasis"><text:span text:style-name="Source_20_Text">timeout-minutes</text:span></text:span>:</text:p>
          <text:list>
            <text:list-item>
              <text:p text:style-name="P127"><text:span text:style-name="Strong_20_Emphasis">Purpose</text:span>: Sets a timeout for the job. </text:p>
            </text:list-item>
            <text:list-item>
              <text:p text:style-name="P126"><text:span text:style-name="Strong_20_Emphasis">Example</text:span>:</text:p>
              <text:p text:style-name="P55"><text:span text:style-name="Source_20_Text">timeout-minutes: 30</text:span></text:p>
            </text:list-item>
          </text:list>
        </text:list-item>
        <text:list-item>
          <text:p text:style-name="P127"><text:span text:style-name="Strong_20_Emphasis"><text:span text:style-name="Source_20_Text">services</text:span></text:span>:</text:p>
          <text:list>
            <text:list-item>
              <text:p text:style-name="P127"><text:span text:style-name="Strong_20_Emphasis">Purpose</text:span>: Defines containerized services (e.g., databases). </text:p>
            </text:list-item>
            <text:list-item>
              <text:p text:style-name="P127"><text:span text:style-name="Strong_20_Emphasis">Variations</text:span>:</text:p>
              <text:list>
                <text:list-item>
                  <text:p text:style-name="P127"><text:span text:style-name="Source_20_Text">image</text:span>: Container image. </text:p>
                </text:list-item>
                <text:list-item>
                  <text:p text:style-name="P127"><text:span text:style-name="Source_20_Text">env</text:span>: Environment variables. </text:p>
                </text:list-item>
                <text:list-item>
                  <text:p text:style-name="P127"><text:span text:style-name="Source_20_Text">ports</text:span>: Exposed ports. </text:p>
                </text:list-item>
                <text:list-item>
                  <text:p text:style-name="P127"><text:span text:style-name="Source_20_Text">options</text:span>: Additional Docker options. </text:p>
                </text:list-item>
              </text:list>
            </text:list-item>
            <text:list-item>
              <text:p text:style-name="P126"><text:span text:style-name="Strong_20_Emphasis">Example</text:span>:</text:p>
              <text:p text:style-name="P54"><text:span text:style-name="Source_20_Text">services:</text:span></text:p>
              <text:p text:style-name="P54"><text:span text:style-name="Source_20_Text"><text:s text:c="2"/>postgres:</text:span></text:p>
              <text:p text:style-name="P54"><text:span text:style-name="Source_20_Text"><text:s text:c="4"/>image: postgres:13</text:span></text:p>
              <text:p text:style-name="P54"><text:span text:style-name="Source_20_Text"><text:s text:c="4"/>env:</text:span></text:p>
              <text:p text:style-name="P54"><text:span text:style-name="Source_20_Text"><text:s text:c="6"/>POSTGRES_USER: test</text:span></text:p>
              <text:p text:style-name="P54"><text:span text:style-name="Source_20_Text"><text:s text:c="6"/>POSTGRES_PASSWORD: test</text:span></text:p>
              <text:p text:style-name="P54"><text:span text:style-name="Source_20_Text"><text:s text:c="4"/>ports:</text:span></text:p>
              <text:p text:style-name="P54"><text:span text:style-name="Source_20_Text"><text:s text:c="6"/>- 5432:5432</text:span></text:p>
              <text:p text:style-name="P55"><text:span text:style-name="Source_20_Text"><text:s text:c="4"/>options: --health-cmd pg_isready</text:span></text:p>
            </text:list-item>
          </text:list>
        </text:list-item>
        <text:list-item>
          <text:p text:style-name="P127"><text:span text:style-name="Strong_20_Emphasis"><text:span text:style-name="Source_20_Text">container</text:span></text:span>:</text:p>
          <text:list>
            <text:list-item>
              <text:p text:style-name="P127"><text:soft-page-break/><text:span text:style-name="Strong_20_Emphasis">Purpose</text:span>: Runs the job in a container. </text:p>
            </text:list-item>
            <text:list-item>
              <text:p text:style-name="P127"><text:span text:style-name="Strong_20_Emphasis">Variations</text:span>:</text:p>
              <text:list>
                <text:list-item>
                  <text:p text:style-name="P127"><text:span text:style-name="Source_20_Text">image</text:span>: Container image. </text:p>
                </text:list-item>
                <text:list-item>
                  <text:p text:style-name="P127"><text:span text:style-name="Source_20_Text">env</text:span>: Environment variables. </text:p>
                </text:list-item>
                <text:list-item>
                  <text:p text:style-name="P127"><text:span text:style-name="Source_20_Text">ports</text:span>: Exposed ports. </text:p>
                </text:list-item>
                <text:list-item>
                  <text:p text:style-name="P127"><text:span text:style-name="Source_20_Text">volumes</text:span>: Mounted volumes. </text:p>
                </text:list-item>
                <text:list-item>
                  <text:p text:style-name="P127"><text:span text:style-name="Source_20_Text">options</text:span>: Docker options. </text:p>
                </text:list-item>
              </text:list>
            </text:list-item>
            <text:list-item>
              <text:p text:style-name="P126"><text:span text:style-name="Strong_20_Emphasis">Example</text:span>:</text:p>
              <text:p text:style-name="P54"><text:span text:style-name="Source_20_Text">container:</text:span></text:p>
              <text:p text:style-name="P54"><text:span text:style-name="Source_20_Text"><text:s text:c="2"/>image: node:20</text:span></text:p>
              <text:p text:style-name="P54"><text:span text:style-name="Source_20_Text"><text:s text:c="2"/>env:</text:span></text:p>
              <text:p text:style-name="P54"><text:span text:style-name="Source_20_Text"><text:s text:c="4"/>NODE_ENV: production</text:span></text:p>
              <text:p text:style-name="P54"><text:span text:style-name="Source_20_Text"><text:s text:c="2"/>ports:</text:span></text:p>
              <text:p text:style-name="P54"><text:span text:style-name="Source_20_Text"><text:s text:c="4"/>- 8080:8080</text:span></text:p>
              <text:p text:style-name="P54"><text:span text:style-name="Source_20_Text"><text:s text:c="2"/>volumes:</text:span></text:p>
              <text:p text:style-name="P55"><text:span text:style-name="Source_20_Text"><text:s text:c="4"/>- /data:/app/data</text:span></text:p>
            </text:list-item>
          </text:list>
        </text:list-item>
        <text:list-item>
          <text:p text:style-name="P127"><text:span text:style-name="Strong_20_Emphasis"><text:span text:style-name="Source_20_Text">environment</text:span></text:span>:</text:p>
          <text:list>
            <text:list-item>
              <text:p text:style-name="P127"><text:span text:style-name="Strong_20_Emphasis">Purpose</text:span>: Specifies the deployment environment for approvals. </text:p>
            </text:list-item>
            <text:list-item>
              <text:p text:style-name="P127"><text:span text:style-name="Strong_20_Emphasis">Variations</text:span>:</text:p>
              <text:list>
                <text:list-item>
                  <text:p text:style-name="P127"><text:span text:style-name="Source_20_Text">name</text:span>: Environment name. </text:p>
                </text:list-item>
                <text:list-item>
                  <text:p text:style-name="P127"><text:span text:style-name="Source_20_Text">url</text:span>: Deployment URL. </text:p>
                </text:list-item>
              </text:list>
            </text:list-item>
            <text:list-item>
              <text:p text:style-name="P126"><text:span text:style-name="Strong_20_Emphasis">Example</text:span>:</text:p>
              <text:p text:style-name="P54"><text:span text:style-name="Source_20_Text">environment:</text:span></text:p>
              <text:p text:style-name="P54"><text:span text:style-name="Source_20_Text"><text:s text:c="2"/>name: production</text:span></text:p>
              <text:p text:style-name="P55"><text:span text:style-name="Source_20_Text"><text:s text:c="2"/>url: https://my-app.example.com</text:span></text:p>
            </text:list-item>
          </text:list>
        </text:list-item>
        <text:list-item>
          <text:p text:style-name="P127"><text:span text:style-name="Strong_20_Emphasis"><text:span text:style-name="Source_20_Text">outputs</text:span></text:span>:</text:p>
          <text:list>
            <text:list-item>
              <text:p text:style-name="P127"><text:span text:style-name="Strong_20_Emphasis">Purpose</text:span>: Defines outputs for use in other jobs. </text:p>
            </text:list-item>
            <text:list-item>
              <text:p text:style-name="P126"><text:span text:style-name="Strong_20_Emphasis">Example</text:span>:</text:p>
              <text:p text:style-name="P54"><text:span text:style-name="Source_20_Text">outputs:</text:span></text:p>
              <text:p text:style-name="P55"><text:span text:style-name="Source_20_Text"><text:s text:c="2"/>version: ${{ steps.set-version.outputs.version }}</text:span></text:p>
            </text:list-item>
          </text:list>
        </text:list-item>
        <text:list-item>
          <text:p text:style-name="P127"><text:span text:style-name="Strong_20_Emphasis"><text:span text:style-name="Source_20_Text">concurrency</text:span></text:span>:</text:p>
          <text:list>
            <text:list-item>
              <text:p text:style-name="P127"><text:span text:style-name="Strong_20_Emphasis">Purpose</text:span>: Job-level concurrency control. </text:p>
            </text:list-item>
            <text:list-item>
              <text:p text:style-name="P126"><text:span text:style-name="Strong_20_Emphasis">Example</text:span>:</text:p>
              <text:p text:style-name="P54"><text:span text:style-name="Source_20_Text">concurrency:</text:span></text:p>
              <text:p text:style-name="P54"><text:span text:style-name="Source_20_Text"><text:s text:c="2"/>group: deploy-${{ github.ref }}</text:span></text:p>
              <text:p text:style-name="P55"><text:span text:style-name="Source_20_Text"><text:s text:c="2"/>cancel-in-progress: true</text:span></text:p>
            </text:list-item>
          </text:list>
        </text:list-item>
      </text:list>
      <text:h text:style-name="Heading_20_3" text:outline-level="3">Step-Level Keys</text:h>
      <text:p text:style-name="Text_20_body">These configure individual steps within a job.</text:p>
      <text:list text:style-name="L59">
        <text:list-item>
          <text:p text:style-name="P129"><text:span text:style-name="Strong_20_Emphasis"><text:span text:style-name="Source_20_Text">uses</text:span></text:span>:</text:p>
          <text:list>
            <text:list-item>
              <text:p text:style-name="P129"><text:span text:style-name="Strong_20_Emphasis">Purpose</text:span>: Specifies an action to run. </text:p>
            </text:list-item>
            <text:list-item>
              <text:p text:style-name="P129"><text:span text:style-name="Strong_20_Emphasis">Variations</text:span>:</text:p>
              <text:list>
                <text:list-item>
                  <text:p text:style-name="P129">Marketplace actions (e.g., <text:span text:style-name="Source_20_Text">actions/checkout@v4</text:span>). </text:p>
                </text:list-item>
                <text:list-item>
                  <text:p text:style-name="P129">Repository actions (e.g., <text:span text:style-name="Source_20_Text">./.github/actions/my-action</text:span>). </text:p>
                </text:list-item>
                <text:list-item>
                  <text:p text:style-name="P129"><text:soft-page-break/>Commit-specific actions (e.g., <text:span text:style-name="Source_20_Text">actions/checkout@sha</text:span>). </text:p>
                </text:list-item>
              </text:list>
            </text:list-item>
            <text:list-item>
              <text:p text:style-name="P128"><text:span text:style-name="Strong_20_Emphasis">Example</text:span>:</text:p>
              <text:p text:style-name="P57"><text:span text:style-name="Source_20_Text">- uses: aws-actions/configure-aws-credentials@v4</text:span></text:p>
            </text:list-item>
          </text:list>
        </text:list-item>
        <text:list-item>
          <text:p text:style-name="P129"><text:span text:style-name="Strong_20_Emphasis"><text:span text:style-name="Source_20_Text">with</text:span></text:span>:</text:p>
          <text:list>
            <text:list-item>
              <text:p text:style-name="P129"><text:span text:style-name="Strong_20_Emphasis">Purpose</text:span>: Passes input parameters to the action. </text:p>
            </text:list-item>
            <text:list-item>
              <text:p text:style-name="P128"><text:span text:style-name="Strong_20_Emphasis">Example</text:span>:</text:p>
              <text:p text:style-name="P56"><text:span text:style-name="Source_20_Text">- uses: aws-actions/amazon-ecs-deploy-task-definition@v1</text:span></text:p>
              <text:p text:style-name="P56"><text:span text:style-name="Source_20_Text"><text:s text:c="2"/>with:</text:span></text:p>
              <text:p text:style-name="P56"><text:span text:style-name="Source_20_Text"><text:s text:c="4"/>task-definition: task-definition.json</text:span></text:p>
              <text:p text:style-name="P56"><text:span text:style-name="Source_20_Text"><text:s text:c="4"/>service: my-app-service</text:span></text:p>
              <text:p text:style-name="P57"><text:span text:style-name="Source_20_Text"><text:s text:c="4"/>cluster: my-cluster</text:span></text:p>
            </text:list-item>
          </text:list>
        </text:list-item>
        <text:list-item>
          <text:p text:style-name="P129"><text:span text:style-name="Strong_20_Emphasis"><text:span text:style-name="Source_20_Text">run</text:span></text:span>:</text:p>
          <text:list>
            <text:list-item>
              <text:p text:style-name="P129"><text:span text:style-name="Strong_20_Emphasis">Purpose</text:span>: Executes a shell command. </text:p>
            </text:list-item>
            <text:list-item>
              <text:p text:style-name="P129"><text:span text:style-name="Strong_20_Emphasis">Variations</text:span>:</text:p>
              <text:list>
                <text:list-item>
                  <text:p text:style-name="P129">Single-line commands. </text:p>
                </text:list-item>
                <text:list-item>
                  <text:p text:style-name="P129">Multi-line scripts. </text:p>
                </text:list-item>
              </text:list>
            </text:list-item>
            <text:list-item>
              <text:p text:style-name="P128"><text:span text:style-name="Strong_20_Emphasis">Example</text:span>:</text:p>
              <text:p text:style-name="P56"><text:span text:style-name="Source_20_Text">- run: |</text:span></text:p>
              <text:p text:style-name="P56"><text:span text:style-name="Source_20_Text"><text:s text:c="4"/>npm ci</text:span></text:p>
              <text:p text:style-name="P57"><text:span text:style-name="Source_20_Text"><text:s text:c="4"/>npm run build</text:span></text:p>
            </text:list-item>
          </text:list>
        </text:list-item>
        <text:list-item>
          <text:p text:style-name="P129"><text:span text:style-name="Strong_20_Emphasis"><text:span text:style-name="Source_20_Text">name</text:span></text:span>:</text:p>
          <text:list>
            <text:list-item>
              <text:p text:style-name="P129"><text:span text:style-name="Strong_20_Emphasis">Purpose</text:span>: Names the step for logs. </text:p>
            </text:list-item>
            <text:list-item>
              <text:p text:style-name="P128"><text:span text:style-name="Strong_20_Emphasis">Example</text:span>:</text:p>
              <text:p text:style-name="P56"><text:span text:style-name="Source_20_Text">- name: Deploy to S3</text:span></text:p>
              <text:p text:style-name="P57"><text:span text:style-name="Source_20_Text"><text:s text:c="2"/>run: aws s3 sync ./build/ s3://my-bucket</text:span></text:p>
            </text:list-item>
          </text:list>
        </text:list-item>
        <text:list-item>
          <text:p text:style-name="P129"><text:span text:style-name="Strong_20_Emphasis"><text:span text:style-name="Source_20_Text">env</text:span></text:span>:</text:p>
          <text:list>
            <text:list-item>
              <text:p text:style-name="P129"><text:span text:style-name="Strong_20_Emphasis">Purpose</text:span>: Step-specific environment variables. </text:p>
            </text:list-item>
            <text:list-item>
              <text:p text:style-name="P128"><text:span text:style-name="Strong_20_Emphasis">Example</text:span>:</text:p>
              <text:p text:style-name="P56"><text:span text:style-name="Source_20_Text">- run: npm ci</text:span></text:p>
              <text:p text:style-name="P56"><text:span text:style-name="Source_20_Text"><text:s text:c="2"/>env:</text:span></text:p>
              <text:p text:style-name="P56"><text:span text:style-name="Source_20_Text"><text:s text:c="4"/>NODE_ENV: production</text:span></text:p>
              <text:p text:style-name="P57"><text:span text:style-name="Source_20_Text"><text:s text:c="4"/>AWS_REGION: us-east-1</text:span></text:p>
            </text:list-item>
          </text:list>
        </text:list-item>
        <text:list-item>
          <text:p text:style-name="P129"><text:span text:style-name="Strong_20_Emphasis"><text:span text:style-name="Source_20_Text">if</text:span></text:span>:</text:p>
          <text:list>
            <text:list-item>
              <text:p text:style-name="P129"><text:span text:style-name="Strong_20_Emphasis">Purpose</text:span>: Conditionally executes the step. </text:p>
            </text:list-item>
            <text:list-item>
              <text:p text:style-name="P128"><text:span text:style-name="Strong_20_Emphasis">Example</text:span>:</text:p>
              <text:p text:style-name="P56"><text:span text:style-name="Source_20_Text">- run: aws s3 cp ./build s3://my-bucket</text:span></text:p>
              <text:p text:style-name="P57"><text:span text:style-name="Source_20_Text"><text:s text:c="2"/>if: github.ref == 'refs/heads/main'</text:span></text:p>
            </text:list-item>
          </text:list>
        </text:list-item>
        <text:list-item>
          <text:p text:style-name="P129"><text:span text:style-name="Strong_20_Emphasis"><text:span text:style-name="Source_20_Text">id</text:span></text:span>:</text:p>
          <text:list>
            <text:list-item>
              <text:p text:style-name="P129"><text:span text:style-name="Strong_20_Emphasis">Purpose</text:span>: Assigns an identifier for referencing outputs. </text:p>
            </text:list-item>
            <text:list-item>
              <text:p text:style-name="P128"><text:span text:style-name="Strong_20_Emphasis">Example</text:span>:</text:p>
              <text:p text:style-name="P56"><text:span text:style-name="Source_20_Text">- name: Login to ECR</text:span></text:p>
              <text:p text:style-name="P56"><text:span text:style-name="Source_20_Text"><text:s text:c="2"/>id: login-ecr</text:span></text:p>
              <text:p text:style-name="P56"><text:soft-page-break/><text:span text:style-name="Source_20_Text"><text:s text:c="2"/>uses: aws-actions/amazon-ecr-login@v2</text:span></text:p>
              <text:p text:style-name="P57"><text:span text:style-name="Source_20_Text">- run: echo ${{ steps.login-ecr.outputs.registry }}</text:span></text:p>
            </text:list-item>
          </text:list>
        </text:list-item>
        <text:list-item>
          <text:p text:style-name="P129"><text:span text:style-name="Strong_20_Emphasis"><text:span text:style-name="Source_20_Text">continue-on-error</text:span></text:span>:</text:p>
          <text:list>
            <text:list-item>
              <text:p text:style-name="P129"><text:span text:style-name="Strong_20_Emphasis">Purpose</text:span>: Allows the step to fail without stopping the job. </text:p>
            </text:list-item>
            <text:list-item>
              <text:p text:style-name="P129"><text:span text:style-name="Strong_20_Emphasis">Variations</text:span>:</text:p>
              <text:list>
                <text:list-item>
                  <text:p text:style-name="P129"><text:span text:style-name="Source_20_Text">true</text:span>: Continue on error. </text:p>
                </text:list-item>
                <text:list-item>
                  <text:p text:style-name="P129">Expression-based (e.g., <text:span text:style-name="Source_20_Text">continue-on-error: ${{ failure() }}</text:span>). </text:p>
                </text:list-item>
              </text:list>
            </text:list-item>
            <text:list-item>
              <text:p text:style-name="P128"><text:span text:style-name="Strong_20_Emphasis">Example</text:span>:</text:p>
              <text:p text:style-name="P56"><text:span text:style-name="Source_20_Text">- name: Deploy to Lambda</text:span></text:p>
              <text:p text:style-name="P56"><text:span text:style-name="Source_20_Text"><text:s text:c="2"/>id: deploy</text:span></text:p>
              <text:p text:style-name="P56"><text:span text:style-name="Source_20_Text"><text:s text:c="2"/>continue-on-error: true</text:span></text:p>
              <text:p text:style-name="P57"><text:span text:style-name="Source_20_Text"><text:s text:c="2"/>run: aws lambda update-function-code --function-name my-lambda --zip-file fileb://function.zip</text:span></text:p>
            </text:list-item>
          </text:list>
        </text:list-item>
        <text:list-item>
          <text:p text:style-name="P129"><text:span text:style-name="Strong_20_Emphasis"><text:span text:style-name="Source_20_Text">timeout-minutes</text:span></text:span>:</text:p>
          <text:list>
            <text:list-item>
              <text:p text:style-name="P129"><text:span text:style-name="Strong_20_Emphasis">Purpose</text:span>: Sets a timeout for the step. </text:p>
            </text:list-item>
            <text:list-item>
              <text:p text:style-name="P128"><text:span text:style-name="Strong_20_Emphasis">Example</text:span>:</text:p>
              <text:p text:style-name="P56"><text:span text:style-name="Source_20_Text">- run: npm run build</text:span></text:p>
              <text:p text:style-name="P57"><text:span text:style-name="Source_20_Text"><text:s text:c="2"/>timeout-minutes: 5</text:span></text:p>
            </text:list-item>
          </text:list>
        </text:list-item>
        <text:list-item>
          <text:p text:style-name="P129"><text:span text:style-name="Strong_20_Emphasis"><text:span text:style-name="Source_20_Text">shell</text:span></text:span>:</text:p>
          <text:list>
            <text:list-item>
              <text:p text:style-name="P129"><text:span text:style-name="Strong_20_Emphasis">Purpose</text:span>: Specifies the shell for <text:span text:style-name="Source_20_Text">run</text:span> steps. </text:p>
            </text:list-item>
            <text:list-item>
              <text:p text:style-name="P129"><text:span text:style-name="Strong_20_Emphasis">Variations</text:span>: <text:span text:style-name="Source_20_Text">bash</text:span>, <text:span text:style-name="Source_20_Text">pwsh</text:span>, <text:span text:style-name="Source_20_Text">python</text:span>, <text:span text:style-name="Source_20_Text">sh</text:span>, <text:span text:style-name="Source_20_Text">cmd</text:span>, <text:span text:style-name="Source_20_Text">powershell</text:span>. </text:p>
            </text:list-item>
            <text:list-item>
              <text:p text:style-name="P128"><text:span text:style-name="Strong_20_Emphasis">Example</text:span>:</text:p>
              <text:p text:style-name="P56"><text:span text:style-name="Source_20_Text">- run: echo "Hello"</text:span></text:p>
              <text:p text:style-name="P57"><text:span text:style-name="Source_20_Text"><text:s text:c="2"/>shell: pwsh</text:span></text:p>
            </text:list-item>
          </text:list>
        </text:list-item>
        <text:list-item>
          <text:p text:style-name="P129"><text:span text:style-name="Strong_20_Emphasis"><text:span text:style-name="Source_20_Text">working-directory</text:span></text:span>:</text:p>
          <text:list>
            <text:list-item>
              <text:p text:style-name="P128"><text:span text:style-name="Strong_20_Emphasis">Purpose</text:span>: Sets the working directory for the step </text:p>
            </text:list-item>
          </text:list>
        </text:list-item>
      </text:list>
      <text:p text:style-name="Text_20_body"/>
      <text:p text:style-name="Text_20_body"><text:span text:style-name="Strong_20_Emphasis">Example Syntax</text:span>:</text:p>
      <text:p text:style-name="Preformatted_20_Text"><text:span text:style-name="Source_20_Text">name: Deploy to AWS</text:span></text:p>
      <text:p text:style-name="Preformatted_20_Text"><text:span text:style-name="Source_20_Text">on: push</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1"><text:span text:style-name="Source_20_Text"><text:s text:c="6"/>- run: echo "Deploying to AWS"</text:span></text:p>
      <text:p text:style-name="Text_20_body"><text:span text:style-name="Strong_20_Emphasis">AWS-Specific</text:span>: Use <text:span text:style-name="Source_20_Text">aws-actions</text:span> for credential configuration and service-specific deployments.</text:p>
      <text:p text:style-name="Text_20_body"/>
      <text:p text:style-name="Text_20_body"/>
      <text:h text:style-name="Heading_20_2" text:outline-level="2">Events and Triggers</text:h>
      <text:p text:style-name="Text_20_body">Workflows are triggered by events, specified in the <text:span text:style-name="Source_20_Text">on</text:span> key:</text:p>
      <text:list text:style-name="L4">
        <text:list-item>
          <text:p text:style-name="P65"><text:soft-page-break/><text:span text:style-name="Strong_20_Emphasis">Push</text:span>: Trigger on <text:span text:style-name="Source_20_Text">git push</text:span> to a branch (e.g., <text:span text:style-name="Source_20_Text">on: push: branches: [main]</text:span>). </text:p>
        </text:list-item>
        <text:list-item>
          <text:p text:style-name="P65"><text:span text:style-name="Strong_20_Emphasis">Pull Request</text:span>: Trigger on PR actions (e.g., <text:span text:style-name="Source_20_Text">on: pull_request: branches: [main]</text:span>). </text:p>
        </text:list-item>
        <text:list-item>
          <text:p text:style-name="P65"><text:span text:style-name="Strong_20_Emphasis">Schedule</text:span>: Run on a cron schedule (e.g., <text:span text:style-name="Source_20_Text">on: schedule: - cron: '0 0 * * *'</text:span>). </text:p>
        </text:list-item>
        <text:list-item>
          <text:p text:style-name="P65"><text:span text:style-name="Strong_20_Emphasis">Workflow Dispatch</text:span>: Manual trigger via UI or API (e.g., <text:span text:style-name="Source_20_Text">on: workflow_dispatch</text:span>). </text:p>
        </text:list-item>
        <text:list-item>
          <text:p text:style-name="P64"><text:span text:style-name="Strong_20_Emphasis">Repository Dispatch</text:span>: Trigger via external webhook (e.g., <text:span text:style-name="Source_20_Text">on: repository_dispatch</text:span>). </text:p>
        </text:list-item>
      </text:list>
      <text:p text:style-name="Text_20_body"><text:span text:style-name="Strong_20_Emphasis">AWS Use Case</text:span>: Use <text:span text:style-name="Source_20_Text">workflow_dispatch</text:span> for manual production deployments.</text:p>
      <text:h text:style-name="Heading_20_2" text:outline-level="2">Jobs and Steps</text:h>
      <text:p text:style-name="Text_20_body">Jobs define the tasks in a workflow:</text:p>
      <text:list text:style-name="L5">
        <text:list-item>
          <text:p text:style-name="P67"><text:span text:style-name="Strong_20_Emphasis">runs-on</text:span>: Specifies the runner (e.g., <text:span text:style-name="Source_20_Text">ubuntu-latest</text:span>, <text:span text:style-name="Source_20_Text">self-hosted</text:span>). </text:p>
        </text:list-item>
        <text:list-item>
          <text:p text:style-name="P67"><text:span text:style-name="Strong_20_Emphasis">steps</text:span>: Tasks executed sequentially, using <text:span text:style-name="Source_20_Text">run</text:span> or <text:span text:style-name="Source_20_Text">uses</text:span>. </text:p>
        </text:list-item>
        <text:list-item>
          <text:p text:style-name="P67"><text:span text:style-name="Strong_20_Emphasis">needs</text:span>: Defines job dependencies (e.g., <text:span text:style-name="Source_20_Text">needs: build</text:span>). </text:p>
        </text:list-item>
        <text:list-item>
          <text:p text:style-name="P66"><text:span text:style-name="Strong_20_Emphasis">if</text:span>: Conditional execution (e.g., <text:span text:style-name="Source_20_Text">if: github.event_name == 'push'</text:span>). </text:p>
        </text:list-item>
      </text:list>
      <text:p text:style-name="Text_20_body"><text:span text:style-name="Strong_20_Emphasis">AWS Example</text:span>: A job to build and deploy a Docker image to Amazon ECS.</text:p>
      <text:h text:style-name="Heading_20_2" text:outline-level="2">Runners</text:h>
      <text:p text:style-name="Text_20_body">Runners execute workflows:</text:p>
      <text:list text:style-name="L6">
        <text:list-item>
          <text:p text:style-name="P69"><text:span text:style-name="Strong_20_Emphasis">GitHub-Hosted</text:span>: Pre-configured VMs (e.g., <text:span text:style-name="Source_20_Text">ubuntu-latest</text:span>, <text:span text:style-name="Source_20_Text">windows-latest</text:span>). </text:p>
        </text:list-item>
        <text:list-item>
          <text:p text:style-name="P69"><text:span text:style-name="Strong_20_Emphasis">Self-Hosted</text:span>: Custom servers for specific requirements (e.g., AWS EC2 instances). </text:p>
        </text:list-item>
        <text:list-item>
          <text:p text:style-name="P68"><text:span text:style-name="Strong_20_Emphasis">AWS Context</text:span>: Use self-hosted runners on EC2 for access to internal VPC resources. </text:p>
        </text:list-item>
      </text:list>
      <text:h text:style-name="Heading_20_2" text:outline-level="2">Secrets and Security</text:h>
      <text:p text:style-name="Text_20_body">Secrets store sensitive data (e.g., AWS credentials):</text:p>
      <text:list text:style-name="L7">
        <text:list-item>
          <text:p text:style-name="P71"><text:span text:style-name="Strong_20_Emphasis">Repository Secrets</text:span>: Configured at <text:span text:style-name="Source_20_Text">Settings &gt; Secrets and variables &gt; Actions</text:span>. </text:p>
        </text:list-item>
        <text:list-item>
          <text:p text:style-name="P71"><text:span text:style-name="Strong_20_Emphasis">Organization Secrets</text:span>: Shared across repositories. </text:p>
        </text:list-item>
        <text:list-item>
          <text:p text:style-name="P71"><text:span text:style-name="Strong_20_Emphasis">Environment Secrets</text:span>: Tied to specific environments. </text:p>
        </text:list-item>
        <text:list-item>
          <text:p text:style-name="P70"><text:span text:style-name="Strong_20_Emphasis">OIDC</text:span>: Use OpenID Connect for secure AWS IAM role assumption (recommended). </text:p>
        </text:list-item>
      </text:list>
      <text:p text:style-name="Text_20_body"><text:span text:style-name="Strong_20_Emphasis">Security Best Practices</text:span>:</text:p>
      <text:list text:style-name="L8">
        <text:list-item>
          <text:p text:style-name="P73">Pin actions to specific versions (e.g., <text:span text:style-name="Source_20_Text">actions/checkout@v4</text:span>). </text:p>
        </text:list-item>
        <text:list-item>
          <text:p text:style-name="P73">Limit <text:span text:style-name="Source_20_Text">GITHUB_TOKEN</text:span> permissions. </text:p>
        </text:list-item>
        <text:list-item>
          <text:p text:style-name="P72">Use <text:span text:style-name="Source_20_Text">permissions</text:span> to scope access. </text:p>
        </text:list-item>
      </text:list>
      <text:p text:style-name="Text_20_body"><text:span text:style-name="Strong_20_Emphasis">AWS Example</text:span>: Use <text:span text:style-name="Source_20_Text">aws-actions/configure-aws-credentials@v4</text:span> with OIDC for secure deployments.</text:p>
      <text:h text:style-name="Heading_20_2" text:outline-level="2"><text:soft-page-break/>Environments and Approvals</text:h>
      <text:p text:style-name="Text_20_body">Environments manage deployment targets:</text:p>
      <text:list text:style-name="L9">
        <text:list-item>
          <text:p text:style-name="P75"><text:span text:style-name="Strong_20_Emphasis">Protection Rules</text:span>: Require reviews or wait timers. </text:p>
        </text:list-item>
        <text:list-item>
          <text:p text:style-name="P75"><text:span text:style-name="Strong_20_Emphasis">Secrets</text:span>: Environment-specific secrets. </text:p>
        </text:list-item>
        <text:list-item>
          <text:p text:style-name="P74"><text:span text:style-name="Strong_20_Emphasis">AWS Use Case</text:span>: Define <text:span text:style-name="Source_20_Text">production</text:span> and <text:span text:style-name="Source_20_Text">staging</text:span> environments for ECS deployments. </text:p>
        </text:list-item>
      </text:list>
      <text:h text:style-name="Heading_20_2" text:outline-level="2">AWS Deployments</text:h>
      <text:p text:style-name="Text_20_body">GitHub Actions supports deploying to AWS services:</text:p>
      <text:list text:style-name="L10">
        <text:list-item>
          <text:p text:style-name="P77"><text:span text:style-name="Strong_20_Emphasis">S3</text:span>: Static site hosting or asset storage. </text:p>
        </text:list-item>
        <text:list-item>
          <text:p text:style-name="P77"><text:span text:style-name="Strong_20_Emphasis">ECS</text:span>: Containerized applications. </text:p>
        </text:list-item>
        <text:list-item>
          <text:p text:style-name="P77"><text:span text:style-name="Strong_20_Emphasis">EKS</text:span>: Kubernetes clusters. </text:p>
        </text:list-item>
        <text:list-item>
          <text:p text:style-name="P77"><text:span text:style-name="Strong_20_Emphasis">Lambda</text:span>: Serverless functions. </text:p>
        </text:list-item>
        <text:list-item>
          <text:p text:style-name="P76"><text:span text:style-name="Strong_20_Emphasis">CloudFront</text:span>: CDN for S3-hosted sites. </text:p>
        </text:list-item>
      </text:list>
      <text:p text:style-name="Text_20_body"><text:span text:style-name="Strong_20_Emphasis">Key Actions</text:span>:</text:p>
      <text:list text:style-name="L11">
        <text:list-item>
          <text:p text:style-name="P79"><text:span text:style-name="Source_20_Text">aws-actions/configure-aws-credentials@v4</text:span>: Configures AWS CLI credentials. </text:p>
        </text:list-item>
        <text:list-item>
          <text:p text:style-name="P79"><text:span text:style-name="Source_20_Text">aws-actions/amazon-ecs-deploy-task-definition@v1</text:span>: Deploys to ECS. </text:p>
        </text:list-item>
        <text:list-item>
          <text:p text:style-name="P78"><text:span text:style-name="Source_20_Text">aws-actions/aws-lambda@v1</text:span>: Deploys Lambda functions. </text:p>
        </text:list-item>
      </text:list>
      <text:p text:style-name="Text_20_body"><text:span text:style-name="Strong_20_Emphasis">OIDC Setup</text:span>:</text:p>
      <text:list text:style-name="L12">
        <text:list-item>
          <text:p text:style-name="P81">Configure an AWS IAM OIDC provider for GitHub. </text:p>
        </text:list-item>
        <text:list-item>
          <text:p text:style-name="P81">Create an IAM role with a trust policy for GitHub Actions. </text:p>
        </text:list-item>
        <text:list-item>
          <text:p text:style-name="P80">Use <text:span text:style-name="Source_20_Text">aws-actions/configure-aws-credentials@v4</text:span> with <text:span text:style-name="Source_20_Text">role-to-assume</text:span>. </text:p>
        </text:list-item>
      </text:list>
      <text:h text:style-name="Heading_20_2" text:outline-level="2">Error Handling and Edge Cases</text:h>
      <text:list text:style-name="L13">
        <text:list-item>
          <text:p text:style-name="P83"><text:span text:style-name="Strong_20_Emphasis">Timeouts</text:span>: Set <text:span text:style-name="Source_20_Text">timeout-minutes</text:span> for jobs or steps. </text:p>
        </text:list-item>
        <text:list-item>
          <text:p text:style-name="P83"><text:span text:style-name="Strong_20_Emphasis">Retries</text:span>: Use third-party actions like <text:span text:style-name="Source_20_Text">nick-fields/retry@v3</text:span>. </text:p>
        </text:list-item>
        <text:list-item>
          <text:p text:style-name="P83"><text:span text:style-name="Strong_20_Emphasis">Continue-on-Error</text:span>: Allow steps to fail without stopping the job (e.g., <text:span text:style-name="Source_20_Text">continue-on-error: true</text:span>). </text:p>
        </text:list-item>
        <text:list-item>
          <text:p text:style-name="P83"><text:span text:style-name="Strong_20_Emphasis">Matrix Builds</text:span>: Test across multiple configurations (e.g., Node.js versions). </text:p>
        </text:list-item>
        <text:list-item>
          <text:p text:style-name="P82"><text:span text:style-name="Strong_20_Emphasis">Concurrency</text:span>: Limit concurrent runs (e.g., <text:span text:style-name="Source_20_Text">concurrency: group: production</text:span>). </text:p>
        </text:list-item>
      </text:list>
      <text:p text:style-name="Text_20_body"><text:span text:style-name="Strong_20_Emphasis">AWS Example</text:span>: Retry ECS task deployment on failure.</text:p>
      <text:h text:style-name="Heading_20_2" text:outline-level="2">Examples</text:h>
      <text:p text:style-name="Text_20_body">The following 30 examples demonstrate GitHub Actions workflows for AWS deployments, CI/CD, error handling, and edge cases. Each includes a context description and in-code explanations.</text:p>
      <text:h text:style-name="Heading_20_3" text:outline-level="3"><text:soft-page-break/>Basic AWS Deployments</text:h>
      <text:h text:style-name="Heading_20_4" text:outline-level="4">Example 1: Deploying a Static Site to S3</text:h>
      <text:p text:style-name="Text_20_body"><text:span text:style-name="Strong_20_Emphasis">Context</text:span>: Your team maintains a React application hosted on an S3 bucket for a company website. The workflow builds the app and deploys it to S3 whenever code is pushed to the <text:span text:style-name="Source_20_Text">main</text:span> branch. The bucket is publicly accessible, and you use AWS credentials stored as repository secrets.</text:p>
      <text:p text:style-name="Preformatted_20_Text"><text:span text:style-name="Source_20_Text"># Workflow to build and deploy a React app to an S3 bucket</text:span></text:p>
      <text:p text:style-name="Preformatted_20_Text"><text:span text:style-name="Source_20_Text">name: Deploy Static Site to S3</text:span></text:p>
      <text:p text:style-name="Preformatted_20_Text"><text:span text:style-name="Source_20_Text"># Trigger on push to main branch</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 Use the latest Ubuntu runner</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Checkout the repository code</text:span></text:p>
      <text:p text:style-name="Preformatted_20_Text"><text:span text:style-name="Source_20_Text"><text:s text:c="6"/>- uses: actions/checkout@v4</text:span></text:p>
      <text:p text:style-name="Preformatted_20_Text"><text:span text:style-name="Source_20_Text"><text:s text:c="8"/># Ensure the latest commit is fetched</text:span></text:p>
      <text:p text:style-name="Preformatted_20_Text"><text:span text:style-name="Source_20_Text"><text:s text:c="8"/>with:</text:span></text:p>
      <text:p text:style-name="Preformatted_20_Text"><text:span text:style-name="Source_20_Text"><text:s text:c="10"/>fetch-depth: 1</text:span></text:p>
      <text:p text:style-name="Preformatted_20_Text"><text:span text:style-name="Source_20_Text"><text:s text:c="6"/># Set up Node.js environment (React requires Node)</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Install dependencies and build the React app</text:span></text:p>
      <text:p text:style-name="Preformatted_20_Text"><text:span text:style-name="Source_20_Text"><text:s text:c="6"/>- name: Build React App</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build</text:span></text:p>
      <text:p text:style-name="Preformatted_20_Text"><text:span text:style-name="Source_20_Text"><text:s text:c="6"/># Configure AWS credentials using repository secrets</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east-1</text:span></text:p>
      <text:p text:style-name="Preformatted_20_Text"><text:span text:style-name="Source_20_Text"><text:s text:c="6"/># Sync build output to S3 bucket</text:span></text:p>
      <text:p text:style-name="Preformatted_20_Text"><text:span text:style-name="Source_20_Text"><text:s text:c="6"/>- name: Deploy to S3</text:span></text:p>
      <text:p text:style-name="P1"><text:span text:style-name="Source_20_Text"><text:s text:c="8"/>run: aws s3 sync ./build/ s3://my-website-bucket --delete</text:span></text:p>
      <text:h text:style-name="Heading_20_4" text:outline-level="4">Example 2: Deploying a Docker Image to ECS</text:h>
      <text:p text:style-name="Text_20_body"><text:span text:style-name="Strong_20_Emphasis">Context</text:span>: You manage a Node.js API deployed on Amazon ECS with Fargate. The workflow builds a Docker image, pushes it to Amazon ECR, and updates the ECS task definition on a pull request merge to <text:span text:style-name="Source_20_Text">main</text:span>. This ensures production deployments are automated and secure.</text:p>
      <text:p text:style-name="Preformatted_20_Text"><text:span text:style-name="Source_20_Text"># Workflow to build, push, and deploy a Docker image to ECS</text:span></text:p>
      <text:p text:style-name="Preformatted_20_Text"><text:span text:style-name="Source_20_Text">name: Deploy to ECS</text:span></text:p>
      <text:p text:style-name="Preformatted_20_Text"><text:span text:style-name="Source_20_Text"># Trigger on push to main branch</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oft-page-break/><text:span text:style-name="Source_20_Text"><text:s text:c="6"/>- uses: actions/checkout@v4</text:span></text:p>
      <text:p text:style-name="Preformatted_20_Text"><text:span text:style-name="Source_20_Text"><text:s text:c="6"/># Configure AWS credentials for ECR and ECS</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Log in to Amazon ECR</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Build and push Docker image to ECR</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i</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Deploy to ECS by updating task definition</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i-service</text:span></text:p>
      <text:p text:style-name="Preformatted_20_Text"><text:span text:style-name="Source_20_Text"><text:s text:c="10"/>cluster: my-cluster</text:span></text:p>
      <text:p text:style-name="P1"><text:span text:style-name="Source_20_Text"><text:s text:c="10"/>wait-for-service-stability: true</text:span></text:p>
      <text:h text:style-name="Heading_20_4" text:outline-level="4">Example 3: Deploying a Lambda Function</text:h>
      <text:p text:style-name="Text_20_body"><text:span text:style-name="Strong_20_Emphasis">Context</text:span>: Your team uses AWS Lambda for a serverless microservice that processes user data. The workflow packages the Python code, uploads it to Lambda, and updates the function on a push to <text:span text:style-name="Source_20_Text">main</text:span>. Secrets are used for AWS credentials.</text:p>
      <text:p text:style-name="Preformatted_20_Text"><text:span text:style-name="Source_20_Text"># Workflow to deploy a Python Lambda function</text:span></text:p>
      <text:p text:style-name="Preformatted_20_Text"><text:span text:style-name="Source_20_Text">name: Deploy Lambda Function</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Set up Python environment</text:span></text:p>
      <text:p text:style-name="Preformatted_20_Text"><text:span text:style-name="Source_20_Text"><text:s text:c="6"/>- name: Set up Python</text:span></text:p>
      <text:p text:style-name="Preformatted_20_Text"><text:span text:style-name="Source_20_Text"><text:s text:c="8"/>uses: actions/setup-python@v5</text:span></text:p>
      <text:p text:style-name="Preformatted_20_Text"><text:span text:style-name="Source_20_Text"><text:s text:c="8"/>with:</text:span></text:p>
      <text:p text:style-name="Preformatted_20_Text"><text:span text:style-name="Source_20_Text"><text:s text:c="10"/>python-version: '3.9'</text:span></text:p>
      <text:p text:style-name="Preformatted_20_Text"><text:span text:style-name="Source_20_Text"><text:s text:c="6"/># Install dependencies and package Lambda code</text:span></text:p>
      <text:p text:style-name="Preformatted_20_Text"><text:span text:style-name="Source_20_Text"><text:s text:c="6"/>- name: Package Lambda</text:span></text:p>
      <text:p text:style-name="Preformatted_20_Text"><text:span text:style-name="Source_20_Text"><text:s text:c="8"/>run: |</text:span></text:p>
      <text:p text:style-name="Preformatted_20_Text"><text:span text:style-name="Source_20_Text"><text:s text:c="10"/>pip install -r requirements.txt -t .</text:span></text:p>
      <text:p text:style-name="Preformatted_20_Text"><text:span text:style-name="Source_20_Text"><text:s text:c="10"/>zip -r function.zip .</text:span></text:p>
      <text:p text:style-name="Preformatted_20_Text"><text:span text:style-name="Source_20_Text"><text:s text:c="6"/># Configure AWS credentials</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oft-page-break/><text:span text:style-name="Source_20_Text"><text:s text:c="10"/>aws-region: us-east-1</text:span></text:p>
      <text:p text:style-name="Preformatted_20_Text"><text:span text:style-name="Source_20_Text"><text:s text:c="6"/># Deploy to Lambda</text:span></text:p>
      <text:p text:style-name="Preformatted_20_Text"><text:span text:style-name="Source_20_Text"><text:s text:c="6"/>- name: Deploy to Lambda</text:span></text:p>
      <text:p text:style-name="P1"><text:span text:style-name="Source_20_Text"><text:s text:c="8"/>run: aws lambda update-function-code --function-name my-lambda --zip-file fileb://function.zip</text:span></text:p>
      <text:h text:style-name="Heading_20_3" text:outline-level="3">CI/CD Pipelines</text:h>
      <text:h text:style-name="Heading_20_4" text:outline-level="4">Example 4: Build and Test Node.js App Before S3 Deployment</text:h>
      <text:p text:style-name="Text_20_body"><text:span text:style-name="Strong_20_Emphasis">Context</text:span>: Before deploying a Node.js app to S3, you want to ensure it passes linting and unit tests. The workflow runs tests on multiple Node.js versions using a matrix strategy and deploys only if all tests pass. This ensures code quality in production.</text:p>
      <text:p text:style-name="Preformatted_20_Text"><text:span text:style-name="Source_20_Text"># Workflow to build, test, and deploy a Node.js app to S3</text:span></text:p>
      <text:p text:style-name="Preformatted_20_Text"><text:span text:style-name="Source_20_Text">name: CI/CD for S3 Deploymen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build-and-test:</text:span></text:p>
      <text:p text:style-name="Preformatted_20_Text"><text:span text:style-name="Source_20_Text"><text:s text:c="4"/>runs-on: ubuntu-latest</text:span></text:p>
      <text:p text:style-name="Preformatted_20_Text"><text:span text:style-name="Source_20_Text"><text:s text:c="4"/># Test on multiple Node.js versions</text:span></text:p>
      <text:p text:style-name="Preformatted_20_Text"><text:span text:style-name="Source_20_Text"><text:s text:c="4"/>strategy:</text:span></text:p>
      <text:p text:style-name="Preformatted_20_Text"><text:span text:style-name="Source_20_Text"><text:s text:c="6"/>matrix:</text:span></text:p>
      <text:p text:style-name="Preformatted_20_Text"><text:span text:style-name="Source_20_Text"><text:s text:c="8"/>node-version: [16, 18, 20]</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 matrix.node-version }}</text:span></text:p>
      <text:p text:style-name="Preformatted_20_Text"><text:span text:style-name="Source_20_Text"><text:s text:c="6"/># Run linting and tests</text:span></text:p>
      <text:p text:style-name="Preformatted_20_Text"><text:span text:style-name="Source_20_Text"><text:s text:c="6"/>- name: Run Tests</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lint</text:span></text:p>
      <text:p text:style-name="Preformatted_20_Text"><text:span text:style-name="Source_20_Text"><text:s text:c="10"/>npm test</text:span></text:p>
      <text:p text:style-name="Preformatted_20_Text"><text:span text:style-name="Source_20_Text"><text:s text:c="2"/>deploy:</text:span></text:p>
      <text:p text:style-name="Preformatted_20_Text"><text:span text:style-name="Source_20_Text"><text:s text:c="4"/># Deploy only if tests pass</text:span></text:p>
      <text:p text:style-name="Preformatted_20_Text"><text:span text:style-name="Source_20_Text"><text:s text:c="4"/>needs: build-and-test</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name: Build and Deploy</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build</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east-1</text:span></text:p>
      <text:p text:style-name="Preformatted_20_Text"><text:span text:style-name="Source_20_Text"><text:s text:c="6"/>- name: Deploy to S3</text:span></text:p>
      <text:p text:style-name="P1"><text:span text:style-name="Source_20_Text"><text:s text:c="8"/>run: aws s3 sync ./build/ s3://my-app-bucket --delete</text:span></text:p>
      <text:h text:style-name="Heading_20_4" text:outline-level="4"><text:soft-page-break/>Example 5: Linting and Security Scanning for ECS</text:h>
      <text:p text:style-name="Text_20_body"><text:span text:style-name="Strong_20_Emphasis">Context</text:span>: Your team requires code linting and vulnerability scanning before deploying a Dockerized app to ECS. The workflow runs ESLint, Snyk for dependency scanning, and Hadolint for Dockerfile linting, ensuring secure production deployments.</text:p>
      <text:p text:style-name="Preformatted_20_Text"><text:span text:style-name="Source_20_Text"># Workflow for linting, scanning, and deploying to ECS</text:span></text:p>
      <text:p text:style-name="Preformatted_20_Text"><text:span text:style-name="Source_20_Text">name: Secure ECS Deployment</text:span></text:p>
      <text:p text:style-name="Preformatted_20_Text"><text:span text:style-name="Source_20_Text">on:</text:span></text:p>
      <text:p text:style-name="Preformatted_20_Text"><text:span text:style-name="Source_20_Text"><text:s text:c="2"/>pull_request:</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lint-and-scan:</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Set up Node.js for ESLint</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Run ESLint for code quality</text:span></text:p>
      <text:p text:style-name="Preformatted_20_Text"><text:span text:style-name="Source_20_Text"><text:s text:c="6"/>- name: Run ESLint</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lint</text:span></text:p>
      <text:p text:style-name="Preformatted_20_Text"><text:span text:style-name="Source_20_Text"><text:s text:c="6"/># Run Snyk for dependency vulnerabilities</text:span></text:p>
      <text:p text:style-name="Preformatted_20_Text"><text:span text:style-name="Source_20_Text"><text:s text:c="6"/>- name: Run Snyk</text:span></text:p>
      <text:p text:style-name="Preformatted_20_Text"><text:span text:style-name="Source_20_Text"><text:s text:c="8"/>uses: snyk/actions/node@master</text:span></text:p>
      <text:p text:style-name="Preformatted_20_Text"><text:span text:style-name="Source_20_Text"><text:s text:c="8"/>env:</text:span></text:p>
      <text:p text:style-name="Preformatted_20_Text"><text:span text:style-name="Source_20_Text"><text:s text:c="10"/>SNYK_TOKEN: ${{ secrets.SNYK_TOKEN }}</text:span></text:p>
      <text:p text:style-name="Preformatted_20_Text"><text:span text:style-name="Source_20_Text"><text:s text:c="8"/>with:</text:span></text:p>
      <text:p text:style-name="Preformatted_20_Text"><text:span text:style-name="Source_20_Text"><text:s text:c="10"/>command: test</text:span></text:p>
      <text:p text:style-name="Preformatted_20_Text"><text:span text:style-name="Source_20_Text"><text:s text:c="6"/># Lint Dockerfile with Hadolint</text:span></text:p>
      <text:p text:style-name="Preformatted_20_Text"><text:span text:style-name="Source_20_Text"><text:s text:c="6"/>- name: Lint Dockerfile</text:span></text:p>
      <text:p text:style-name="Preformatted_20_Text"><text:span text:style-name="Source_20_Text"><text:s text:c="8"/>uses: hadolint/hadolint-action@v3</text:span></text:p>
      <text:p text:style-name="Preformatted_20_Text"><text:span text:style-name="Source_20_Text"><text:s text:c="8"/>with:</text:span></text:p>
      <text:p text:style-name="Preformatted_20_Text"><text:span text:style-name="Source_20_Text"><text:s text:c="10"/>dockerfile: Dockerfile</text:span></text:p>
      <text:p text:style-name="Preformatted_20_Text"><text:span text:style-name="Source_20_Text"><text:s text:c="2"/>deploy:</text:span></text:p>
      <text:p text:style-name="Preformatted_20_Text"><text:span text:style-name="Source_20_Text"><text:s text:c="4"/>needs: lint-and-scan</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oft-page-break/><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3" text:outline-level="3">Advanced Scenarios</text:h>
      <text:h text:style-name="Heading_20_4" text:outline-level="4">Example 6: Using OIDC for Secure S3 Deployment</text:h>
      <text:p text:style-name="Text_20_body"><text:span text:style-name="Strong_20_Emphasis">Context</text:span>: To avoid long-lived AWS credentials, your team uses OIDC to assume an IAM role for deploying a static site to S3. The workflow configures OIDC, syncs files to S3, and invalidates a CloudFront distribution for instant cache refresh.</text:p>
      <text:p text:style-name="Preformatted_20_Text"><text:span text:style-name="Source_20_Text"># Workflow to deploy to S3 using OIDC</text:span></text:p>
      <text:p text:style-name="Preformatted_20_Text"><text:span text:style-name="Source_20_Text">name: Deploy to S3 with OIDC</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 Restrict token permissions for security</text:span></text:p>
      <text:p text:style-name="Preformatted_20_Text"><text:span text:style-name="Source_20_Text">permissions:</text:span></text:p>
      <text:p text:style-name="Preformatted_20_Text"><text:span text:style-name="Source_20_Text"><text:s text:c="2"/>id-token: write</text:span></text:p>
      <text:p text:style-name="Preformatted_20_Text"><text:span text:style-name="Source_20_Text"><text:s text:c="2"/>contents: read</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name: Build App</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build</text:span></text:p>
      <text:p text:style-name="Preformatted_20_Text"><text:span text:style-name="Source_20_Text"><text:s text:c="6"/># Configure AWS credentials via OIDC</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role-to-assume: arn:aws:iam::123456789012:role/github-actions-role</text:span></text:p>
      <text:p text:style-name="Preformatted_20_Text"><text:span text:style-name="Source_20_Text"><text:s text:c="10"/>aws-region: us-east-1</text:span></text:p>
      <text:p text:style-name="Preformatted_20_Text"><text:span text:style-name="Source_20_Text"><text:s text:c="6"/># Deploy to S3</text:span></text:p>
      <text:p text:style-name="Preformatted_20_Text"><text:span text:style-name="Source_20_Text"><text:s text:c="6"/>- name: Deploy to S3</text:span></text:p>
      <text:p text:style-name="Preformatted_20_Text"><text:span text:style-name="Source_20_Text"><text:s text:c="8"/>run: aws s3 sync ./build/ s3://my-website-bucket --delete</text:span></text:p>
      <text:p text:style-name="Preformatted_20_Text"><text:span text:style-name="Source_20_Text"><text:s text:c="6"/># Invalidate CloudFront cache</text:span></text:p>
      <text:p text:style-name="Preformatted_20_Text"><text:span text:style-name="Source_20_Text"><text:s text:c="6"/>- name: Invalidate CloudFront</text:span></text:p>
      <text:p text:style-name="P1"><text:span text:style-name="Source_20_Text"><text:s text:c="8"/>run: aws cloudfront create-invalidation --distribution-id E1234567890 --paths "/*"</text:span></text:p>
      <text:h text:style-name="Heading_20_4" text:outline-level="4">Example 7: Multi-Region ECS Deployment</text:h>
      <text:p text:style-name="Text_20_body"><text:span text:style-name="Strong_20_Emphasis">Context</text:span>: Your application requires high availability across two AWS regions (us-east-1, us-west-2). The workflow builds a Docker image, pushes it to ECR, and deploys to ECS clusters in both regions using a matrix strategy for parallel deployment.</text:p>
      <text:p text:style-name="Preformatted_20_Text"><text:span text:style-name="Source_20_Text"># Workflow for multi-region ECS deployment</text:span></text:p>
      <text:p text:style-name="Preformatted_20_Text"><text:span text:style-name="Source_20_Text">name: Multi-Region ECS Deploymen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oft-page-break/><text:span text:style-name="Source_20_Text"><text:s text:c="2"/>deploy:</text:span></text:p>
      <text:p text:style-name="Preformatted_20_Text"><text:span text:style-name="Source_20_Text"><text:s text:c="4"/>runs-on: ubuntu-latest</text:span></text:p>
      <text:p text:style-name="Preformatted_20_Text"><text:span text:style-name="Source_20_Text"><text:s text:c="4"/>strategy:</text:span></text:p>
      <text:p text:style-name="Preformatted_20_Text"><text:span text:style-name="Source_20_Text"><text:s text:c="6"/>matrix:</text:span></text:p>
      <text:p text:style-name="Preformatted_20_Text"><text:span text:style-name="Source_20_Text"><text:s text:c="8"/>region: [us-east-1, us-west-2]</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 matrix.region }}</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 matrix.region }}.json</text:span></text:p>
      <text:p text:style-name="Preformatted_20_Text"><text:span text:style-name="Source_20_Text"><text:s text:c="10"/>service: my-app-service-${{ matrix.region }}</text:span></text:p>
      <text:p text:style-name="Preformatted_20_Text"><text:span text:style-name="Source_20_Text"><text:s text:c="10"/>cluster: my-cluster-${{ matrix.region }}</text:span></text:p>
      <text:p text:style-name="P1"><text:span text:style-name="Source_20_Text"><text:s text:c="10"/>wait-for-service-stability: true</text:span></text:p>
      <text:h text:style-name="Heading_20_4" text:outline-level="4">Example 8: Custom Action for S3 Deployment</text:h>
      <text:p text:style-name="Text_20_body"><text:span text:style-name="Strong_20_Emphasis">Context</text:span>: Your team needs a reusable action to deploy to S3 with custom logic (e.g., setting metadata). The workflow uses a custom action stored in the repository to deploy a static site.</text:p>
      <text:p text:style-name="Preformatted_20_Text"><text:span text:style-name="Source_20_Text"># Workflow using a custom action for S3 deployment</text:span></text:p>
      <text:p text:style-name="Preformatted_20_Text"><text:span text:style-name="Source_20_Text">name: Deploy with Custom S3 Action</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name: Build App</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build</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east-1</text:span></text:p>
      <text:p text:style-name="Preformatted_20_Text"><text:span text:style-name="Source_20_Text"><text:s text:c="6"/># Use custom action for S3 deployment</text:span></text:p>
      <text:p text:style-name="Preformatted_20_Text"><text:span text:style-name="Source_20_Text"><text:s text:c="6"/>- name: Deploy to S3</text:span></text:p>
      <text:p text:style-name="Preformatted_20_Text"><text:soft-page-break/><text:span text:style-name="Source_20_Text"><text:s text:c="8"/>uses: ./.github/actions/s3-deploy</text:span></text:p>
      <text:p text:style-name="Preformatted_20_Text"><text:span text:style-name="Source_20_Text"><text:s text:c="8"/>with:</text:span></text:p>
      <text:p text:style-name="Preformatted_20_Text"><text:span text:style-name="Source_20_Text"><text:s text:c="10"/>bucket: my-website-bucket</text:span></text:p>
      <text:p text:style-name="P1"><text:span text:style-name="Source_20_Text"><text:s text:c="10"/>source: ./build</text:span></text:p>
      <text:p text:style-name="Text_20_body"><text:span text:style-name="Strong_20_Emphasis">Custom Action</text:span> (<text:span text:style-name="Source_20_Text">.github/actions/s3-deploy/action.yml</text:span>):</text:p>
      <text:p text:style-name="Preformatted_20_Text"><text:span text:style-name="Source_20_Text"># Custom action to deploy to S3 with metadata</text:span></text:p>
      <text:p text:style-name="Preformatted_20_Text"><text:span text:style-name="Source_20_Text">name: S3 Deploy</text:span></text:p>
      <text:p text:style-name="Preformatted_20_Text"><text:span text:style-name="Source_20_Text">description: Deploys files to S3 with custom metadata</text:span></text:p>
      <text:p text:style-name="Preformatted_20_Text"><text:span text:style-name="Source_20_Text">inputs:</text:span></text:p>
      <text:p text:style-name="Preformatted_20_Text"><text:span text:style-name="Source_20_Text"><text:s text:c="2"/>bucket:</text:span></text:p>
      <text:p text:style-name="Preformatted_20_Text"><text:span text:style-name="Source_20_Text"><text:s text:c="4"/>description: S3 bucket name</text:span></text:p>
      <text:p text:style-name="Preformatted_20_Text"><text:span text:style-name="Source_20_Text"><text:s text:c="4"/>required: true</text:span></text:p>
      <text:p text:style-name="Preformatted_20_Text"><text:span text:style-name="Source_20_Text"><text:s text:c="2"/>source:</text:span></text:p>
      <text:p text:style-name="Preformatted_20_Text"><text:span text:style-name="Source_20_Text"><text:s text:c="4"/>description: Source directory</text:span></text:p>
      <text:p text:style-name="Preformatted_20_Text"><text:span text:style-name="Source_20_Text"><text:s text:c="4"/>required: true</text:span></text:p>
      <text:p text:style-name="Preformatted_20_Text"><text:span text:style-name="Source_20_Text">runs:</text:span></text:p>
      <text:p text:style-name="Preformatted_20_Text"><text:span text:style-name="Source_20_Text"><text:s text:c="2"/>using: composite</text:span></text:p>
      <text:p text:style-name="Preformatted_20_Text"><text:span text:style-name="Source_20_Text"><text:s text:c="2"/>steps:</text:span></text:p>
      <text:p text:style-name="Preformatted_20_Text"><text:span text:style-name="Source_20_Text"><text:s text:c="4"/>- name: Sync to S3</text:span></text:p>
      <text:p text:style-name="Preformatted_20_Text"><text:span text:style-name="Source_20_Text"><text:s text:c="6"/>run: aws s3 sync ${{ inputs.source }}/ s3://${{ inputs.bucket }} --delete --metadata "Cache-Control=max-age=3600"</text:span></text:p>
      <text:p text:style-name="P1"><text:span text:style-name="Source_20_Text"><text:s text:c="6"/>shell: bash</text:span></text:p>
      <text:h text:style-name="Heading_20_3" text:outline-level="3">Error Handling Examples</text:h>
      <text:h text:style-name="Heading_20_4" text:outline-level="4">Example 9: Retry on ECS Deployment Failure</text:h>
      <text:p text:style-name="Text_20_body"><text:span text:style-name="Strong_20_Emphasis">Context</text:span>: ECS deployments occasionally fail due to network issues. The workflow retries the deployment up to three times using a third-party retry action to ensure reliability.</text:p>
      <text:p text:style-name="Preformatted_20_Text"><text:span text:style-name="Source_20_Text"># Workflow with retry logic for ECS deployment</text:span></text:p>
      <text:p text:style-name="Preformatted_20_Text"><text:span text:style-name="Source_20_Text">name: ECS Deployment with Retry</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Retry ECS deployment on failure</text:span></text:p>
      <text:p text:style-name="Preformatted_20_Text"><text:span text:style-name="Source_20_Text"><text:s text:c="6"/>- name: Deploy to ECS</text:span></text:p>
      <text:p text:style-name="Preformatted_20_Text"><text:span text:style-name="Source_20_Text"><text:s text:c="8"/>uses: nick-fields/retry@v3</text:span></text:p>
      <text:p text:style-name="Preformatted_20_Text"><text:soft-page-break/><text:span text:style-name="Source_20_Text"><text:s text:c="8"/>with:</text:span></text:p>
      <text:p text:style-name="Preformatted_20_Text"><text:span text:style-name="Source_20_Text"><text:s text:c="10"/>timeout_minutes: 10</text:span></text:p>
      <text:p text:style-name="Preformatted_20_Text"><text:span text:style-name="Source_20_Text"><text:s text:c="10"/>max_attempts: 3</text:span></text:p>
      <text:p text:style-name="Preformatted_20_Text"><text:span text:style-name="Source_20_Text"><text:s text:c="10"/>command: |</text:span></text:p>
      <text:p text:style-name="P1"><text:span text:style-name="Source_20_Text"><text:s text:c="12"/>aws ecs update-service --cluster my-cluster --service my-app-service --task-definition task-definition.json</text:span></text:p>
      <text:h text:style-name="Heading_20_4" text:outline-level="4">Example 10: Timeout and Rollback for Lambda</text:h>
      <text:p text:style-name="Text_20_body"><text:span text:style-name="Strong_20_Emphasis">Context</text:span>: A Lambda deployment might hang due to large package uploads. The workflow sets a timeout and rolls back to the previous version if the deployment fails.</text:p>
      <text:p text:style-name="Preformatted_20_Text"><text:span text:style-name="Source_20_Text"># Workflow with timeout and rollback for Lambda</text:span></text:p>
      <text:p text:style-name="Preformatted_20_Text"><text:span text:style-name="Source_20_Text">name: Lambda Deployment with Rollback</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Python</text:span></text:p>
      <text:p text:style-name="Preformatted_20_Text"><text:span text:style-name="Source_20_Text"><text:s text:c="8"/>uses: actions/setup-python@v5</text:span></text:p>
      <text:p text:style-name="Preformatted_20_Text"><text:span text:style-name="Source_20_Text"><text:s text:c="8"/>with:</text:span></text:p>
      <text:p text:style-name="Preformatted_20_Text"><text:span text:style-name="Source_20_Text"><text:s text:c="10"/>python-version: '3.9'</text:span></text:p>
      <text:p text:style-name="Preformatted_20_Text"><text:span text:style-name="Source_20_Text"><text:s text:c="6"/>- name: Package Lambda</text:span></text:p>
      <text:p text:style-name="Preformatted_20_Text"><text:span text:style-name="Source_20_Text"><text:s text:c="8"/>run: |</text:span></text:p>
      <text:p text:style-name="Preformatted_20_Text"><text:span text:style-name="Source_20_Text"><text:s text:c="10"/>pip install -r requirements.txt -t .</text:span></text:p>
      <text:p text:style-name="Preformatted_20_Text"><text:span text:style-name="Source_20_Text"><text:s text:c="10"/>zip -r function.zip .</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east-1</text:span></text:p>
      <text:p text:style-name="Preformatted_20_Text"><text:span text:style-name="Source_20_Text"><text:s text:c="6"/># Deploy with timeout</text:span></text:p>
      <text:p text:style-name="Preformatted_20_Text"><text:span text:style-name="Source_20_Text"><text:s text:c="6"/>- name: Deploy to Lambda</text:span></text:p>
      <text:p text:style-name="Preformatted_20_Text"><text:span text:style-name="Source_20_Text"><text:s text:c="8"/>id: deploy</text:span></text:p>
      <text:p text:style-name="Preformatted_20_Text"><text:span text:style-name="Source_20_Text"><text:s text:c="8"/>continue-on-error: true</text:span></text:p>
      <text:p text:style-name="Preformatted_20_Text"><text:span text:style-name="Source_20_Text"><text:s text:c="8"/>timeout-minutes: 5</text:span></text:p>
      <text:p text:style-name="Preformatted_20_Text"><text:span text:style-name="Source_20_Text"><text:s text:c="8"/>run: aws lambda update-function-code --function-name my-lambda --zip-file fileb://function.zip</text:span></text:p>
      <text:p text:style-name="Preformatted_20_Text"><text:span text:style-name="Source_20_Text"><text:s text:c="6"/># Rollback if deployment fails</text:span></text:p>
      <text:p text:style-name="Preformatted_20_Text"><text:span text:style-name="Source_20_Text"><text:s text:c="6"/>- name: Rollback on Failure</text:span></text:p>
      <text:p text:style-name="Preformatted_20_Text"><text:span text:style-name="Source_20_Text"><text:s text:c="8"/>if: steps.deploy.outcome == 'failure'</text:span></text:p>
      <text:p text:style-name="P1"><text:span text:style-name="Source_20_Text"><text:s text:c="8"/>run: aws lambda update-function-code --function-name my-lambda --s3-bucket my-backup-bucket --s3-key previous-function.zip</text:span></text:p>
      <text:h text:style-name="Heading_20_3" text:outline-level="3">Edge Cases</text:h>
      <text:h text:style-name="Heading_20_4" text:outline-level="4">Example 11: Self-Hosted Runner for ECS Deployment</text:h>
      <text:p text:style-name="Text_20_body"><text:span text:style-name="Strong_20_Emphasis">Context</text:span>: Your ECS cluster is in a private VPC, requiring a self-hosted runner on an EC2 instance. The workflow uses a self-hosted runner to build and deploy a Docker image to ECS.</text:p>
      <text:p text:style-name="Preformatted_20_Text"><text:span text:style-name="Source_20_Text"># Workflow using a self-hosted runner for ECS</text:span></text:p>
      <text:p text:style-name="Preformatted_20_Text"><text:span text:style-name="Source_20_Text">name: ECS Deployment with Self-Hosted Runner</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oft-page-break/><text:span text:style-name="Source_20_Text">jobs:</text:span></text:p>
      <text:p text:style-name="Preformatted_20_Text"><text:span text:style-name="Source_20_Text"><text:s text:c="2"/>deploy:</text:span></text:p>
      <text:p text:style-name="Preformatted_20_Text"><text:span text:style-name="Source_20_Text"><text:s text:c="4"/># Use self-hosted runner on EC2</text:span></text:p>
      <text:p text:style-name="Preformatted_20_Text"><text:span text:style-name="Source_20_Text"><text:s text:c="4"/>runs-on: self-hosted</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12: Concurrency Control for Production</text:h>
      <text:p text:style-name="Text_20_body"><text:span text:style-name="Strong_20_Emphasis">Context</text:span>: Multiple developers push to <text:span text:style-name="Source_20_Text">main</text:span>, causing concurrent ECS deployments. The workflow uses concurrency control to ensure only one deployment runs at a time, preventing conflicts.</text:p>
      <text:p text:style-name="Preformatted_20_Text"><text:span text:style-name="Source_20_Text"># Workflow with concurrency control for ECS</text:span></text:p>
      <text:p text:style-name="Preformatted_20_Text"><text:span text:style-name="Source_20_Text">name: ECS Deployment with Concurrency</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 Limit to one concurrent deployment</text:span></text:p>
      <text:p text:style-name="Preformatted_20_Text"><text:span text:style-name="Source_20_Text">concurrency:</text:span></text:p>
      <text:p text:style-name="Preformatted_20_Text"><text:span text:style-name="Source_20_Text"><text:s text:c="2"/>group: production-deployment</text:span></text:p>
      <text:p text:style-name="Preformatted_20_Text"><text:span text:style-name="Source_20_Text"><text:s text:c="2"/>cancel-in-progress: true</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oft-page-break/><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13: Scheduled S3 Backup</text:h>
      <text:p text:style-name="Text_20_body"><text:span text:style-name="Strong_20_Emphasis">Context</text:span>: You need to back up an S3 bucket to another bucket nightly for compliance. The workflow runs on a cron schedule to copy files between buckets.</text:p>
      <text:p text:style-name="Preformatted_20_Text"><text:span text:style-name="Source_20_Text"># Workflow for scheduled S3 backup</text:span></text:p>
      <text:p text:style-name="Preformatted_20_Text"><text:span text:style-name="Source_20_Text">name: S3 Nightly Backup</text:span></text:p>
      <text:p text:style-name="Preformatted_20_Text"><text:span text:style-name="Source_20_Text">on:</text:span></text:p>
      <text:p text:style-name="Preformatted_20_Text"><text:span text:style-name="Source_20_Text"><text:s text:c="2"/>schedule:</text:span></text:p>
      <text:p text:style-name="Preformatted_20_Text"><text:span text:style-name="Source_20_Text"><text:s text:c="4"/>- cron: '0 0 * * *' # Run at midnight UTC</text:span></text:p>
      <text:p text:style-name="Preformatted_20_Text"><text:span text:style-name="Source_20_Text">jobs:</text:span></text:p>
      <text:p text:style-name="Preformatted_20_Text"><text:span text:style-name="Source_20_Text"><text:s text:c="2"/>backup:</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east-1</text:span></text:p>
      <text:p text:style-name="Preformatted_20_Text"><text:span text:style-name="Source_20_Text"><text:s text:c="6"/># Copy files from source to backup bucket</text:span></text:p>
      <text:p text:style-name="Preformatted_20_Text"><text:span text:style-name="Source_20_Text"><text:s text:c="6"/>- name: Backup S3 Bucket</text:span></text:p>
      <text:p text:style-name="P1"><text:span text:style-name="Source_20_Text"><text:s text:c="8"/>run: aws s3 sync s3://my-website-bucket s3://my-backup-bucket --delete</text:span></text:p>
      <text:h text:style-name="Heading_20_4" text:outline-level="4">Example 14: Manual Deployment with Workflow Dispatch</text:h>
      <text:p text:style-name="Text_20_body"><text:span text:style-name="Strong_20_Emphasis">Context</text:span>: Production deployments to ECS require manual approval. The workflow uses <text:span text:style-name="Source_20_Text">workflow_dispatch</text:span> to allow manual triggering via the GitHub UI, with inputs for the environment.</text:p>
      <text:p text:style-name="Preformatted_20_Text"><text:span text:style-name="Source_20_Text"># Workflow for manual ECS deployment</text:span></text:p>
      <text:p text:style-name="Preformatted_20_Text"><text:span text:style-name="Source_20_Text">name: Manual ECS Deployment</text:span></text:p>
      <text:p text:style-name="Preformatted_20_Text"><text:span text:style-name="Source_20_Text">on:</text:span></text:p>
      <text:p text:style-name="Preformatted_20_Text"><text:span text:style-name="Source_20_Text"><text:s text:c="2"/>workflow_dispatch:</text:span></text:p>
      <text:p text:style-name="Preformatted_20_Text"><text:span text:style-name="Source_20_Text"><text:s text:c="4"/>inputs:</text:span></text:p>
      <text:p text:style-name="Preformatted_20_Text"><text:span text:style-name="Source_20_Text"><text:s text:c="6"/>environment:</text:span></text:p>
      <text:p text:style-name="Preformatted_20_Text"><text:span text:style-name="Source_20_Text"><text:s text:c="8"/>description: 'Deployment environment'</text:span></text:p>
      <text:p text:style-name="Preformatted_20_Text"><text:span text:style-name="Source_20_Text"><text:s text:c="8"/>required: true</text:span></text:p>
      <text:p text:style-name="Preformatted_20_Text"><text:span text:style-name="Source_20_Text"><text:s text:c="8"/>default: 'staging'</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environment: ${{ inputs.environment }}</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oft-page-break/><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 inputs.environment }}</text:span></text:p>
      <text:p text:style-name="P1"><text:span text:style-name="Source_20_Text"><text:s text:c="10"/>cluster: my-cluster-${{ inputs.environment }}</text:span></text:p>
      <text:h text:style-name="Heading_20_4" text:outline-level="4">Example 15: Matrix Build for Lambda Compatibility</text:h>
      <text:p text:style-name="Text_20_body"><text:span text:style-name="Strong_20_Emphasis">Context</text:span>: Your Lambda function must support multiple Python versions (3.8, 3.9, 3.10). The workflow uses a matrix strategy to build and test the function across versions before deploying.</text:p>
      <text:p text:style-name="Preformatted_20_Text"><text:span text:style-name="Source_20_Text"># Workflow for matrix build and Lambda deployment</text:span></text:p>
      <text:p text:style-name="Preformatted_20_Text"><text:span text:style-name="Source_20_Text">name: Lambda Matrix Deploymen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build-and-test:</text:span></text:p>
      <text:p text:style-name="Preformatted_20_Text"><text:span text:style-name="Source_20_Text"><text:s text:c="4"/>runs-on: ubuntu-latest</text:span></text:p>
      <text:p text:style-name="Preformatted_20_Text"><text:span text:style-name="Source_20_Text"><text:s text:c="4"/>strategy:</text:span></text:p>
      <text:p text:style-name="Preformatted_20_Text"><text:span text:style-name="Source_20_Text"><text:s text:c="6"/>matrix:</text:span></text:p>
      <text:p text:style-name="Preformatted_20_Text"><text:span text:style-name="Source_20_Text"><text:s text:c="8"/>python-version: ['3.8', '3.9', '3.10']</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Python</text:span></text:p>
      <text:p text:style-name="Preformatted_20_Text"><text:span text:style-name="Source_20_Text"><text:s text:c="8"/>uses: actions/setup-python@v5</text:span></text:p>
      <text:p text:style-name="Preformatted_20_Text"><text:span text:style-name="Source_20_Text"><text:s text:c="8"/>with:</text:span></text:p>
      <text:p text:style-name="Preformatted_20_Text"><text:span text:style-name="Source_20_Text"><text:s text:c="10"/>python-version: ${{ matrix.python-version }}</text:span></text:p>
      <text:p text:style-name="Preformatted_20_Text"><text:span text:style-name="Source_20_Text"><text:s text:c="6"/>- name: Run Tests</text:span></text:p>
      <text:p text:style-name="Preformatted_20_Text"><text:span text:style-name="Source_20_Text"><text:s text:c="8"/>run: |</text:span></text:p>
      <text:p text:style-name="Preformatted_20_Text"><text:span text:style-name="Source_20_Text"><text:s text:c="10"/>pip install -r requirements.txt</text:span></text:p>
      <text:p text:style-name="Preformatted_20_Text"><text:span text:style-name="Source_20_Text"><text:s text:c="10"/>pytest</text:span></text:p>
      <text:p text:style-name="Preformatted_20_Text"><text:span text:style-name="Source_20_Text"><text:s text:c="2"/>deploy:</text:span></text:p>
      <text:p text:style-name="Preformatted_20_Text"><text:span text:style-name="Source_20_Text"><text:s text:c="4"/>needs: build-and-test</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Python</text:span></text:p>
      <text:p text:style-name="Preformatted_20_Text"><text:span text:style-name="Source_20_Text"><text:s text:c="8"/>uses: actions/setup-python@v5</text:span></text:p>
      <text:p text:style-name="Preformatted_20_Text"><text:span text:style-name="Source_20_Text"><text:s text:c="8"/>with:</text:span></text:p>
      <text:p text:style-name="Preformatted_20_Text"><text:span text:style-name="Source_20_Text"><text:s text:c="10"/>python-version: '3.9'</text:span></text:p>
      <text:p text:style-name="Preformatted_20_Text"><text:span text:style-name="Source_20_Text"><text:s text:c="6"/>- name: Package Lambda</text:span></text:p>
      <text:p text:style-name="Preformatted_20_Text"><text:span text:style-name="Source_20_Text"><text:s text:c="8"/>run: |</text:span></text:p>
      <text:p text:style-name="Preformatted_20_Text"><text:span text:style-name="Source_20_Text"><text:s text:c="10"/>pip install -r requirements.txt -t .</text:span></text:p>
      <text:p text:style-name="Preformatted_20_Text"><text:span text:style-name="Source_20_Text"><text:s text:c="10"/>zip -r function.zip .</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oft-page-break/><text:span text:style-name="Source_20_Text"><text:s text:c="10"/>aws-region: us-east-1</text:span></text:p>
      <text:p text:style-name="Preformatted_20_Text"><text:span text:style-name="Source_20_Text"><text:s text:c="6"/>- name: Deploy to Lambda</text:span></text:p>
      <text:p text:style-name="P1"><text:span text:style-name="Source_20_Text"><text:s text:c="8"/>run: aws lambda update-function-code --function-name my-lambda --zip-file fileb://function.zip</text:span></text:p>
      <text:h text:style-name="Heading_20_4" text:outline-level="4">Example 16: Environment Approvals for Production</text:h>
      <text:p text:style-name="Text_20_body"><text:span text:style-name="Strong_20_Emphasis">Context</text:span>: Production deployments to ECS require approval from two team members. The workflow uses a GitHub environment with protection rules to enforce approvals.</text:p>
      <text:p text:style-name="Preformatted_20_Text"><text:span text:style-name="Source_20_Text"># Workflow with environment approvals for ECS</text:span></text:p>
      <text:p text:style-name="Preformatted_20_Text"><text:span text:style-name="Source_20_Text">name: ECS Deployment with Approvals</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environment: production</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17: Service Container for Database Testing</text:h>
      <text:p text:style-name="Text_20_body"><text:span text:style-name="Strong_20_Emphasis">Context</text:span>: Your Node.js app requires a PostgreSQL database for integration tests before ECS deployment. The workflow uses a service container to run tests with a database.</text:p>
      <text:p text:style-name="Preformatted_20_Text"><text:span text:style-name="Source_20_Text"># Workflow with service container for testing</text:span></text:p>
      <text:p text:style-name="Preformatted_20_Text"><text:span text:style-name="Source_20_Text">name: ECS Deployment with Database Tests</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test-and-deploy:</text:span></text:p>
      <text:p text:style-name="Preformatted_20_Text"><text:span text:style-name="Source_20_Text"><text:s text:c="4"/>runs-on: ubuntu-latest</text:span></text:p>
      <text:p text:style-name="Preformatted_20_Text"><text:span text:style-name="Source_20_Text"><text:s text:c="4"/>services:</text:span></text:p>
      <text:p text:style-name="Preformatted_20_Text"><text:span text:style-name="Source_20_Text"><text:s text:c="6"/>postgres:</text:span></text:p>
      <text:p text:style-name="Preformatted_20_Text"><text:span text:style-name="Source_20_Text"><text:s text:c="8"/>image: postgres:13</text:span></text:p>
      <text:p text:style-name="Preformatted_20_Text"><text:span text:style-name="Source_20_Text"><text:s text:c="8"/>env:</text:span></text:p>
      <text:p text:style-name="Preformatted_20_Text"><text:soft-page-break/><text:span text:style-name="Source_20_Text"><text:s text:c="10"/>POSTGRES_USER: test</text:span></text:p>
      <text:p text:style-name="Preformatted_20_Text"><text:span text:style-name="Source_20_Text"><text:s text:c="10"/>POSTGRES_PASSWORD: test</text:span></text:p>
      <text:p text:style-name="Preformatted_20_Text"><text:span text:style-name="Source_20_Text"><text:s text:c="10"/>POSTGRES_DB: test</text:span></text:p>
      <text:p text:style-name="Preformatted_20_Text"><text:span text:style-name="Source_20_Text"><text:s text:c="8"/>ports:</text:span></text:p>
      <text:p text:style-name="Preformatted_20_Text"><text:span text:style-name="Source_20_Text"><text:s text:c="10"/>- 5432:5432</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name: Run Tests</text:span></text:p>
      <text:p text:style-name="Preformatted_20_Text"><text:span text:style-name="Source_20_Text"><text:s text:c="8"/>env:</text:span></text:p>
      <text:p text:style-name="Preformatted_20_Text"><text:span text:style-name="Source_20_Text"><text:s text:c="10"/>DATABASE_URL: postgres://test:test@localhost:5432/test</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test</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18: Dynamic Task Definition for ECS</text:h>
      <text:p text:style-name="Text_20_body"><text:span text:style-name="Strong_20_Emphasis">Context</text:span>: Your ECS task definition requires dynamic updates (e.g., image tag). The workflow generates a task definition JSON file before deployment.</text:p>
      <text:p text:style-name="Preformatted_20_Text"><text:span text:style-name="Source_20_Text"># Workflow to dynamically update ECS task definition</text:span></text:p>
      <text:p text:style-name="Preformatted_20_Text"><text:span text:style-name="Source_20_Text">name: ECS Deployment with Dynamic Task Definition</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oft-page-break/><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Generate task definition dynamically</text:span></text:p>
      <text:p text:style-name="Preformatted_20_Text"><text:span text:style-name="Source_20_Text"><text:s text:c="6"/>- name: Generate Task Definition</text:span></text:p>
      <text:p text:style-name="Preformatted_20_Text"><text:span text:style-name="Source_20_Text"><text:s text:c="8"/>run: |</text:span></text:p>
      <text:p text:style-name="Preformatted_20_Text"><text:span text:style-name="Source_20_Text"><text:s text:c="10"/>sed "s|{{IMAGE}}|$ECR_REGISTRY/$ECR_REPOSITORY:$IMAGE_TAG|" task-definition-template.json &gt; task-definition.json</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19: Cross-Repository Workflow Trigger</text:h>
      <text:p text:style-name="Text_20_body"><text:span text:style-name="Strong_20_Emphasis">Context</text:span>: A shared library in another repository triggers an ECS deployment when updated. The workflow uses <text:span text:style-name="Source_20_Text">repository_dispatch</text:span> to trigger the deployment.</text:p>
      <text:p text:style-name="Preformatted_20_Text"><text:span text:style-name="Source_20_Text"># Workflow triggered by another repository</text:span></text:p>
      <text:p text:style-name="Preformatted_20_Text"><text:span text:style-name="Source_20_Text">name: ECS Deployment on Library Update</text:span></text:p>
      <text:p text:style-name="Preformatted_20_Text"><text:span text:style-name="Source_20_Text">on:</text:span></text:p>
      <text:p text:style-name="Preformatted_20_Text"><text:span text:style-name="Source_20_Text"><text:s text:c="2"/>repository_dispatch:</text:span></text:p>
      <text:p text:style-name="Preformatted_20_Text"><text:span text:style-name="Source_20_Text"><text:s text:c="4"/>types: [library-updated]</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text:soft-page-break/>Example 20: Large Repository Checkout Optimization</text:h>
      <text:p text:style-name="Text_20_body"><text:span text:style-name="Strong_20_Emphasis">Context</text:span>: Your repository is large, slowing down checkout. The workflow optimizes checkout by fetching only the latest commit.</text:p>
      <text:p text:style-name="Preformatted_20_Text"><text:span text:style-name="Source_20_Text"># Workflow with optimized checkout for large repo</text:span></text:p>
      <text:p text:style-name="Preformatted_20_Text"><text:span text:style-name="Source_20_Text">name: ECS Deployment with Optimized Checkou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Checkout with minimal history</text:span></text:p>
      <text:p text:style-name="Preformatted_20_Text"><text:span text:style-name="Source_20_Text"><text:s text:c="6"/>- uses: actions/checkout@v4</text:span></text:p>
      <text:p text:style-name="Preformatted_20_Text"><text:span text:style-name="Source_20_Text"><text:s text:c="8"/>with:</text:span></text:p>
      <text:p text:style-name="Preformatted_20_Text"><text:span text:style-name="Source_20_Text"><text:s text:c="10"/>fetch-depth: 1</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21: Conditional Deployment Based on Branch</text:h>
      <text:p text:style-name="Text_20_body"><text:span text:style-name="Strong_20_Emphasis">Context</text:span>: You deploy to staging on <text:span text:style-name="Source_20_Text">develop</text:span> and production on <text:span text:style-name="Source_20_Text">main</text:span>. The workflow uses conditionals to select the environment.</text:p>
      <text:p text:style-name="Preformatted_20_Text"><text:span text:style-name="Source_20_Text"># Workflow with conditional ECS deployment</text:span></text:p>
      <text:p text:style-name="Preformatted_20_Text"><text:span text:style-name="Source_20_Text">name: Conditional ECS Deploymen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 develop]</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environment: ${{ github.ref_name == 'main' &amp;&amp; 'production' || 'staging' }}</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oft-page-break/><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 github.ref_name }}.json</text:span></text:p>
      <text:p text:style-name="Preformatted_20_Text"><text:span text:style-name="Source_20_Text"><text:s text:c="10"/>service: my-app-service-${{ github.ref_name }}</text:span></text:p>
      <text:p text:style-name="P1"><text:span text:style-name="Source_20_Text"><text:s text:c="10"/>cluster: my-cluster-${{ github.ref_name }}</text:span></text:p>
      <text:h text:style-name="Heading_20_4" text:outline-level="4">Example 22: Deploying to EKS</text:h>
      <text:p text:style-name="Text_20_body"><text:span text:style-name="Strong_20_Emphasis">Context</text:span>: Your app runs on an EKS cluster. The workflow builds a Docker image, pushes it to ECR, and updates the Kubernetes deployment using <text:span text:style-name="Source_20_Text">kubectl</text:span>.</text:p>
      <text:p text:style-name="Preformatted_20_Text"><text:span text:style-name="Source_20_Text"># Workflow for EKS deployment</text:span></text:p>
      <text:p text:style-name="Preformatted_20_Text"><text:span text:style-name="Source_20_Text">name: Deploy to EKS</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Update kubectl config</text:span></text:p>
      <text:p text:style-name="Preformatted_20_Text"><text:span text:style-name="Source_20_Text"><text:s text:c="6"/>- name: Update Kubectl</text:span></text:p>
      <text:p text:style-name="Preformatted_20_Text"><text:span text:style-name="Source_20_Text"><text:s text:c="8"/>run: aws eks update-kubeconfig --region us-west-2 --name my-cluster</text:span></text:p>
      <text:p text:style-name="Preformatted_20_Text"><text:span text:style-name="Source_20_Text"><text:s text:c="6"/># Apply Kubernetes deployment</text:span></text:p>
      <text:p text:style-name="Preformatted_20_Text"><text:span text:style-name="Source_20_Text"><text:s/>geochemical</text:span></text:p>
      <text:p text:style-name="Preformatted_20_Text"/>
      <text:p text:style-name="Preformatted_20_Text"><text:span text:style-name="Source_20_Text"><text:s text:c="6"/>- name: Deploy to EKS</text:span></text:p>
      <text:p text:style-name="Preformatted_20_Text"><text:span text:style-name="Source_20_Text"><text:s text:c="8"/>run: |</text:span></text:p>
      <text:p text:style-name="P1"><text:span text:style-name="Source_20_Text"><text:s text:c="10"/>sed "s|{{IMAGE}}|$ECR_REGISTRY/$ECR_REPOSITORY:$IMAGE_TAG|" deployment.yaml | kubectl apply -f -</text:span></text:p>
      <text:h text:style-name="Heading_20_4" text:outline-level="4"><text:soft-page-break/>Example 23: Cache Docker Layers for Faster Builds</text:h>
      <text:p text:style-name="Text_20_body"><text:span text:style-name="Strong_20_Emphasis">Context</text:span>: Docker builds are slow due to large dependencies. The workflow caches Docker layers to speed up ECS deployments.</text:p>
      <text:p text:style-name="Preformatted_20_Text"><text:span text:style-name="Source_20_Text"># Workflow with Docker layer caching</text:span></text:p>
      <text:p text:style-name="Preformatted_20_Text"><text:span text:style-name="Source_20_Text">name: ECS Deployment with Docker Cache</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Cache Docker layers</text:span></text:p>
      <text:p text:style-name="Preformatted_20_Text"><text:span text:style-name="Source_20_Text"><text:s text:c="6"/>- name: Cache Docker Layers</text:span></text:p>
      <text:p text:style-name="Preformatted_20_Text"><text:span text:style-name="Source_20_Text"><text:s text:c="8"/>uses: actions/cache@v4</text:span></text:p>
      <text:p text:style-name="Preformatted_20_Text"><text:span text:style-name="Source_20_Text"><text:s text:c="8"/>with:</text:span></text:p>
      <text:p text:style-name="Preformatted_20_Text"><text:span text:style-name="Source_20_Text"><text:s text:c="10"/>path: /tmp/.buildx-cache</text:span></text:p>
      <text:p text:style-name="Preformatted_20_Text"><text:span text:style-name="Source_20_Text"><text:s text:c="10"/>key: ${{ runner.os }}-buildx-${{ github.sha }}</text:span></text:p>
      <text:p text:style-name="Preformatted_20_Text"><text:span text:style-name="Source_20_Text"><text:s text:c="10"/>restore-keys: ${{ runner.os }}-buildx-</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x create --use</text:span></text:p>
      <text:p text:style-name="Preformatted_20_Text"><text:span text:style-name="Source_20_Text"><text:s text:c="10"/>docker buildx build --cache-from=type=local,src=/tmp/.buildx-cache --cache-to=type=local,dest=/tmp/.buildx-cache -t $ECR_REGISTRY/$ECR_REPOSITORY:$IMAGE_TAG --push .</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24: S3 Deployment with Versioning</text:h>
      <text:p text:style-name="Text_20_body"><text:span text:style-name="Strong_20_Emphasis">Context</text:span>: You need to maintain versioned backups of S3 deployments. The workflow deploys to S3 and archives the build to a versioned folder.</text:p>
      <text:p text:style-name="Preformatted_20_Text"><text:span text:style-name="Source_20_Text"># Workflow for S3 deployment with versioning</text:span></text:p>
      <text:p text:style-name="Preformatted_20_Text"><text:span text:style-name="Source_20_Text">name: S3 Deployment with Versioning</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oft-page-break/><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name: Build App</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build</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east-1</text:span></text:p>
      <text:p text:style-name="Preformatted_20_Text"><text:span text:style-name="Source_20_Text"><text:s text:c="6"/># Archive build to versioned folder</text:span></text:p>
      <text:p text:style-name="Preformatted_20_Text"><text:span text:style-name="Source_20_Text"><text:s text:c="6"/>- name: Archive to S3</text:span></text:p>
      <text:p text:style-name="Preformatted_20_Text"><text:span text:style-name="Source_20_Text"><text:s text:c="8"/>run: aws s3 cp ./build s3://my-website-bucket/versions/${{ github.sha }}/ --recursive</text:span></text:p>
      <text:p text:style-name="Preformatted_20_Text"><text:span text:style-name="Source_20_Text"><text:s text:c="6"/># Deploy to main S3 bucket</text:span></text:p>
      <text:p text:style-name="Preformatted_20_Text"><text:span text:style-name="Source_20_Text"><text:s text:c="6"/>- name: Deploy to S3</text:span></text:p>
      <text:p text:style-name="P1"><text:span text:style-name="Source_20_Text"><text:s text:c="8"/>run: aws s3 sync ./build/ s3://my-website-bucket --delete</text:span></text:p>
      <text:h text:style-name="Heading_20_4" text:outline-level="4">Example 25: Blue-Green Deployment for ECS</text:h>
      <text:p text:style-name="Text_20_body"><text:span text:style-name="Strong_20_Emphasis">Context</text:span>: To minimize downtime, you implement a blue-green deployment for ECS. The workflow deploys to a new task definition and switches traffic after validation.</text:p>
      <text:p text:style-name="Preformatted_20_Text"><text:span text:style-name="Source_20_Text"># Workflow for blue-green ECS deployment</text:span></text:p>
      <text:p text:style-name="Preformatted_20_Text"><text:span text:style-name="Source_20_Text">name: Blue-Green ECS Deploymen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Deploy new task definition</text:span></text:p>
      <text:p text:style-name="Preformatted_20_Text"><text:span text:style-name="Source_20_Text"><text:s text:c="6"/>- name: Deploy Blue Task</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blue.json</text:span></text:p>
      <text:p text:style-name="Preformatted_20_Text"><text:span text:style-name="Source_20_Text"><text:s text:c="10"/>service: my-app-service-blue</text:span></text:p>
      <text:p text:style-name="Preformatted_20_Text"><text:span text:style-name="Source_20_Text"><text:s text:c="10"/>cluster: my-cluster</text:span></text:p>
      <text:p text:style-name="Preformatted_20_Text"><text:span text:style-name="Source_20_Text"><text:s text:c="10"/>wait-for-service-stability: true</text:span></text:p>
      <text:p text:style-name="Preformatted_20_Text"><text:span text:style-name="Source_20_Text"><text:s text:c="6"/># Switch traffic to blue environment</text:span></text:p>
      <text:p text:style-name="Preformatted_20_Text"><text:soft-page-break/><text:span text:style-name="Source_20_Text"><text:s text:c="6"/>- name: Switch Traffic</text:span></text:p>
      <text:p text:style-name="P1"><text:span text:style-name="Source_20_Text"><text:s text:c="8"/>run: aws ecs update-service --cluster my-cluster --service my-app-service --task-definition task-definition-blue.json</text:span></text:p>
      <text:h text:style-name="Heading_20_4" text:outline-level="4">Example 26: Canary Deployment for Lambda</text:h>
      <text:p text:style-name="Text_20_body"><text:span text:style-name="Strong_20_Emphasis">Context</text:span>: You use canary deployments to test Lambda updates with 10% traffic. The workflow deploys a new version and gradually shifts traffic.</text:p>
      <text:p text:style-name="Preformatted_20_Text"><text:span text:style-name="Source_20_Text"># Workflow for Lambda canary deployment</text:span></text:p>
      <text:p text:style-name="Preformatted_20_Text"><text:span text:style-name="Source_20_Text">name: Lambda Canary Deploymen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Python</text:span></text:p>
      <text:p text:style-name="Preformatted_20_Text"><text:span text:style-name="Source_20_Text"><text:s text:c="8"/>uses: actions/setup-python@v5</text:span></text:p>
      <text:p text:style-name="Preformatted_20_Text"><text:span text:style-name="Source_20_Text"><text:s text:c="8"/>with:</text:span></text:p>
      <text:p text:style-name="Preformatted_20_Text"><text:span text:style-name="Source_20_Text"><text:s text:c="10"/>python-version: '3.9'</text:span></text:p>
      <text:p text:style-name="Preformatted_20_Text"><text:span text:style-name="Source_20_Text"><text:s text:c="6"/>- name: Package Lambda</text:span></text:p>
      <text:p text:style-name="Preformatted_20_Text"><text:span text:style-name="Source_20_Text"><text:s text:c="8"/>run: |</text:span></text:p>
      <text:p text:style-name="Preformatted_20_Text"><text:span text:style-name="Source_20_Text"><text:s text:c="10"/>pip install -r requirements.txt -t .</text:span></text:p>
      <text:p text:style-name="Preformatted_20_Text"><text:span text:style-name="Source_20_Text"><text:s text:c="10"/>zip -r function.zip .</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east-1</text:span></text:p>
      <text:p text:style-name="Preformatted_20_Text"><text:span text:style-name="Source_20_Text"><text:s text:c="6"/># Publish new Lambda version</text:span></text:p>
      <text:p text:style-name="Preformatted_20_Text"><text:span text:style-name="Source_20_Text"><text:s text:c="6"/>- name: Publish Lambda Version</text:span></text:p>
      <text:p text:style-name="Preformatted_20_Text"><text:span text:style-name="Source_20_Text"><text:s text:c="8"/>id: publish</text:span></text:p>
      <text:p text:style-name="Preformatted_20_Text"><text:span text:style-name="Source_20_Text"><text:s text:c="8"/>run: |</text:span></text:p>
      <text:p text:style-name="Preformatted_20_Text"><text:span text:style-name="Source_20_Text"><text:s text:c="10"/>VERSION=$(aws lambda publish-version --function-name my-lambda --zip-file fileb://function.zip --query Version --output text)</text:span></text:p>
      <text:p text:style-name="Preformatted_20_Text"><text:span text:style-name="Source_20_Text"><text:s text:c="10"/>echo "VERSION=$VERSION" &gt;&gt; $GITHUB_OUTPUT</text:span></text:p>
      <text:p text:style-name="Preformatted_20_Text"><text:span text:style-name="Source_20_Text"><text:s text:c="6"/># Create canary alias</text:span></text:p>
      <text:p text:style-name="Preformatted_20_Text"><text:span text:style-name="Source_20_Text"><text:s text:c="6"/>- name: Create Canary Alias</text:span></text:p>
      <text:p text:style-name="P1"><text:span text:style-name="Source_20_Text"><text:s text:c="8"/>run: aws lambda create-alias --function-name my-lambda --name canary --function-version ${{ steps.publish.outputs.VERSION }} --routing-config AdditionalVersionWeights={"${{ steps.publish.outputs.VERSION - 1 }}":0.9}</text:span></text:p>
      <text:h text:style-name="Heading_20_4" text:outline-level="4">Example 27: Multi-Stage Pipeline for ECS</text:h>
      <text:p text:style-name="Text_20_body"><text:span text:style-name="Strong_20_Emphasis">Context</text:span>: Your pipeline includes build, test, staging, and production stages for ECS. The workflow ensures each stage completes before the next.</text:p>
      <text:p text:style-name="Preformatted_20_Text"><text:span text:style-name="Source_20_Text"># Workflow for multi-stage ECS pipeline</text:span></text:p>
      <text:p text:style-name="Preformatted_20_Text"><text:span text:style-name="Source_20_Text">name: Multi-Stage ECS Pipeline</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build:</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Node.js</text:span></text:p>
      <text:p text:style-name="Preformatted_20_Text"><text:soft-page-break/><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name: Build and Test</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build</text:span></text:p>
      <text:p text:style-name="Preformatted_20_Text"><text:span text:style-name="Source_20_Text"><text:s text:c="10"/>npm test</text:span></text:p>
      <text:p text:style-name="Preformatted_20_Text"><text:span text:style-name="Source_20_Text"><text:s text:c="2"/>deploy-staging:</text:span></text:p>
      <text:p text:style-name="Preformatted_20_Text"><text:span text:style-name="Source_20_Text"><text:s text:c="4"/>needs: build</text:span></text:p>
      <text:p text:style-name="Preformatted_20_Text"><text:span text:style-name="Source_20_Text"><text:s text:c="4"/>runs-on: ubuntu-latest</text:span></text:p>
      <text:p text:style-name="Preformatted_20_Text"><text:span text:style-name="Source_20_Text"><text:s text:c="4"/>environment: staging</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staging.json</text:span></text:p>
      <text:p text:style-name="Preformatted_20_Text"><text:span text:style-name="Source_20_Text"><text:s text:c="10"/>service: my-app-service-staging</text:span></text:p>
      <text:p text:style-name="Preformatted_20_Text"><text:span text:style-name="Source_20_Text"><text:s text:c="10"/>cluster: my-cluster-staging</text:span></text:p>
      <text:p text:style-name="Preformatted_20_Text"><text:span text:style-name="Source_20_Text"><text:s text:c="2"/>deploy-production:</text:span></text:p>
      <text:p text:style-name="Preformatted_20_Text"><text:span text:style-name="Source_20_Text"><text:s text:c="4"/>needs: deploy-staging</text:span></text:p>
      <text:p text:style-name="Preformatted_20_Text"><text:span text:style-name="Source_20_Text"><text:s text:c="4"/>runs-on: ubuntu-latest</text:span></text:p>
      <text:p text:style-name="Preformatted_20_Text"><text:span text:style-name="Source_20_Text"><text:s text:c="4"/>environment: production</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production.json</text:span></text:p>
      <text:p text:style-name="Preformatted_20_Text"><text:soft-page-break/><text:span text:style-name="Source_20_Text"><text:s text:c="10"/>service: my-app-service-production</text:span></text:p>
      <text:p text:style-name="P1"><text:span text:style-name="Source_20_Text"><text:s text:c="10"/>cluster: my-cluster-production</text:span></text:p>
      <text:h text:style-name="Heading_20_4" text:outline-level="4">Example 28: Artifact Upload for Debugging</text:h>
      <text:p text:style-name="Text_20_body"><text:span text:style-name="Strong_20_Emphasis">Context</text:span>: Failed ECS deployments need debugging. The workflow uploads build artifacts to S3 for analysis.</text:p>
      <text:p text:style-name="Preformatted_20_Text"><text:span text:style-name="Source_20_Text"># Workflow with artifact upload for ECS</text:span></text:p>
      <text:p text:style-name="Preformatted_20_Text"><text:span text:style-name="Source_20_Text">name: ECS Deployment with Artifacts</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up Node.js</text:span></text:p>
      <text:p text:style-name="Preformatted_20_Text"><text:span text:style-name="Source_20_Text"><text:s text:c="8"/>uses: actions/setup-node@v4</text:span></text:p>
      <text:p text:style-name="Preformatted_20_Text"><text:span text:style-name="Source_20_Text"><text:s text:c="8"/>with:</text:span></text:p>
      <text:p text:style-name="Preformatted_20_Text"><text:span text:style-name="Source_20_Text"><text:s text:c="10"/>node-version: '20'</text:span></text:p>
      <text:p text:style-name="Preformatted_20_Text"><text:span text:style-name="Source_20_Text"><text:s text:c="6"/>- name: Build</text:span></text:p>
      <text:p text:style-name="Preformatted_20_Text"><text:span text:style-name="Source_20_Text"><text:s text:c="8"/>run: |</text:span></text:p>
      <text:p text:style-name="Preformatted_20_Text"><text:span text:style-name="Source_20_Text"><text:s text:c="10"/>npm ci</text:span></text:p>
      <text:p text:style-name="Preformatted_20_Text"><text:span text:style-name="Source_20_Text"><text:s text:c="10"/>npm run build</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Deploy with artifact upload on failure</text:span></text:p>
      <text:p text:style-name="Preformatted_20_Text"><text:span text:style-name="Source_20_Text"><text:s text:c="6"/>- name: Deploy to ECS</text:span></text:p>
      <text:p text:style-name="Preformatted_20_Text"><text:span text:style-name="Source_20_Text"><text:s text:c="8"/>id: deploy</text:span></text:p>
      <text:p text:style-name="Preformatted_20_Text"><text:span text:style-name="Source_20_Text"><text:s text:c="8"/>continue-on-error: true</text:span></text:p>
      <text:p text:style-name="Preformatted_20_Text"><text:span text:style-name="Source_20_Text"><text:s text:c="8"/>run: aws ecs update-service --cluster my-cluster --service my-app-service --task-definition task-definition.json</text:span></text:p>
      <text:p text:style-name="Preformatted_20_Text"><text:span text:style-name="Source_20_Text"><text:s text:c="6"/>- name: Upload Artifacts on Failure</text:span></text:p>
      <text:p text:style-name="Preformatted_20_Text"><text:span text:style-name="Source_20_Text"><text:s text:c="8"/>if: steps.deploy.outcome == 'failure'</text:span></text:p>
      <text:p text:style-name="P1"><text:span text:style-name="Source_20_Text"><text:s text:c="8"/>run: aws s3 cp ./build s3://my-debug-bucket/${{ github.sha }}/ --recursive</text:span></text:p>
      <text:h text:style-name="Heading_20_4" text:outline-level="4">Example 29: External Event Trigger for ECS</text:h>
      <text:p text:style-name="Text_20_body"><text:span text:style-name="Strong_20_Emphasis">Context</text:span>: An external system (e.g., CI tool) triggers ECS deployments via a webhook. The workflow uses <text:span text:style-name="Source_20_Text">repository_dispatch</text:span> to handle the event.</text:p>
      <text:p text:style-name="Preformatted_20_Text"><text:span text:style-name="Source_20_Text"># Workflow triggered by external event</text:span></text:p>
      <text:p text:style-name="Preformatted_20_Text"><text:span text:style-name="Source_20_Text">name: ECS Deployment on External Trigger</text:span></text:p>
      <text:p text:style-name="Preformatted_20_Text"><text:span text:style-name="Source_20_Text">on:</text:span></text:p>
      <text:p text:style-name="Preformatted_20_Text"><text:soft-page-break/><text:span text:style-name="Source_20_Text"><text:s text:c="2"/>repository_dispatch:</text:span></text:p>
      <text:p text:style-name="Preformatted_20_Text"><text:span text:style-name="Source_20_Text"><text:s text:c="4"/>types: [external-deploy]</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us-west-2</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json</text:span></text:p>
      <text:p text:style-name="Preformatted_20_Text"><text:span text:style-name="Source_20_Text"><text:s text:c="10"/>service: my-app-service</text:span></text:p>
      <text:p text:style-name="P1"><text:span text:style-name="Source_20_Text"><text:s text:c="10"/>cluster: my-cluster</text:span></text:p>
      <text:h text:style-name="Heading_20_4" text:outline-level="4">Example 30: Dynamic Matrix for ECS Regions</text:h>
      <text:p text:style-name="Text_20_body"><text:span text:style-name="Strong_20_Emphasis">Context</text:span>: Your ECS deployment targets dynamically selected regions based on a configuration file. The workflow reads regions from a JSON file to build a matrix.</text:p>
      <text:p text:style-name="Preformatted_20_Text"><text:span text:style-name="Source_20_Text"># Workflow with dynamic matrix for ECS</text:span></text:p>
      <text:p text:style-name="Preformatted_20_Text"><text:span text:style-name="Source_20_Text">name: Dynamic ECS Deployment</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runs-on: ubuntu-latest</text:span></text:p>
      <text:p text:style-name="Preformatted_20_Text"><text:span text:style-name="Source_20_Text"><text:s text:c="4"/>strategy:</text:span></text:p>
      <text:p text:style-name="Preformatted_20_Text"><text:span text:style-name="Source_20_Text"><text:s text:c="6"/>matrix:</text:span></text:p>
      <text:p text:style-name="Preformatted_20_Text"><text:span text:style-name="Source_20_Text"><text:s text:c="8"/>region: ${{ fromJson(needs.setup.outputs.regions) }}</text:span></text:p>
      <text:p text:style-name="Preformatted_20_Text"><text:span text:style-name="Source_20_Text"><text:s text:c="4"/>needs: setup</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Configure AWS Credentials</text:span></text:p>
      <text:p text:style-name="Preformatted_20_Text"><text:span text:style-name="Source_20_Text"><text:s text:c="8"/>uses: aws-actions/configure-aws-credentials@v4</text:span></text:p>
      <text:p text:style-name="Preformatted_20_Text"><text:span text:style-name="Source_20_Text"><text:s text:c="8"/>with:</text:span></text:p>
      <text:p text:style-name="Preformatted_20_Text"><text:span text:style-name="Source_20_Text"><text:s text:c="10"/>aws-access-key-id: ${{ secrets.AWS_ACCESS_KEY_ID }}</text:span></text:p>
      <text:p text:style-name="Preformatted_20_Text"><text:span text:style-name="Source_20_Text"><text:s text:c="10"/>aws-secret-access-key: ${{ secrets.AWS_SECRET_ACCESS_KEY }}</text:span></text:p>
      <text:p text:style-name="Preformatted_20_Text"><text:span text:style-name="Source_20_Text"><text:s text:c="10"/>aws-region: ${{ matrix.region }}</text:span></text:p>
      <text:p text:style-name="Preformatted_20_Text"><text:span text:style-name="Source_20_Text"><text:s text:c="6"/>- name: Login to ECR</text:span></text:p>
      <text:p text:style-name="Preformatted_20_Text"><text:span text:style-name="Source_20_Text"><text:s text:c="8"/>id: login-ecr</text:span></text:p>
      <text:p text:style-name="Preformatted_20_Text"><text:span text:style-name="Source_20_Text"><text:s text:c="8"/>uses: aws-actions/amazon-ecr-login@v2</text:span></text:p>
      <text:p text:style-name="Preformatted_20_Text"><text:span text:style-name="Source_20_Text"><text:s text:c="6"/>- name: Build and Push to ECR</text:span></text:p>
      <text:p text:style-name="Preformatted_20_Text"><text:span text:style-name="Source_20_Text"><text:s text:c="8"/>env:</text:span></text:p>
      <text:p text:style-name="Preformatted_20_Text"><text:span text:style-name="Source_20_Text"><text:s text:c="10"/>ECR_REGISTRY: ${{ steps.login-ecr.outputs.registry }}</text:span></text:p>
      <text:p text:style-name="Preformatted_20_Text"><text:span text:style-name="Source_20_Text"><text:s text:c="10"/>ECR_REPOSITORY: my-app</text:span></text:p>
      <text:p text:style-name="Preformatted_20_Text"><text:soft-page-break/><text:span text:style-name="Source_20_Text"><text:s text:c="10"/>IMAGE_TAG: ${{ github.sha }}</text:span></text:p>
      <text:p text:style-name="Preformatted_20_Text"><text:span text:style-name="Source_20_Text"><text:s text:c="8"/>run: |</text:span></text:p>
      <text:p text:style-name="Preformatted_20_Text"><text:span text:style-name="Source_20_Text"><text:s text:c="10"/>docker build -t $ECR_REGISTRY/$ECR_REPOSITORY:$IMAGE_TAG .</text:span></text:p>
      <text:p text:style-name="Preformatted_20_Text"><text:span text:style-name="Source_20_Text"><text:s text:c="10"/>docker push $ECR_REGISTRY/$ECR_REPOSITORY:$IMAGE_TAG</text:span></text:p>
      <text:p text:style-name="Preformatted_20_Text"><text:span text:style-name="Source_20_Text"><text:s text:c="6"/>- name: Deploy to ECS</text:span></text:p>
      <text:p text:style-name="Preformatted_20_Text"><text:span text:style-name="Source_20_Text"><text:s text:c="8"/>uses: aws-actions/amazon-ecs-deploy-task-definition@v1</text:span></text:p>
      <text:p text:style-name="Preformatted_20_Text"><text:span text:style-name="Source_20_Text"><text:s text:c="8"/>with:</text:span></text:p>
      <text:p text:style-name="Preformatted_20_Text"><text:span text:style-name="Source_20_Text"><text:s text:c="10"/>task-definition: task-definition-${{ matrix.region }}.json</text:span></text:p>
      <text:p text:style-name="Preformatted_20_Text"><text:span text:style-name="Source_20_Text"><text:s text:c="10"/>service: my-app-service-${{ matrix.region }}</text:span></text:p>
      <text:p text:style-name="Preformatted_20_Text"><text:span text:style-name="Source_20_Text"><text:s text:c="10"/>cluster: my-cluster-${{ matrix.region }}</text:span></text:p>
      <text:p text:style-name="Preformatted_20_Text"><text:span text:style-name="Source_20_Text"><text:s text:c="2"/>setup:</text:span></text:p>
      <text:p text:style-name="Preformatted_20_Text"><text:span text:style-name="Source_20_Text"><text:s text:c="4"/>runs-on: ubuntu-latest</text:span></text:p>
      <text:p text:style-name="Preformatted_20_Text"><text:span text:style-name="Source_20_Text"><text:s text:c="4"/>outputs:</text:span></text:p>
      <text:p text:style-name="Preformatted_20_Text"><text:span text:style-name="Source_20_Text"><text:s text:c="6"/>regions: ${{ steps.set-regions.outputs.regions }}</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name: Set Regions</text:span></text:p>
      <text:p text:style-name="Preformatted_20_Text"><text:span text:style-name="Source_20_Text"><text:s text:c="8"/>id: set-regions</text:span></text:p>
      <text:p text:style-name="P1"><text:span text:style-name="Source_20_Text"><text:s text:c="8"/>run: echo "regions=$(cat regions.json)" &gt;&gt; $GITHUB_OUTPUT</text:span></text:p>
      <text:p text:style-name="Text_20_body"><text:span text:style-name="Strong_20_Emphasis">regions.json</text:span>:</text:p>
      <text:p text:style-name="P1"><text:span text:style-name="Source_20_Text">["us-east-1", "us-west-2"]</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7:13:28.732300566</meta:creation-date>
    <dc:date>2025-04-27T18:13:11.383272358</dc:date>
    <meta:editing-duration>PT38M30S</meta:editing-duration>
    <meta:editing-cycles>1</meta:editing-cycles>
    <meta:document-statistic meta:table-count="0" meta:image-count="0" meta:object-count="0" meta:page-count="62" meta:paragraph-count="2797" meta:word-count="12066" meta:character-count="96883" meta:non-whitespace-character-count="79434"/>
    <meta:generator>LibreOffice/24.2.7.2$Linux_X86_64 LibreOffice_project/420$Build-2</meta:generator>
  </office:meta>
</office:document-meta>
</file>